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ext-properties fo:color="#dc23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9d9d9" style:rotation-align="none"/>
    </style:style>
    <style:style style:name="ce4" style:family="table-cell" style:parent-style-name="Default">
      <style:table-cell-properties fo:background-color="#00ffff" style:rotation-align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font-name="Liberation Sans" style:font-name-asian="DejaVu Sans" style:font-name-complex="Lohit Hindi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dd4814"/>
    </style:style>
    <style:style style:name="ce14" style:family="table-cell" style:parent-style-name="Default">
      <style:table-cell-properties fo:background-color="#dc2300"/>
    </style:style>
    <style:style style:name="ce15" style:family="table-cell" style:parent-style-name="Default">
      <style:table-cell-properties fo:background-color="#0047ff"/>
    </style:style>
    <style:style style:name="ce16" style:family="table-cell" style:parent-style-name="Default" style:data-style-name="N11">
      <style:text-properties fo:color="#dc23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ff3333"/>
      <style:text-properties fo:color="#dc23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1">
      <style:text-properties fo:font-size="12pt" fo:font-weight="bold"/>
    </style:style>
    <style:style style:name="ce20" style:family="table-cell" style:parent-style-name="Default" style:data-style-name="N11">
      <style:text-properties fo:color="#dc2300" fo:font-size="12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number-columns-repeated="13" table:default-cell-style-name="ce2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3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1ère Sect. Chalo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agoane</text:p>
          </table:table-cell>
          <table:table-cell table:style-name="Default" office:value-type="string">
            <text:p>Département des Nippes</text:p>
          </table:table-cell>
          <table:table-cell table:style-name="ce5" office:value-type="string">
            <text:p>1011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8.04">
            <text:p>748,04</text:p>
          </table:table-cell>
          <table:table-cell table:style-name="Default" office:value-type="float" office:value="18.3">
            <text:p>18,3</text:p>
          </table:table-cell>
          <table:table-cell table:style-name="Default" office:value-type="float" office:value="1.74">
            <text:p>1,74</text:p>
          </table:table-cell>
          <table:table-cell table:style-name="Default"/>
          <table:table-cell table:style-name="ce17" office:value-type="float" office:value="768.08">
            <text:p>768,08</text:p>
          </table:table-cell>
          <table:table-cell table:style-name="ce19" office:value-type="percentage" office:value="0.358192807043725">
            <text:p>35,82%</text:p>
          </table:table-cell>
          <table:table-cell table:style-name="Default" office:value-type="float" office:value="2144.32">
            <text:p>2144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elle-Rivièr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agoane</text:p>
          </table:table-cell>
          <table:table-cell table:style-name="Default" office:value-type="string">
            <text:p>Département des Nippes</text:p>
          </table:table-cell>
          <table:table-cell table:style-name="ce5" office:value-type="string">
            <text:p>1011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82.62">
            <text:p>2382,62</text:p>
          </table:table-cell>
          <table:table-cell table:style-name="Default" office:value-type="float" office:value="1882.88">
            <text:p>1882,88</text:p>
          </table:table-cell>
          <table:table-cell table:style-name="Default" office:value-type="float" office:value="23.14">
            <text:p>23,14</text:p>
          </table:table-cell>
          <table:table-cell table:style-name="Default"/>
          <table:table-cell table:style-name="ce17" office:value-type="float" office:value="4288.64">
            <text:p>4288,64</text:p>
          </table:table-cell>
          <table:table-cell table:style-name="ce19" office:value-type="percentage" office:value="0.644267878094105">
            <text:p>64,43%</text:p>
          </table:table-cell>
          <table:table-cell table:style-name="Default" office:value-type="float" office:value="6656.61">
            <text:p>6656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essources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agoane</text:p>
          </table:table-cell>
          <table:table-cell table:style-name="Default" office:value-type="string">
            <text:p>Département des Nippes</text:p>
          </table:table-cell>
          <table:table-cell table:style-name="ce5" office:value-type="string">
            <text:p>1011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84.4">
            <text:p>984,4</text:p>
          </table:table-cell>
          <table:table-cell table:style-name="Default" office:value-type="float" office:value="9.88">
            <text:p>9,88</text:p>
          </table:table-cell>
          <table:table-cell table:style-name="Default" office:value-type="float" office:value="0.87">
            <text:p>0,87</text:p>
          </table:table-cell>
          <table:table-cell table:style-name="Default"/>
          <table:table-cell table:style-name="ce17" office:value-type="float" office:value="995.15">
            <text:p>995,15</text:p>
          </table:table-cell>
          <table:table-cell table:style-name="ce19" office:value-type="percentage" office:value="0.377345254887686">
            <text:p>37,73%</text:p>
          </table:table-cell>
          <table:table-cell table:style-name="Default" office:value-type="float" office:value="2637.24">
            <text:p>2637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lagnac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aillant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2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3.75">
            <text:p>203,75</text:p>
          </table:table-cell>
          <table:table-cell table:style-name="Default" office:value-type="float" office:value="21.23">
            <text:p>21,23</text:p>
          </table:table-cell>
          <table:table-cell table:style-name="Default" office:value-type="float" office:value="0.04">
            <text:p>0,04</text:p>
          </table:table-cell>
          <table:table-cell table:style-name="Default"/>
          <table:table-cell table:style-name="ce17" office:value-type="float" office:value="225.02">
            <text:p>225,02</text:p>
          </table:table-cell>
          <table:table-cell table:style-name="ce19" office:value-type="percentage" office:value="0.151178414984816">
            <text:p>15,12%</text:p>
          </table:table-cell>
          <table:table-cell table:style-name="Default" office:value-type="float" office:value="1488.44">
            <text:p>1488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ce1" office:value-type="string">
            <text:p>1ère Sect. Fond-des-Lianes  </text:p>
          </table:table-cell>
          <table:table-cell table:style-name="ce4" office:value-type="string">
            <text:p>1ère</text:p>
          </table:table-cell>
          <table:table-cell table:style-name="ce1" office:value-type="string">
            <text:p>Sect.</text:p>
          </table:table-cell>
          <table:table-cell table:style-name="ce1" office:value-type="string">
            <text:p>Commune de Petite Rivière de Nippes</text:p>
          </table:table-cell>
          <table:table-cell table:style-name="ce1" office:value-type="string">
            <text:p>Département des Nippes</text:p>
          </table:table-cell>
          <table:table-cell table:style-name="ce1" office:value-type="string">
            <text:p>1013-01</text:p>
          </table:table-cell>
          <table:table-cell table:style-name="ce1"/>
          <table:table-cell table:style-name="ce1" office:value-type="string">
            <text:p>10          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Maïs</text:p>
          </table:table-cell>
          <table:table-cell table:style-name="ce1" office:value-type="float" office:value="460.89">
            <text:p>460,89</text:p>
          </table:table-cell>
          <table:table-cell table:style-name="ce1" office:value-type="float" office:value="4.05">
            <text:p>4,05</text:p>
          </table:table-cell>
          <table:table-cell table:style-name="ce1" office:value-type="float" office:value="0.98">
            <text:p>0,98</text:p>
          </table:table-cell>
          <table:table-cell table:style-name="ce1"/>
          <table:table-cell table:style-name="ce1" office:value-type="float" office:value="465.92">
            <text:p>465,92</text:p>
          </table:table-cell>
          <table:table-cell table:style-name="ce19" office:value-type="percentage" office:value="0.339354387600513">
            <text:p>33,94%</text:p>
          </table:table-cell>
          <table:table-cell table:style-name="Default" office:value-type="float" office:value="1372.96">
            <text:p>1372,96</text:p>
          </table:table-cell>
          <table:table-cell table:style-name="ce1" table:number-columns-repeated="1004"/>
        </table:table-row>
        <table:table-row table:style-name="ro1">
          <table:table-cell table:style-name="Default" office:value-type="string">
            <text:p>2ème Sect. Cholette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e Rivière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3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1.24">
            <text:p>391,24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91.87">
            <text:p>391,87</text:p>
          </table:table-cell>
          <table:table-cell table:style-name="ce19" office:value-type="percentage" office:value="0.464570663062679">
            <text:p>46,46%</text:p>
          </table:table-cell>
          <table:table-cell table:style-name="Default" office:value-type="float" office:value="843.51">
            <text:p>843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ilègue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e Rivière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3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.55">
            <text:p>59,55</text:p>
          </table:table-cell>
          <table:table-cell table:style-name="Default" office:value-type="float" office:value="6.07">
            <text:p>6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5.62">
            <text:p>65,62</text:p>
          </table:table-cell>
          <table:table-cell table:style-name="ce19" office:value-type="percentage" office:value="0.213273530941238">
            <text:p>21,33%</text:p>
          </table:table-cell>
          <table:table-cell table:style-name="Default" office:value-type="float" office:value="307.68">
            <text:p>307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ézin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e Rivière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3-04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0.13">
            <text:p>480,13</text:p>
          </table:table-cell>
          <table:table-cell table:style-name="Default" office:value-type="float" office:value="16.11">
            <text:p>16,1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96.24">
            <text:p>496,24</text:p>
          </table:table-cell>
          <table:table-cell table:style-name="ce19" office:value-type="percentage" office:value="0.280426539480897">
            <text:p>28,04%</text:p>
          </table:table-cell>
          <table:table-cell table:style-name="Default" office:value-type="float" office:value="1769.59">
            <text:p>1769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zi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nds-des-Nèg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4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7.98">
            <text:p>487,98</text:p>
          </table:table-cell>
          <table:table-cell table:style-name="Default" office:value-type="float" office:value="2.49">
            <text:p>2,49</text:p>
          </table:table-cell>
          <table:table-cell table:style-name="Default" office:value-type="float" office:value="1.98">
            <text:p>1,98</text:p>
          </table:table-cell>
          <table:table-cell table:style-name="Default"/>
          <table:table-cell table:style-name="ce17" office:value-type="float" office:value="492.45">
            <text:p>492,45</text:p>
          </table:table-cell>
          <table:table-cell table:style-name="ce19" office:value-type="percentage" office:value="0.391526272688965">
            <text:p>39,15%</text:p>
          </table:table-cell>
          <table:table-cell table:style-name="Default" office:value-type="float" office:value="1257.77">
            <text:p>1257,7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ds-des-Nègres ou Morne Bric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nds-des-Nèg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4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7.69">
            <text:p>137,69</text:p>
          </table:table-cell>
          <table:table-cell table:style-name="Default" office:value-type="float" office:value="1.61">
            <text:p>1,61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7" office:value-type="float" office:value="139.72">
            <text:p>139,72</text:p>
          </table:table-cell>
          <table:table-cell table:style-name="ce19" office:value-type="percentage" office:value="0.154166988491542">
            <text:p>15,42%</text:p>
          </table:table-cell>
          <table:table-cell table:style-name="Default" office:value-type="float" office:value="906.29">
            <text:p>906,2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émerle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nds-des-Nèg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4-04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6.38">
            <text:p>206,38</text:p>
          </table:table-cell>
          <table:table-cell table:style-name="Default" office:value-type="float" office:value="6.44">
            <text:p>6,4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12.82">
            <text:p>212,82</text:p>
          </table:table-cell>
          <table:table-cell table:style-name="ce19" office:value-type="percentage" office:value="0.124344884401676">
            <text:p>12,43%</text:p>
          </table:table-cell>
          <table:table-cell table:style-name="Default" office:value-type="float" office:value="1711.53">
            <text:p>1711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Cocoyers-Ducheine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nds-des-Nèg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4-05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3.19">
            <text:p>103,19</text:p>
          </table:table-cell>
          <table:table-cell table:style-name="Default" office:value-type="float" office:value="4.42">
            <text:p>4,4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7.61">
            <text:p>107,61</text:p>
          </table:table-cell>
          <table:table-cell table:style-name="ce19" office:value-type="percentage" office:value="0.151798561151079">
            <text:p>15,18%</text:p>
          </table:table-cell>
          <table:table-cell table:style-name="Default" office:value-type="float" office:value="708.9">
            <text:p>708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connois-Grand-Fond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à Veau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5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7.75">
            <text:p>367,75</text:p>
          </table:table-cell>
          <table:table-cell table:style-name="Default" office:value-type="float" office:value="3.21">
            <text:p>3,2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70.96">
            <text:p>370,96</text:p>
          </table:table-cell>
          <table:table-cell table:style-name="ce19" office:value-type="percentage" office:value="0.37277541627727">
            <text:p>37,28%</text:p>
          </table:table-cell>
          <table:table-cell table:style-name="Default" office:value-type="float" office:value="995.13">
            <text:p>995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rande-Rivière-Joly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à Veau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5-06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4.68">
            <text:p>344,68</text:p>
          </table:table-cell>
          <table:table-cell table:style-name="Default" office:value-type="float" office:value="60.27">
            <text:p>60,2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04.95">
            <text:p>404,95</text:p>
          </table:table-cell>
          <table:table-cell table:style-name="ce19" office:value-type="percentage" office:value="0.427825848097789">
            <text:p>42,78%</text:p>
          </table:table-cell>
          <table:table-cell table:style-name="Default" office:value-type="float" office:value="946.53">
            <text:p>946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aut du Baril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à Veau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5-07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4.04">
            <text:p>464,04</text:p>
          </table:table-cell>
          <table:table-cell table:style-name="Default" office:value-type="float" office:value="3.58">
            <text:p>3,5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67.62">
            <text:p>467,62</text:p>
          </table:table-cell>
          <table:table-cell table:style-name="ce19" office:value-type="string">
            <text:p><text:s text:c="2"/></text:p>
          </table:table-cell>
          <table:table-cell table:style-name="Default" office:value-type="float" office:value="1012.23">
            <text:p>1012,2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ion l'Asile ou Nan Paul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sile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6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5.37">
            <text:p>515,37</text:p>
          </table:table-cell>
          <table:table-cell table:style-name="Default" office:value-type="float" office:value="4.71">
            <text:p>4,7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20.08">
            <text:p>520,08</text:p>
          </table:table-cell>
          <table:table-cell table:style-name="ce19" office:value-type="percentage" office:value="0.312281586626797">
            <text:p>31,23%</text:p>
          </table:table-cell>
          <table:table-cell table:style-name="Default" office:value-type="float" office:value="1665.42">
            <text:p>1665,4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ournade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sile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6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03.67">
            <text:p>603,67</text:p>
          </table:table-cell>
          <table:table-cell table:style-name="Default" office:value-type="float" office:value="3.8">
            <text:p>3,8</text:p>
          </table:table-cell>
          <table:table-cell table:style-name="Default" office:value-type="float" office:value="1.91">
            <text:p>1,91</text:p>
          </table:table-cell>
          <table:table-cell table:style-name="Default"/>
          <table:table-cell table:style-name="ce17" office:value-type="float" office:value="609.38">
            <text:p>609,38</text:p>
          </table:table-cell>
          <table:table-cell table:style-name="ce19" office:value-type="percentage" office:value="0.261949078591601">
            <text:p>26,19%</text:p>
          </table:table-cell>
          <table:table-cell table:style-name="Default" office:value-type="float" office:value="2326.33">
            <text:p>2326,3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orisseau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sile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6-04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6.44">
            <text:p>476,44</text:p>
          </table:table-cell>
          <table:table-cell table:style-name="Default" office:value-type="float" office:value="22.84">
            <text:p>22,8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99.28">
            <text:p>499,28</text:p>
          </table:table-cell>
          <table:table-cell table:style-name="ce19" office:value-type="percentage" office:value="0.28667397782537">
            <text:p>28,67%</text:p>
          </table:table-cell>
          <table:table-cell table:style-name="Default" office:value-type="float" office:value="1741.63">
            <text:p>1741,6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ion Changieux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sile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6-08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3.47">
            <text:p>193,47</text:p>
          </table:table-cell>
          <table:table-cell table:style-name="Default" office:value-type="float" office:value="1.15">
            <text:p>1,1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4.62">
            <text:p>194,62</text:p>
          </table:table-cell>
          <table:table-cell table:style-name="ce19" office:value-type="percentage" office:value="0.288886579880954">
            <text:p>28,89%</text:p>
          </table:table-cell>
          <table:table-cell table:style-name="Default" office:value-type="float" office:value="673.69">
            <text:p>673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Arnaud (Morcou)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rna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7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7.02">
            <text:p>117,0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7.02">
            <text:p>117,02</text:p>
          </table:table-cell>
          <table:table-cell table:style-name="ce19" office:value-type="percentage" office:value="0.263903297099815">
            <text:p>26,39%</text:p>
          </table:table-cell>
          <table:table-cell table:style-name="Default" office:value-type="float" office:value="443.42">
            <text:p>443,4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quet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rna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7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2.24">
            <text:p>472,24</text:p>
          </table:table-cell>
          <table:table-cell table:style-name="Default" office:value-type="float" office:value="7.93">
            <text:p>7,9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80.17">
            <text:p>480,17</text:p>
          </table:table-cell>
          <table:table-cell table:style-name="ce19" office:value-type="percentage" office:value="0.33946750749392">
            <text:p>33,95%</text:p>
          </table:table-cell>
          <table:table-cell table:style-name="Default" office:value-type="float" office:value="1414.48">
            <text:p>1414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connois-Barreau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rna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7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6.33">
            <text:p>266,3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66.33">
            <text:p>266,33</text:p>
          </table:table-cell>
          <table:table-cell table:style-name="ce19" office:value-type="percentage" office:value="0.354181073461354">
            <text:p>35,42%</text:p>
          </table:table-cell>
          <table:table-cell table:style-name="Default" office:value-type="float" office:value="751.96">
            <text:p>751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Raymond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 Trou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8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78.84">
            <text:p>578,84</text:p>
          </table:table-cell>
          <table:table-cell table:style-name="Default" office:value-type="float" office:value="0.1">
            <text:p>0,1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17" office:value-type="float" office:value="579.87">
            <text:p>579,87</text:p>
          </table:table-cell>
          <table:table-cell table:style-name="ce19" office:value-type="percentage" office:value="0.517505421638361">
            <text:p>51,75%</text:p>
          </table:table-cell>
          <table:table-cell table:style-name="Default" office:value-type="float" office:value="1120.51">
            <text:p>1120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iby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 Trou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8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8.08">
            <text:p>398,08</text:p>
          </table:table-cell>
          <table:table-cell table:style-name="Default" office:value-type="float" office:value="9.49">
            <text:p>9,49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7" office:value-type="float" office:value="407.97">
            <text:p>407,97</text:p>
          </table:table-cell>
          <table:table-cell table:style-name="ce19" office:value-type="percentage" office:value="0.33647287812683">
            <text:p>33,65%</text:p>
          </table:table-cell>
          <table:table-cell table:style-name="Default" office:value-type="float" office:value="1212.49">
            <text:p>1212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ièvre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 Trou de Nipp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8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9.4">
            <text:p>269,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69.4">
            <text:p>269,4</text:p>
          </table:table-cell>
          <table:table-cell table:style-name="ce19" office:value-type="percentage" office:value="0.326585040610983">
            <text:p>32,66%</text:p>
          </table:table-cell>
          <table:table-cell table:style-name="Default" office:value-type="float" office:value="824.9">
            <text:p>824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Vassal LabicheDorlette(avec Sénéac et Dupuy)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 du S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9-04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6.54">
            <text:p>396,54</text:p>
          </table:table-cell>
          <table:table-cell table:style-name="Default" office:value-type="float" office:value="7.14">
            <text:p>7,1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03.68">
            <text:p>403,68</text:p>
          </table:table-cell>
          <table:table-cell table:style-name="ce19" office:value-type="percentage" office:value="0.374068720115646">
            <text:p>37,41%</text:p>
          </table:table-cell>
          <table:table-cell table:style-name="Default" office:value-type="float" office:value="1079.16">
            <text:p>1079,1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Anse-aux-Pins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 du S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9-05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8.48">
            <text:p>368,48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1.87">
            <text:p>1,87</text:p>
          </table:table-cell>
          <table:table-cell table:style-name="Default"/>
          <table:table-cell table:style-name="ce17" office:value-type="float" office:value="423.35">
            <text:p>423,35</text:p>
          </table:table-cell>
          <table:table-cell table:style-name="ce19" office:value-type="percentage" office:value="0.667397096148692">
            <text:p>66,74%</text:p>
          </table:table-cell>
          <table:table-cell table:style-name="Default" office:value-type="float" office:value="634.33">
            <text:p>634,3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laisance (ou Ti François)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 du Sud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19-06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6.67">
            <text:p>516,67</text:p>
          </table:table-cell>
          <table:table-cell table:style-name="Default" office:value-type="float" office:value="87.82">
            <text:p>87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04.49">
            <text:p>604,49</text:p>
          </table:table-cell>
          <table:table-cell table:style-name="ce19" office:value-type="percentage" office:value="0.575239092163487">
            <text:p>57,52%</text:p>
          </table:table-cell>
          <table:table-cell table:style-name="Default" office:value-type="float" office:value="1050.85">
            <text:p>1050,8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érin ou Mouton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Baradè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0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8.33">
            <text:p>128,33</text:p>
          </table:table-cell>
          <table:table-cell table:style-name="Default" office:value-type="float" office:value="29.7">
            <text:p>29,7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158.28">
            <text:p>158,28</text:p>
          </table:table-cell>
          <table:table-cell table:style-name="ce19" office:value-type="percentage" office:value="0.171914542354104">
            <text:p>17,19%</text:p>
          </table:table-cell>
          <table:table-cell table:style-name="Default" office:value-type="float" office:value="920.69">
            <text:p>920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ête d'Eau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Baradè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0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5.94">
            <text:p>145,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5.94">
            <text:p>145,94</text:p>
          </table:table-cell>
          <table:table-cell table:style-name="ce19" office:value-type="percentage" office:value="0.354128752032224">
            <text:p>35,41%</text:p>
          </table:table-cell>
          <table:table-cell table:style-name="Default" office:value-type="float" office:value="412.11">
            <text:p>412,1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Fond-Tortue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Baradè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0-03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7.41">
            <text:p>307,41</text:p>
          </table:table-cell>
          <table:table-cell table:style-name="Default" office:value-type="float" office:value="1.72">
            <text:p>1,7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09.13">
            <text:p>309,13</text:p>
          </table:table-cell>
          <table:table-cell table:style-name="ce19" office:value-type="percentage" office:value="0.185723898441537">
            <text:p>18,57%</text:p>
          </table:table-cell>
          <table:table-cell table:style-name="Default" office:value-type="float" office:value="1664.46">
            <text:p>1664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 Plaine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Baradè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0-04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6.52">
            <text:p>266,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.5">
            <text:p>3,5</text:p>
          </table:table-cell>
          <table:table-cell table:style-name="Default"/>
          <table:table-cell table:style-name="ce17" office:value-type="float" office:value="272.02">
            <text:p>272,02</text:p>
          </table:table-cell>
          <table:table-cell table:style-name="ce19" office:value-type="percentage" office:value="0.211269465263485">
            <text:p>21,13%</text:p>
          </table:table-cell>
          <table:table-cell table:style-name="Default" office:value-type="float" office:value="1287.55">
            <text:p>1287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Rivière Salée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Baradères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0-05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5.69">
            <text:p>395,69</text:p>
          </table:table-cell>
          <table:table-cell table:style-name="Default" office:value-type="float" office:value="12.63">
            <text:p>12,63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408.82">
            <text:p>408,82</text:p>
          </table:table-cell>
          <table:table-cell table:style-name="ce19" office:value-type="percentage" office:value="0.252887214603399">
            <text:p>25,29%</text:p>
          </table:table-cell>
          <table:table-cell table:style-name="Default" office:value-type="float" office:value="1616.61">
            <text:p>1616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rand Bouca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 Boucan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1-01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.16">
            <text:p>1,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.16">
            <text:p>1,16</text:p>
          </table:table-cell>
          <table:table-cell table:style-name="ce19" office:value-type="percentage" office:value="0.0146520146520147">
            <text:p>1,47%</text:p>
          </table:table-cell>
          <table:table-cell table:style-name="Default" office:value-type="float" office:value="79.17">
            <text:p>79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Eaux Basses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 Boucan</text:p>
          </table:table-cell>
          <table:table-cell table:style-name="Default" office:value-type="string">
            <text:p>Département des Nippes</text:p>
          </table:table-cell>
          <table:table-cell table:style-name="Default" office:value-type="string">
            <text:p>1021-02</text:p>
          </table:table-cell>
          <table:table-cell table:style-name="Default"/>
          <table:table-cell table:style-name="Default" office:value-type="string">
            <text:p>10          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0.75">
            <text:p>0,7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0.75">
            <text:p>0,75</text:p>
          </table:table-cell>
          <table:table-cell table:style-name="ce19" office:value-type="percentage" office:value="0.00658530160681359">
            <text:p>0,66%</text:p>
          </table:table-cell>
          <table:table-cell table:style-name="Default" office:value-type="float" office:value="113.89">
            <text:p>113,8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Turgeau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au-Prince</text:p>
          </table:table-cell>
          <table:table-cell table:style-name="Default" office:value-type="string">
            <text:p>Departement de l'Ouest</text:p>
          </table:table-cell>
          <table:table-cell table:style-name="ce6" office:value-type="string">
            <text:p>111-01</text:p>
          </table:table-cell>
          <table:table-cell table:style-name="Default" office:value-type="string">
            <text:p>1ère Sect. Turgeau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7.01">
            <text:p>127,01</text:p>
          </table:table-cell>
          <table:table-cell table:style-name="Default" office:value-type="float" office:value="196.99">
            <text:p>196,99</text:p>
          </table:table-cell>
          <table:table-cell table:style-name="Default" office:value-type="float" office:value="0.21">
            <text:p>0,21</text:p>
          </table:table-cell>
          <table:table-cell table:style-name="Default"/>
          <table:table-cell table:style-name="ce17" office:value-type="float" office:value="324.21">
            <text:p>324,21</text:p>
          </table:table-cell>
          <table:table-cell table:style-name="ce19" office:value-type="percentage" office:value="0.39022893045425">
            <text:p>39,02%</text:p>
          </table:table-cell>
          <table:table-cell table:style-name="Default" office:value-type="float" office:value="830.82">
            <text:p>830,8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orne l'Hôpital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au-Princ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1-02</text:p>
          </table:table-cell>
          <table:table-cell table:style-name="Default" office:value-type="string">
            <text:p>2ème Sect. Morne l'Hôpital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4">
            <text:p>84</text:p>
          </table:table-cell>
          <table:table-cell table:style-name="Default" office:value-type="float" office:value="11.71">
            <text:p>11,7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5.71">
            <text:p>95,71</text:p>
          </table:table-cell>
          <table:table-cell table:style-name="ce19" office:value-type="percentage" office:value="0.340592861464005">
            <text:p>34,06%</text:p>
          </table:table-cell>
          <table:table-cell table:style-name="Default" office:value-type="float" office:value="281.01">
            <text:p>281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artissant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au-Princ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1-03</text:p>
          </table:table-cell>
          <table:table-cell table:style-name="ce11" office:value-type="string">
            <text:p>3ème Sect. Martissant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.57">
            <text:p>19,57</text:p>
          </table:table-cell>
          <table:table-cell table:style-name="Default" office:value-type="float" office:value="6.01">
            <text:p>6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.58">
            <text:p>25,58</text:p>
          </table:table-cell>
          <table:table-cell table:style-name="ce19" office:value-type="percentage" office:value="0.163231446621147">
            <text:p>16,32%</text:p>
          </table:table-cell>
          <table:table-cell table:style-name="Default" office:value-type="float" office:value="156.71">
            <text:p>156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orne Chandelle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2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.96">
            <text:p>51,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1.96">
            <text:p>51,96</text:p>
          </table:table-cell>
          <table:table-cell table:style-name="ce19" office:value-type="percentage" office:value="0.28211532196764">
            <text:p>28,21%</text:p>
          </table:table-cell>
          <table:table-cell table:style-name="Default" office:value-type="float" office:value="184.18">
            <text:p>184,1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Bizoton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1</text:p>
          </table:table-cell>
          <table:table-cell table:style-name="Default" office:value-type="string">
            <text:p>9ème Sect. Bizoton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4.91">
            <text:p>104,91</text:p>
          </table:table-cell>
          <table:table-cell table:style-name="Default" office:value-type="float" office:value="7.87">
            <text:p>7,8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2.78">
            <text:p>112,78</text:p>
          </table:table-cell>
          <table:table-cell table:style-name="ce19" office:value-type="percentage" office:value="0.365445060108227">
            <text:p>36,54%</text:p>
          </table:table-cell>
          <table:table-cell table:style-name="Default" office:value-type="float" office:value="308.61">
            <text:p>308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0ème Sect. Thor       </text:p>
          </table:table-cell>
          <table:table-cell table:style-name="ce3" office:value-type="string">
            <text:p>10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2</text:p>
          </table:table-cell>
          <table:table-cell table:style-name="Default" office:value-type="string">
            <text:p>10ème Sect. Thor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2.18">
            <text:p>132,18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3.68">
            <text:p>133,68</text:p>
          </table:table-cell>
          <table:table-cell table:style-name="ce19" office:value-type="percentage" office:value="0.510852950168145">
            <text:p>51,09%</text:p>
          </table:table-cell>
          <table:table-cell table:style-name="Default" office:value-type="float" office:value="261.68">
            <text:p>261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1ème Sect. Rivière Froide  </text:p>
          </table:table-cell>
          <table:table-cell table:style-name="ce3" office:value-type="string">
            <text:p>1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3</text:p>
          </table:table-cell>
          <table:table-cell table:style-name="Default" office:value-type="string">
            <text:p>11ème Sect. Rivière Froide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5.17">
            <text:p>195,17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5.8">
            <text:p>195,8</text:p>
          </table:table-cell>
          <table:table-cell table:style-name="ce19" office:value-type="percentage" office:value="0.310941718278545">
            <text:p>31,09%</text:p>
          </table:table-cell>
          <table:table-cell table:style-name="Default" office:value-type="float" office:value="629.7">
            <text:p>629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3ème Sect. Corail Thor  </text:p>
          </table:table-cell>
          <table:table-cell table:style-name="ce3" office:value-type="string">
            <text:p>1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4</text:p>
          </table:table-cell>
          <table:table-cell table:style-name="Default" office:value-type="string">
            <text:p>13ème Sect. Corail Thor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6.56">
            <text:p>106,56</text:p>
          </table:table-cell>
          <table:table-cell table:style-name="Default" office:value-type="float" office:value="1.69">
            <text:p>1,6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8.25">
            <text:p>108,25</text:p>
          </table:table-cell>
          <table:table-cell table:style-name="ce19" office:value-type="percentage" office:value="0.271521019363901">
            <text:p>27,15%</text:p>
          </table:table-cell>
          <table:table-cell table:style-name="Default" office:value-type="float" office:value="398.68">
            <text:p>398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laton Dufrene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9.15">
            <text:p>129,15</text:p>
          </table:table-cell>
          <table:table-cell table:style-name="Default" office:value-type="float" office:value="4.19">
            <text:p>4,19</text:p>
          </table:table-cell>
          <table:table-cell table:style-name="Default" office:value-type="float" office:value="0.18">
            <text:p>0,18</text:p>
          </table:table-cell>
          <table:table-cell table:style-name="Default"/>
          <table:table-cell table:style-name="ce17" office:value-type="float" office:value="133.52">
            <text:p>133,52</text:p>
          </table:table-cell>
          <table:table-cell table:style-name="ce19" office:value-type="percentage" office:value="0.400491916374216">
            <text:p>40,05%</text:p>
          </table:table-cell>
          <table:table-cell table:style-name="Default" office:value-type="float" office:value="333.39">
            <text:p>333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aifer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7</text:p>
          </table:table-cell>
          <table:table-cell table:style-name="Default" office:value-type="string">
            <text:p>3ème Sect. Taifer  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.11">
            <text:p>10,11</text:p>
          </table:table-cell>
          <table:table-cell table:style-name="Default" office:value-type="float" office:value="0.3">
            <text:p>0,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.41">
            <text:p>10,41</text:p>
          </table:table-cell>
          <table:table-cell table:style-name="ce19" office:value-type="percentage" office:value="0.076911710380495">
            <text:p>7,69%</text:p>
          </table:table-cell>
          <table:table-cell table:style-name="Default" office:value-type="float" office:value="135.35">
            <text:p>135,3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rocy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8</text:p>
          </table:table-cell>
          <table:table-cell table:style-name="Default" office:value-type="string">
            <text:p>4ème Sect. Procy 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1.05">
            <text:p>121,05</text:p>
          </table:table-cell>
          <table:table-cell table:style-name="Default" office:value-type="float" office:value="0.54">
            <text:p>0,54</text:p>
          </table:table-cell>
          <table:table-cell table:style-name="Default" office:value-type="float" office:value="0.18">
            <text:p>0,18</text:p>
          </table:table-cell>
          <table:table-cell table:style-name="Default"/>
          <table:table-cell table:style-name="ce17" office:value-type="float" office:value="121.77">
            <text:p>121,77</text:p>
          </table:table-cell>
          <table:table-cell table:style-name="ce19" office:value-type="percentage" office:value="0.348103256053286">
            <text:p>34,81%</text:p>
          </table:table-cell>
          <table:table-cell table:style-name="Default" office:value-type="float" office:value="349.81">
            <text:p>349,8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Coupeau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09</text:p>
          </table:table-cell>
          <table:table-cell table:style-name="Default" office:value-type="string">
            <text:p>5ème Sect. Coupeau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4.74">
            <text:p>184,74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5.54">
            <text:p>185,54</text:p>
          </table:table-cell>
          <table:table-cell table:style-name="ce19" office:value-type="percentage" office:value="0.290887996989841">
            <text:p>29,09%</text:p>
          </table:table-cell>
          <table:table-cell table:style-name="Default" office:value-type="float" office:value="637.84">
            <text:p>637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ouvier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10</text:p>
          </table:table-cell>
          <table:table-cell table:style-name="Default" office:value-type="string">
            <text:p>6ème Sect. Bouvier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1.71">
            <text:p>1,7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8.71">
            <text:p>58,71</text:p>
          </table:table-cell>
          <table:table-cell table:style-name="ce19" office:value-type="percentage" office:value="0.216794062257671">
            <text:p>21,68%</text:p>
          </table:table-cell>
          <table:table-cell table:style-name="Default" office:value-type="float" office:value="270.81">
            <text:p>270,8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Lavalle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11</text:p>
          </table:table-cell>
          <table:table-cell table:style-name="Default" office:value-type="string">
            <text:p>7ème Sect. Lavalle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42.31">
            <text:p>642,31</text:p>
          </table:table-cell>
          <table:table-cell table:style-name="Default" office:value-type="float" office:value="0.81">
            <text:p>0,8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43.12">
            <text:p>643,12</text:p>
          </table:table-cell>
          <table:table-cell table:style-name="ce19" office:value-type="percentage" office:value="0.60323981577886">
            <text:p>60,32%</text:p>
          </table:table-cell>
          <table:table-cell table:style-name="Default" office:value-type="float" office:value="1066.11">
            <text:p>1066,1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Berly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12</text:p>
          </table:table-cell>
          <table:table-cell table:style-name="Default" office:value-type="string">
            <text:p>8ème Sect. Berly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1.55">
            <text:p>201,55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2.3">
            <text:p>202,3</text:p>
          </table:table-cell>
          <table:table-cell table:style-name="ce19" office:value-type="percentage" office:value="0.347893379191745">
            <text:p>34,79%</text:p>
          </table:table-cell>
          <table:table-cell table:style-name="Default" office:value-type="float" office:value="581.5">
            <text:p>581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2ème Sect. Malanga</text:p>
          </table:table-cell>
          <table:table-cell table:style-name="ce3" office:value-type="string">
            <text:p>1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refou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3-13</text:p>
          </table:table-cell>
          <table:table-cell table:style-name="Default" office:value-type="string">
            <text:p>12ème Sect. Malanga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17.88">
            <text:p>817,8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17.88">
            <text:p>817,88</text:p>
          </table:table-cell>
          <table:table-cell table:style-name="ce19" office:value-type="percentage" office:value="0.671196677991695">
            <text:p>67,12%</text:p>
          </table:table-cell>
          <table:table-cell table:style-name="Default" office:value-type="float" office:value="1218.54">
            <text:p>1218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ontagne Noir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étion-Vill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4-01</text:p>
          </table:table-cell>
          <table:table-cell table:style-name="Default" office:value-type="string">
            <text:p>1ère Sect. Montagne Noir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.49">
            <text:p>54,49</text:p>
          </table:table-cell>
          <table:table-cell table:style-name="Default" office:value-type="float" office:value="10.1">
            <text:p>10,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4.59">
            <text:p>64,59</text:p>
          </table:table-cell>
          <table:table-cell table:style-name="ce19" office:value-type="percentage" office:value="0.0907685605475063">
            <text:p>9,08%</text:p>
          </table:table-cell>
          <table:table-cell table:style-name="Default" office:value-type="float" office:value="711.59">
            <text:p>711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Etang du Jonc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étion-Vill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4-03</text:p>
          </table:table-cell>
          <table:table-cell table:style-name="Default" office:value-type="string">
            <text:p>3ème Sect. Etang du Jonc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0.87">
            <text:p>190,87</text:p>
          </table:table-cell>
          <table:table-cell table:style-name="Default" office:value-type="float" office:value="8.85">
            <text:p>8,8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9.72">
            <text:p>199,72</text:p>
          </table:table-cell>
          <table:table-cell table:style-name="ce19" office:value-type="percentage" office:value="0.170396471260739">
            <text:p>17,04%</text:p>
          </table:table-cell>
          <table:table-cell table:style-name="Default" office:value-type="float" office:value="1172.09">
            <text:p>1172,0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ellevue La Montagne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étion-Vill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4-04</text:p>
          </table:table-cell>
          <table:table-cell table:style-name="Default" office:value-type="string">
            <text:p>4ème Sect. Bellevue La Montagn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97.81">
            <text:p>1397,81</text:p>
          </table:table-cell>
          <table:table-cell table:style-name="Default" office:value-type="float" office:value="493.55">
            <text:p>493,5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91.36">
            <text:p>1891,36</text:p>
          </table:table-cell>
          <table:table-cell table:style-name="ce19" office:value-type="percentage" office:value="0.212335095532606">
            <text:p>21,23%</text:p>
          </table:table-cell>
          <table:table-cell table:style-name="Default" office:value-type="float" office:value="8907.43">
            <text:p>8907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Aux Cadets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étion-Vill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4-06</text:p>
          </table:table-cell>
          <table:table-cell table:style-name="Default" office:value-type="string">
            <text:p>2ème Sect. Aux Cadets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8.76">
            <text:p>398,76</text:p>
          </table:table-cell>
          <table:table-cell table:style-name="Default" office:value-type="float" office:value="326.71">
            <text:p>326,71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7" office:value-type="float" office:value="725.89">
            <text:p>725,89</text:p>
          </table:table-cell>
          <table:table-cell table:style-name="ce19" office:value-type="percentage" office:value="0.453499850059976">
            <text:p>45,35%</text:p>
          </table:table-cell>
          <table:table-cell table:style-name="Default" office:value-type="float" office:value="1600.64">
            <text:p>1600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ellevue Chardonnière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étion-Vill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4-07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5.78">
            <text:p>125,78</text:p>
          </table:table-cell>
          <table:table-cell table:style-name="Default" office:value-type="float" office:value="69.7">
            <text:p>69,7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17" office:value-type="float" office:value="195.93">
            <text:p>195,93</text:p>
          </table:table-cell>
          <table:table-cell table:style-name="ce19" office:value-type="percentage" office:value="0.4375">
            <text:p>43,75%</text:p>
          </table:table-cell>
          <table:table-cell table:style-name="Default" office:value-type="float" office:value="447.84">
            <text:p>447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Nouvelle Tourraine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Kenscoff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5-01</text:p>
          </table:table-cell>
          <table:table-cell table:style-name="Default" office:value-type="string">
            <text:p>1ère Sect. Nouvelle Tourraine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3.91">
            <text:p>93,91</text:p>
          </table:table-cell>
          <table:table-cell table:style-name="Default" office:value-type="float" office:value="74.35">
            <text:p>74,35</text:p>
          </table:table-cell>
          <table:table-cell table:style-name="Default" office:value-type="float" office:value="4.95">
            <text:p>4,95</text:p>
          </table:table-cell>
          <table:table-cell table:style-name="Default"/>
          <table:table-cell table:style-name="ce17" office:value-type="float" office:value="173.21">
            <text:p>173,21</text:p>
          </table:table-cell>
          <table:table-cell table:style-name="ce19" office:value-type="percentage" office:value="0.114575822722011">
            <text:p>11,46%</text:p>
          </table:table-cell>
          <table:table-cell table:style-name="Default" office:value-type="float" office:value="1511.75">
            <text:p>1511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ourcailles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Kenscoff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5-02</text:p>
          </table:table-cell>
          <table:table-cell table:style-name="Default" office:value-type="string">
            <text:p>3ème Sect. Sourcailles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3.08">
            <text:p>143,08</text:p>
          </table:table-cell>
          <table:table-cell table:style-name="Default" office:value-type="float" office:value="272.72">
            <text:p>272,72</text:p>
          </table:table-cell>
          <table:table-cell table:style-name="Default" office:value-type="float" office:value="2.35">
            <text:p>2,35</text:p>
          </table:table-cell>
          <table:table-cell table:style-name="Default"/>
          <table:table-cell table:style-name="ce17" office:value-type="float" office:value="418.15">
            <text:p>418,15</text:p>
          </table:table-cell>
          <table:table-cell table:style-name="ce19" office:value-type="percentage" office:value="0.174415937065942">
            <text:p>17,44%</text:p>
          </table:table-cell>
          <table:table-cell table:style-name="Default" office:value-type="float" office:value="2397.43">
            <text:p>2397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Grand Fond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Kenscoff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5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5.09">
            <text:p>235,09</text:p>
          </table:table-cell>
          <table:table-cell table:style-name="Default" office:value-type="float" office:value="80.75">
            <text:p>80,75</text:p>
          </table:table-cell>
          <table:table-cell table:style-name="Default" office:value-type="float" office:value="0.03">
            <text:p>0,03</text:p>
          </table:table-cell>
          <table:table-cell table:style-name="Default"/>
          <table:table-cell table:style-name="ce17" office:value-type="float" office:value="315.87">
            <text:p>315,87</text:p>
          </table:table-cell>
          <table:table-cell table:style-name="ce19" office:value-type="percentage" office:value="0.146514216800408">
            <text:p>14,65%</text:p>
          </table:table-cell>
          <table:table-cell table:style-name="Default" office:value-type="float" office:value="2155.9">
            <text:p>2155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ngars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Kenscoff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5-05</text:p>
          </table:table-cell>
          <table:table-cell table:style-name="Default" office:value-type="string">
            <text:p>2ème Sect. Bongars   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2.08">
            <text:p>52,08</text:p>
          </table:table-cell>
          <table:table-cell table:style-name="Default" office:value-type="float" office:value="1.98">
            <text:p>1,98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style-name="ce17" office:value-type="float" office:value="54.26">
            <text:p>54,26</text:p>
          </table:table-cell>
          <table:table-cell table:style-name="ce19" office:value-type="percentage" office:value="0.10104094895812">
            <text:p>10,10%</text:p>
          </table:table-cell>
          <table:table-cell table:style-name="Default" office:value-type="float" office:value="537.01">
            <text:p>537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elle Fontaine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Kenscoff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5-12</text:p>
          </table:table-cell>
          <table:table-cell table:style-name="Default" office:value-type="string">
            <text:p>4ème Sect. Belle Fontaine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.91">
            <text:p>86,91</text:p>
          </table:table-cell>
          <table:table-cell table:style-name="Default" office:value-type="float" office:value="33.63">
            <text:p>33,63</text:p>
          </table:table-cell>
          <table:table-cell table:style-name="Default" office:value-type="float" office:value="0.11">
            <text:p>0,11</text:p>
          </table:table-cell>
          <table:table-cell table:style-name="Default"/>
          <table:table-cell table:style-name="ce17" office:value-type="float" office:value="120.65">
            <text:p>120,65</text:p>
          </table:table-cell>
          <table:table-cell table:style-name="ce19" office:value-type="percentage" office:value="0.128619248646113">
            <text:p>12,86%</text:p>
          </table:table-cell>
          <table:table-cell table:style-name="Default" office:value-type="float" office:value="938.04">
            <text:p>938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orne à Bateau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ess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6-01</text:p>
          </table:table-cell>
          <table:table-cell table:style-name="Default" office:value-type="string">
            <text:p>1ère Sect. Morne à Bateau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1.75">
            <text:p>151,75</text:p>
          </table:table-cell>
          <table:table-cell table:style-name="Default" office:value-type="float" office:value="0.73">
            <text:p>0,7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52.48">
            <text:p>152,48</text:p>
          </table:table-cell>
          <table:table-cell table:style-name="ce19" office:value-type="percentage" office:value="0.553004751024553">
            <text:p>55,30%</text:p>
          </table:table-cell>
          <table:table-cell table:style-name="Default" office:value-type="float" office:value="275.73">
            <text:p>275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orne Chandelle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ess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6-02</text:p>
          </table:table-cell>
          <table:table-cell table:style-name="Default" office:value-type="string">
            <text:p>2ème Sect. Morne Chandelle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1.66">
            <text:p>131,66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2.08">
            <text:p>132,08</text:p>
          </table:table-cell>
          <table:table-cell table:style-name="ce19" office:value-type="percentage" office:value="0.278174427665803">
            <text:p>27,82%</text:p>
          </table:table-cell>
          <table:table-cell table:style-name="Default" office:value-type="float" office:value="474.81">
            <text:p>474,8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etit Boucan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ess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6-03</text:p>
          </table:table-cell>
          <table:table-cell table:style-name="Default" office:value-type="string">
            <text:p>3ème Sect. Petit Boucan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0.19">
            <text:p>60,19</text:p>
          </table:table-cell>
          <table:table-cell table:style-name="Default" office:value-type="float" office:value="9.55">
            <text:p>9,55</text:p>
          </table:table-cell>
          <table:table-cell table:style-name="Default" office:value-type="float" office:value="0.06">
            <text:p>0,06</text:p>
          </table:table-cell>
          <table:table-cell table:style-name="Default"/>
          <table:table-cell table:style-name="ce17" office:value-type="float" office:value="69.8">
            <text:p>69,8</text:p>
          </table:table-cell>
          <table:table-cell table:style-name="ce19" office:value-type="percentage" office:value="0.14010437575271">
            <text:p>14,01%</text:p>
          </table:table-cell>
          <table:table-cell table:style-name="Default" office:value-type="float" office:value="498.2">
            <text:p>498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Varreux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ité soleil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7-01</text:p>
          </table:table-cell>
          <table:table-cell table:style-name="Default" office:value-type="string">
            <text:p>1ère Sect. Varreux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.43">
            <text:p>29,43</text:p>
          </table:table-cell>
          <table:table-cell table:style-name="Default" office:value-type="float" office:value="32.52">
            <text:p>32,5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1.95">
            <text:p>61,95</text:p>
          </table:table-cell>
          <table:table-cell table:style-name="ce19" office:value-type="percentage" office:value="0.159336419753086">
            <text:p>15,93%</text:p>
          </table:table-cell>
          <table:table-cell table:style-name="Default" office:value-type="float" office:value="388.8">
            <text:p>388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Varreux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ité soleil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7-02</text:p>
          </table:table-cell>
          <table:table-cell table:style-name="Default" office:value-type="string">
            <text:p>2ème Sect. Varreux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6.45">
            <text:p>76,45</text:p>
          </table:table-cell>
          <table:table-cell table:style-name="Default" office:value-type="float" office:value="83.04">
            <text:p>83,0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59.49">
            <text:p>159,49</text:p>
          </table:table-cell>
          <table:table-cell table:style-name="ce19" office:value-type="percentage" office:value="0.350365765251203">
            <text:p>35,04%</text:p>
          </table:table-cell>
          <table:table-cell table:style-name="Default" office:value-type="float" office:value="455.21">
            <text:p>455,2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ellevue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abarr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8-0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.25">
            <text:p>27,25</text:p>
          </table:table-cell>
          <table:table-cell table:style-name="Default" office:value-type="float" office:value="2.29">
            <text:p>2,29</text:p>
          </table:table-cell>
          <table:table-cell table:style-name="Default" office:value-type="float" office:value="6.63">
            <text:p>6,63</text:p>
          </table:table-cell>
          <table:table-cell table:style-name="Default"/>
          <table:table-cell table:style-name="ce17" office:value-type="float" office:value="36.17">
            <text:p>36,17</text:p>
          </table:table-cell>
          <table:table-cell table:style-name="ce19" office:value-type="percentage" office:value="0.200877485282684">
            <text:p>20,09%</text:p>
          </table:table-cell>
          <table:table-cell table:style-name="Default" office:value-type="float" office:value="180.06">
            <text:p>180,0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ellevue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abarr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18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.96">
            <text:p>11,96</text:p>
          </table:table-cell>
          <table:table-cell table:style-name="Default" office:value-type="float" office:value="4.25">
            <text:p>4,25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17" office:value-type="float" office:value="16.66">
            <text:p>16,66</text:p>
          </table:table-cell>
          <table:table-cell table:style-name="ce19" office:value-type="percentage" office:value="0.260149906308557">
            <text:p>26,01%</text:p>
          </table:table-cell>
          <table:table-cell table:style-name="Default" office:value-type="float" office:value="64.04">
            <text:p>64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ssources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.73">
            <text:p>28,73</text:p>
          </table:table-cell>
          <table:table-cell table:style-name="Default" office:value-type="float" office:value="1.83">
            <text:p>1,8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0.56">
            <text:p>30,56</text:p>
          </table:table-cell>
          <table:table-cell table:style-name="ce19" office:value-type="percentage" office:value="0.0254463096189715">
            <text:p>2,54%</text:p>
          </table:table-cell>
          <table:table-cell table:style-name="Default" office:value-type="float" office:value="1200.96">
            <text:p>1200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etite Rivière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0.77">
            <text:p>40,77</text:p>
          </table:table-cell>
          <table:table-cell table:style-name="Default" office:value-type="float" office:value="2.12">
            <text:p>2,1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17" office:value-type="float" office:value="43.89">
            <text:p>43,89</text:p>
          </table:table-cell>
          <table:table-cell table:style-name="ce19" office:value-type="percentage" office:value="0.0553782095766829">
            <text:p>5,54%</text:p>
          </table:table-cell>
          <table:table-cell table:style-name="Default" office:value-type="float" office:value="792.55">
            <text:p>792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ande Rivière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3</text:p>
          </table:table-cell>
          <table:table-cell table:style-name="Default" office:value-type="string">
            <text:p>3ème Sect. Grande Rivière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15.25">
            <text:p>315,25</text:p>
          </table:table-cell>
          <table:table-cell table:style-name="Default" office:value-type="float" office:value="112.06">
            <text:p>112,06</text:p>
          </table:table-cell>
          <table:table-cell table:style-name="Default" office:value-type="float" office:value="29.26">
            <text:p>29,26</text:p>
          </table:table-cell>
          <table:table-cell table:style-name="Default"/>
          <table:table-cell table:style-name="ce17" office:value-type="float" office:value="456.57">
            <text:p>456,57</text:p>
          </table:table-cell>
          <table:table-cell table:style-name="ce19" office:value-type="percentage" office:value="0.299050912735061">
            <text:p>29,91%</text:p>
          </table:table-cell>
          <table:table-cell table:style-name="Default" office:value-type="float" office:value="1526.73">
            <text:p>1526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Orangers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.45">
            <text:p>19,45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.5">
            <text:p>19,5</text:p>
          </table:table-cell>
          <table:table-cell table:style-name="ce19" office:value-type="percentage" office:value="0.0401168531928901">
            <text:p>4,01%</text:p>
          </table:table-cell>
          <table:table-cell table:style-name="Default" office:value-type="float" office:value="486.08">
            <text:p>486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Parques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5</text:p>
          </table:table-cell>
          <table:table-cell table:style-name="Default" office:value-type="string">
            <text:p>7ème Sect. Parques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0.64">
            <text:p>90,64</text:p>
          </table:table-cell>
          <table:table-cell table:style-name="Default" office:value-type="float" office:value="0.94">
            <text:p>0,9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1.58">
            <text:p>91,58</text:p>
          </table:table-cell>
          <table:table-cell table:style-name="ce19" office:value-type="percentage" office:value="0.108930440574745">
            <text:p>10,89%</text:p>
          </table:table-cell>
          <table:table-cell table:style-name="Default" office:value-type="float" office:value="840.72">
            <text:p>840,7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Beausejour  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6</text:p>
          </table:table-cell>
          <table:table-cell table:style-name="Default" office:value-type="string">
            <text:p>8ème Sect. Beausejour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3.56">
            <text:p>103,56</text:p>
          </table:table-cell>
          <table:table-cell table:style-name="Default" office:value-type="float" office:value="1.98">
            <text:p>1,9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5.54">
            <text:p>105,54</text:p>
          </table:table-cell>
          <table:table-cell table:style-name="ce19" office:value-type="percentage" office:value="0.176005603362017">
            <text:p>17,60%</text:p>
          </table:table-cell>
          <table:table-cell table:style-name="Default" office:value-type="float" office:value="599.64">
            <text:p>599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Citronniers 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7</text:p>
          </table:table-cell>
          <table:table-cell table:style-name="Default" office:value-type="string">
            <text:p>9ème Sect. Citronniers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.03">
            <text:p>19,0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.03">
            <text:p>19,03</text:p>
          </table:table-cell>
          <table:table-cell table:style-name="ce19" office:value-type="percentage" office:value="0.0712387227192753">
            <text:p>7,12%</text:p>
          </table:table-cell>
          <table:table-cell table:style-name="Default" office:value-type="float" office:value="267.13">
            <text:p>267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0ème Sect. Fond d'Oie     </text:p>
          </table:table-cell>
          <table:table-cell table:style-name="ce3" office:value-type="string">
            <text:p>10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8</text:p>
          </table:table-cell>
          <table:table-cell table:style-name="Default" office:value-type="string">
            <text:p>10ème Sect. Fond d'Oie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.72">
            <text:p>23,72</text:p>
          </table:table-cell>
          <table:table-cell table:style-name="Default" office:value-type="float" office:value="0.15">
            <text:p>0,1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3.87">
            <text:p>23,87</text:p>
          </table:table-cell>
          <table:table-cell table:style-name="ce19" office:value-type="percentage" office:value="0.0959829506614661">
            <text:p>9,60%</text:p>
          </table:table-cell>
          <table:table-cell table:style-name="Default" office:value-type="float" office:value="248.69">
            <text:p>248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1ème Sect. Gros Morne     </text:p>
          </table:table-cell>
          <table:table-cell table:style-name="ce3" office:value-type="string">
            <text:p>1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09</text:p>
          </table:table-cell>
          <table:table-cell table:style-name="Default" office:value-type="string">
            <text:p>11ème Sect. Gros Morne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.22">
            <text:p>15,22</text:p>
          </table:table-cell>
          <table:table-cell table:style-name="Default" office:value-type="float" office:value="2.56">
            <text:p>2,5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.78">
            <text:p>17,78</text:p>
          </table:table-cell>
          <table:table-cell table:style-name="ce19" office:value-type="percentage" office:value="0.0410282444157283">
            <text:p>4,10%</text:p>
          </table:table-cell>
          <table:table-cell table:style-name="Default" office:value-type="float" office:value="433.36">
            <text:p>433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2ème Sect. Cormiers         </text:p>
          </table:table-cell>
          <table:table-cell table:style-name="ce3" office:value-type="string">
            <text:p>1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10</text:p>
          </table:table-cell>
          <table:table-cell table:style-name="Default" office:value-type="string">
            <text:p>12ème Sect. Cormiers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0.87">
            <text:p>70,87</text:p>
          </table:table-cell>
          <table:table-cell table:style-name="Default" office:value-type="float" office:value="7.23">
            <text:p>7,23</text:p>
          </table:table-cell>
          <table:table-cell table:style-name="Default" office:value-type="float" office:value="0.14">
            <text:p>0,14</text:p>
          </table:table-cell>
          <table:table-cell table:style-name="Default"/>
          <table:table-cell table:style-name="ce17" office:value-type="float" office:value="78.24">
            <text:p>78,24</text:p>
          </table:table-cell>
          <table:table-cell table:style-name="ce19" office:value-type="percentage" office:value="0.101820642625682">
            <text:p>10,18%</text:p>
          </table:table-cell>
          <table:table-cell table:style-name="Default" office:value-type="float" office:value="768.41">
            <text:p>768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3ème Sect. Petit Harpon     </text:p>
          </table:table-cell>
          <table:table-cell table:style-name="ce3" office:value-type="string">
            <text:p>1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11</text:p>
          </table:table-cell>
          <table:table-cell table:style-name="Default" office:value-type="string">
            <text:p>13ème Sect. Petit Harpon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9.09">
            <text:p>279,09</text:p>
          </table:table-cell>
          <table:table-cell table:style-name="Default" office:value-type="float" office:value="124.72">
            <text:p>124,72</text:p>
          </table:table-cell>
          <table:table-cell table:style-name="Default" office:value-type="float" office:value="0.08">
            <text:p>0,08</text:p>
          </table:table-cell>
          <table:table-cell table:style-name="Default"/>
          <table:table-cell table:style-name="ce17" office:value-type="float" office:value="403.89">
            <text:p>403,89</text:p>
          </table:table-cell>
          <table:table-cell table:style-name="ce19" office:value-type="percentage" office:value="0.165814786989026">
            <text:p>16,58%</text:p>
          </table:table-cell>
          <table:table-cell table:style-name="Default" office:value-type="float" office:value="2435.79">
            <text:p>2435,7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Fond de Boudin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12</text:p>
          </table:table-cell>
          <table:table-cell table:style-name="Default" office:value-type="string">
            <text:p>4ème Sect. Fond de Boudin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5.57">
            <text:p>125,57</text:p>
          </table:table-cell>
          <table:table-cell table:style-name="Default" office:value-type="float" office:value="73.84">
            <text:p>73,84</text:p>
          </table:table-cell>
          <table:table-cell table:style-name="Default" office:value-type="float" office:value="0.51">
            <text:p>0,51</text:p>
          </table:table-cell>
          <table:table-cell table:style-name="Default"/>
          <table:table-cell table:style-name="ce17" office:value-type="float" office:value="199.92">
            <text:p>199,92</text:p>
          </table:table-cell>
          <table:table-cell table:style-name="ce19" office:value-type="percentage" office:value="0.30464">
            <text:p>30,46%</text:p>
          </table:table-cell>
          <table:table-cell table:style-name="Default" office:value-type="float" office:value="656.25">
            <text:p>656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Palmiste à Vin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éogân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1-13</text:p>
          </table:table-cell>
          <table:table-cell table:style-name="Default" office:value-type="string">
            <text:p>5ème Sect. Palmiste à Vin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.64">
            <text:p>25,64</text:p>
          </table:table-cell>
          <table:table-cell table:style-name="Default" office:value-type="float" office:value="0.1">
            <text:p>0,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.74">
            <text:p>25,74</text:p>
          </table:table-cell>
          <table:table-cell table:style-name="ce19" office:value-type="percentage" office:value="0.0733584131326949">
            <text:p>7,34%</text:p>
          </table:table-cell>
          <table:table-cell table:style-name="Default" office:value-type="float" office:value="350.88">
            <text:p>350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ino(Première Plaine)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6.26">
            <text:p>696,26</text:p>
          </table:table-cell>
          <table:table-cell table:style-name="Default" office:value-type="float" office:value="66.59">
            <text:p>66,59</text:p>
          </table:table-cell>
          <table:table-cell table:style-name="Default" office:value-type="float" office:value="0.6">
            <text:p>0,6</text:p>
          </table:table-cell>
          <table:table-cell table:style-name="Default"/>
          <table:table-cell table:style-name="ce17" office:value-type="float" office:value="763.45">
            <text:p>763,45</text:p>
          </table:table-cell>
          <table:table-cell table:style-name="ce19" office:value-type="percentage" office:value="0.365906847004017">
            <text:p>36,59%</text:p>
          </table:table-cell>
          <table:table-cell table:style-name="Default" office:value-type="float" office:value="2086.46">
            <text:p>2086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Delatre(2ème Plaine)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2</text:p>
          </table:table-cell>
          <table:table-cell table:style-name="Default" office:value-type="string">
            <text:p>2ème Sect.Delatr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3.31">
            <text:p>343,31</text:p>
          </table:table-cell>
          <table:table-cell table:style-name="Default" office:value-type="float" office:value="1.84">
            <text:p>1,8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45.15">
            <text:p>345,15</text:p>
          </table:table-cell>
          <table:table-cell table:style-name="ce19" office:value-type="percentage" office:value="0.228698838449764">
            <text:p>22,87%</text:p>
          </table:table-cell>
          <table:table-cell table:style-name="Default" office:value-type="float" office:value="1509.19">
            <text:p>1509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rou Chouchou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3</text:p>
          </table:table-cell>
          <table:table-cell table:style-name="Default" office:value-type="string">
            <text:p>3ème Sect. Trou Chouchou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35.45">
            <text:p>435,45</text:p>
          </table:table-cell>
          <table:table-cell table:style-name="Default" office:value-type="float" office:value="0.74">
            <text:p>0,7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36.19">
            <text:p>436,19</text:p>
          </table:table-cell>
          <table:table-cell table:style-name="ce19" office:value-type="percentage" office:value="0.434716311703326">
            <text:p>43,47%</text:p>
          </table:table-cell>
          <table:table-cell table:style-name="Default" office:value-type="float" office:value="1003.39">
            <text:p>1003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Fond Arabie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4</text:p>
          </table:table-cell>
          <table:table-cell table:style-name="Default" office:value-type="string">
            <text:p>4ème Sect. Fond Arabie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76.38">
            <text:p>676,38</text:p>
          </table:table-cell>
          <table:table-cell table:style-name="Default" office:value-type="float" office:value="7.24">
            <text:p>7,24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17" office:value-type="float" office:value="683.62">
            <text:p>683,62</text:p>
          </table:table-cell>
          <table:table-cell table:style-name="ce19" office:value-type="percentage" office:value="0.39248355130958">
            <text:p>39,25%</text:p>
          </table:table-cell>
          <table:table-cell table:style-name="Default" office:value-type="float" office:value="1741.78">
            <text:p>1741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Trou Canari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8.84">
            <text:p>168,84</text:p>
          </table:table-cell>
          <table:table-cell table:style-name="Default" office:value-type="float" office:value="23.63">
            <text:p>23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2.47">
            <text:p>192,47</text:p>
          </table:table-cell>
          <table:table-cell table:style-name="ce19" office:value-type="percentage" office:value="0.310655949383433">
            <text:p>31,07%</text:p>
          </table:table-cell>
          <table:table-cell table:style-name="Default" office:value-type="float" office:value="619.56">
            <text:p>619,5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Trou Canari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6</text:p>
          </table:table-cell>
          <table:table-cell table:style-name="Default" office:value-type="string">
            <text:p>6ème Sect. Trou Canari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82.18">
            <text:p>382,18</text:p>
          </table:table-cell>
          <table:table-cell table:style-name="Default" office:value-type="float" office:value="20.5">
            <text:p>20,5</text:p>
          </table:table-cell>
          <table:table-cell table:style-name="Default" office:value-type="float" office:value="0.15">
            <text:p>0,15</text:p>
          </table:table-cell>
          <table:table-cell table:style-name="Default"/>
          <table:table-cell table:style-name="ce17" office:value-type="float" office:value="402.83">
            <text:p>402,83</text:p>
          </table:table-cell>
          <table:table-cell table:style-name="ce19" office:value-type="percentage" office:value="0.119777945610352">
            <text:p>11,98%</text:p>
          </table:table-cell>
          <table:table-cell table:style-name="Default" office:value-type="float" office:value="3363.14">
            <text:p>3363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Des Platons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7</text:p>
          </table:table-cell>
          <table:table-cell table:style-name="Default" office:value-type="string">
            <text:p>7ème Sect. Des Platons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.94">
            <text:p>51,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1.94">
            <text:p>51,94</text:p>
          </table:table-cell>
          <table:table-cell table:style-name="ce19" office:value-type="percentage" office:value="0.103813559322034">
            <text:p>10,38%</text:p>
          </table:table-cell>
          <table:table-cell table:style-name="Default" office:value-type="float" office:value="500.32">
            <text:p>500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Des Platons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8</text:p>
          </table:table-cell>
          <table:table-cell table:style-name="Default" office:value-type="string">
            <text:p>8ème Sect. Des Platons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42.51">
            <text:p>942,51</text:p>
          </table:table-cell>
          <table:table-cell table:style-name="Default" office:value-type="float" office:value="15.87">
            <text:p>15,8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58.38">
            <text:p>958,38</text:p>
          </table:table-cell>
          <table:table-cell table:style-name="ce19" office:value-type="percentage" office:value="0.404984660632337">
            <text:p>40,50%</text:p>
          </table:table-cell>
          <table:table-cell table:style-name="Default" office:value-type="float" office:value="2366.46">
            <text:p>2366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Des Palmes   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09</text:p>
          </table:table-cell>
          <table:table-cell table:style-name="Default" office:value-type="string">
            <text:p>9ème Sect. Des Palmes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7.1">
            <text:p>237,1</text:p>
          </table:table-cell>
          <table:table-cell table:style-name="Default" office:value-type="float" office:value="51.68">
            <text:p>51,68</text:p>
          </table:table-cell>
          <table:table-cell table:style-name="Default" office:value-type="float" office:value="0.08">
            <text:p>0,08</text:p>
          </table:table-cell>
          <table:table-cell table:style-name="Default"/>
          <table:table-cell table:style-name="ce17" office:value-type="float" office:value="288.86">
            <text:p>288,86</text:p>
          </table:table-cell>
          <table:table-cell table:style-name="ce19" office:value-type="percentage" office:value="0.10344543563041">
            <text:p>10,34%</text:p>
          </table:table-cell>
          <table:table-cell table:style-name="Default" office:value-type="float" office:value="2792.39">
            <text:p>2792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0ème Sect. Des Palmes  </text:p>
          </table:table-cell>
          <table:table-cell table:style-name="ce3" office:value-type="string">
            <text:p>10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10</text:p>
          </table:table-cell>
          <table:table-cell table:style-name="Default" office:value-type="string">
            <text:p>10ème Sect. Des Palmes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2.72">
            <text:p>132,72</text:p>
          </table:table-cell>
          <table:table-cell table:style-name="Default" office:value-type="float" office:value="5.81">
            <text:p>5,81</text:p>
          </table:table-cell>
          <table:table-cell table:style-name="Default" office:value-type="float" office:value="0.03">
            <text:p>0,03</text:p>
          </table:table-cell>
          <table:table-cell table:style-name="Default"/>
          <table:table-cell table:style-name="ce17" office:value-type="float" office:value="138.56">
            <text:p>138,56</text:p>
          </table:table-cell>
          <table:table-cell table:style-name="ce19" office:value-type="percentage" office:value="0.0961594514691798">
            <text:p>9,62%</text:p>
          </table:table-cell>
          <table:table-cell table:style-name="Default" office:value-type="float" office:value="1440.94">
            <text:p>1440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1ème Sect. Ravine Sèche    </text:p>
          </table:table-cell>
          <table:table-cell table:style-name="ce3" office:value-type="string">
            <text:p>1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11</text:p>
          </table:table-cell>
          <table:table-cell table:style-name="Default" office:value-type="string">
            <text:p>11ème Sect. Ravine Sèche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6.18">
            <text:p>476,18</text:p>
          </table:table-cell>
          <table:table-cell table:style-name="Default" office:value-type="float" office:value="0.56">
            <text:p>0,5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76.74">
            <text:p>476,74</text:p>
          </table:table-cell>
          <table:table-cell table:style-name="ce19" office:value-type="percentage" office:value="0.317316844270206">
            <text:p>31,73%</text:p>
          </table:table-cell>
          <table:table-cell table:style-name="Default" office:value-type="float" office:value="1502.41">
            <text:p>1502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2ème Sect. Des Fourques         </text:p>
          </table:table-cell>
          <table:table-cell table:style-name="ce3" office:value-type="string">
            <text:p>1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tit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2-12</text:p>
          </table:table-cell>
          <table:table-cell table:style-name="Default" office:value-type="string">
            <text:p>12ème Sect. Des Fourques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9.93">
            <text:p>309,93</text:p>
          </table:table-cell>
          <table:table-cell table:style-name="Default" office:value-type="float" office:value="10.01">
            <text:p>10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19.94">
            <text:p>319,94</text:p>
          </table:table-cell>
          <table:table-cell table:style-name="ce19" office:value-type="percentage" office:value="0.153316082039486">
            <text:p>15,33%</text:p>
          </table:table-cell>
          <table:table-cell table:style-name="Default" office:value-type="float" office:value="2086.8">
            <text:p>2086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Tête-à-Boeuf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1</text:p>
          </table:table-cell>
          <table:table-cell table:style-name="Default" office:value-type="string">
            <text:p>1ère Sect. Tête-à-Boeuf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1.57">
            <text:p>451,57</text:p>
          </table:table-cell>
          <table:table-cell table:style-name="Default" office:value-type="float" office:value="0.35">
            <text:p>0,3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1.92">
            <text:p>451,92</text:p>
          </table:table-cell>
          <table:table-cell table:style-name="ce19" office:value-type="percentage" office:value="0.433820988365396">
            <text:p>43,38%</text:p>
          </table:table-cell>
          <table:table-cell table:style-name="Default" office:value-type="float" office:value="1041.72">
            <text:p>1041,7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ête-à-Boeuf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2</text:p>
          </table:table-cell>
          <table:table-cell table:style-name="Default" office:value-type="string">
            <text:p>2ème Sect. Tête-à-Boeuf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4.83">
            <text:p>234,83</text:p>
          </table:table-cell>
          <table:table-cell table:style-name="Default" office:value-type="float" office:value="72.17">
            <text:p>72,17</text:p>
          </table:table-cell>
          <table:table-cell table:style-name="Default" office:value-type="float" office:value="1.73">
            <text:p>1,73</text:p>
          </table:table-cell>
          <table:table-cell table:style-name="Default"/>
          <table:table-cell table:style-name="ce17" office:value-type="float" office:value="308.73">
            <text:p>308,73</text:p>
          </table:table-cell>
          <table:table-cell table:style-name="ce19" office:value-type="percentage" office:value="0.140278894780606">
            <text:p>14,03%</text:p>
          </table:table-cell>
          <table:table-cell table:style-name="Default" office:value-type="float" office:value="2200.83">
            <text:p>2200,8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ussambé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3</text:p>
          </table:table-cell>
          <table:table-cell table:style-name="Default" office:value-type="string">
            <text:p>3ème Sect. Moussambé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1.39">
            <text:p>101,39</text:p>
          </table:table-cell>
          <table:table-cell table:style-name="Default" office:value-type="float" office:value="1.24">
            <text:p>1,2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2.63">
            <text:p>102,63</text:p>
          </table:table-cell>
          <table:table-cell table:style-name="ce19" office:value-type="percentage" office:value="0.175594983489315">
            <text:p>17,56%</text:p>
          </table:table-cell>
          <table:table-cell table:style-name="Default" office:value-type="float" office:value="584.47">
            <text:p>584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oussambé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4</text:p>
          </table:table-cell>
          <table:table-cell table:style-name="Default" office:value-type="string">
            <text:p>4ème Sect. Moussambé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75.28">
            <text:p>175,28</text:p>
          </table:table-cell>
          <table:table-cell table:style-name="Default" office:value-type="float" office:value="29.82">
            <text:p>29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5.1">
            <text:p>205,1</text:p>
          </table:table-cell>
          <table:table-cell table:style-name="ce19" office:value-type="percentage" office:value="0.17478375729686">
            <text:p>17,48%</text:p>
          </table:table-cell>
          <table:table-cell table:style-name="Default" office:value-type="float" office:value="1173.45">
            <text:p>1173,4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Grande Colline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5</text:p>
          </table:table-cell>
          <table:table-cell table:style-name="Default" office:value-type="string">
            <text:p>5ème Sect. Grande Colline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6.61">
            <text:p>246,61</text:p>
          </table:table-cell>
          <table:table-cell table:style-name="Default" office:value-type="float" office:value="120.84">
            <text:p>120,84</text:p>
          </table:table-cell>
          <table:table-cell table:style-name="Default" office:value-type="float" office:value="34.86">
            <text:p>34,86</text:p>
          </table:table-cell>
          <table:table-cell table:style-name="Default"/>
          <table:table-cell table:style-name="ce17" office:value-type="float" office:value="402.31">
            <text:p>402,31</text:p>
          </table:table-cell>
          <table:table-cell table:style-name="ce19" office:value-type="percentage" office:value="0.378434563395385">
            <text:p>37,84%</text:p>
          </table:table-cell>
          <table:table-cell table:style-name="Default" office:value-type="float" office:value="1063.09">
            <text:p>1063,0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Grande Colline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6</text:p>
          </table:table-cell>
          <table:table-cell table:style-name="Default" office:value-type="string">
            <text:p>6ème Sect. Grande Colline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9.31">
            <text:p>159,31</text:p>
          </table:table-cell>
          <table:table-cell table:style-name="Default" office:value-type="float" office:value="10.71">
            <text:p>10,7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0.02">
            <text:p>170,02</text:p>
          </table:table-cell>
          <table:table-cell table:style-name="ce19" office:value-type="percentage" office:value="0.329975739932072">
            <text:p>33,00%</text:p>
          </table:table-cell>
          <table:table-cell table:style-name="Default" office:value-type="float" office:value="515.25">
            <text:p>515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Gérard 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-Goâv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23-07</text:p>
          </table:table-cell>
          <table:table-cell table:style-name="Default" office:value-type="string">
            <text:p>7ème Sect. Gérard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7.03">
            <text:p>167,03</text:p>
          </table:table-cell>
          <table:table-cell table:style-name="Default" office:value-type="float" office:value="45.41">
            <text:p>45,41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212.57">
            <text:p>212,57</text:p>
          </table:table-cell>
          <table:table-cell table:style-name="ce19" office:value-type="percentage" office:value="0.288265686660067">
            <text:p>28,83%</text:p>
          </table:table-cell>
          <table:table-cell table:style-name="Default" office:value-type="float" office:value="737.41">
            <text:p>737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s Varreux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1</text:p>
          </table:table-cell>
          <table:table-cell table:style-name="Default" office:value-type="string">
            <text:p>1ère Sect. Des Varreux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5.79">
            <text:p>45,79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17" office:value-type="float" office:value="128.72">
            <text:p>128,72</text:p>
          </table:table-cell>
          <table:table-cell table:style-name="ce19" office:value-type="percentage" office:value="0.240041772340743">
            <text:p>24,00%</text:p>
          </table:table-cell>
          <table:table-cell table:style-name="Default" office:value-type="float" office:value="536.24">
            <text:p>536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es Vareux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2</text:p>
          </table:table-cell>
          <table:table-cell table:style-name="Default" office:value-type="string">
            <text:p>2<text:span text:style-name="T1">e</text:span> Sect. Des Varreux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7.38">
            <text:p>37,38</text:p>
          </table:table-cell>
          <table:table-cell table:style-name="Default" office:value-type="float" office:value="35.94">
            <text:p>35,94</text:p>
          </table:table-cell>
          <table:table-cell table:style-name="Default" office:value-type="float" office:value="0.75">
            <text:p>0,75</text:p>
          </table:table-cell>
          <table:table-cell table:style-name="Default"/>
          <table:table-cell table:style-name="ce17" office:value-type="float" office:value="74.07">
            <text:p>74,07</text:p>
          </table:table-cell>
          <table:table-cell table:style-name="ce19" office:value-type="percentage" office:value="0.222639694610598">
            <text:p>22,26%</text:p>
          </table:table-cell>
          <table:table-cell table:style-name="Default" office:value-type="float" office:value="332.69">
            <text:p>332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etit Bois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3</text:p>
          </table:table-cell>
          <table:table-cell table:style-name="Default" office:value-type="string">
            <text:p>3ème Sect. Petit Bois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0.84">
            <text:p>50,84</text:p>
          </table:table-cell>
          <table:table-cell table:style-name="Default" office:value-type="float" office:value="28.68">
            <text:p>28,68</text:p>
          </table:table-cell>
          <table:table-cell table:style-name="Default" office:value-type="float" office:value="15.34">
            <text:p>15,34</text:p>
          </table:table-cell>
          <table:table-cell table:style-name="Default"/>
          <table:table-cell table:style-name="ce17" office:value-type="float" office:value="94.86">
            <text:p>94,86</text:p>
          </table:table-cell>
          <table:table-cell table:style-name="ce19" office:value-type="percentage" office:value="0.0901265534146619">
            <text:p>9,01%</text:p>
          </table:table-cell>
          <table:table-cell table:style-name="Default" office:value-type="float" office:value="1052.52">
            <text:p>1052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etit Bois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4</text:p>
          </table:table-cell>
          <table:table-cell table:style-name="Default" office:value-type="string">
            <text:p>4ème Sect. Petit Bois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.3">
            <text:p>24,3</text:p>
          </table:table-cell>
          <table:table-cell table:style-name="Default" office:value-type="float" office:value="22.53">
            <text:p>22,53</text:p>
          </table:table-cell>
          <table:table-cell table:style-name="Default" office:value-type="float" office:value="7.5">
            <text:p>7,5</text:p>
          </table:table-cell>
          <table:table-cell table:style-name="Default"/>
          <table:table-cell table:style-name="ce17" office:value-type="float" office:value="54.33">
            <text:p>54,33</text:p>
          </table:table-cell>
          <table:table-cell table:style-name="ce19" office:value-type="percentage" office:value="0.0929226243415202">
            <text:p>9,29%</text:p>
          </table:table-cell>
          <table:table-cell table:style-name="Default" office:value-type="float" office:value="584.68">
            <text:p>584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Petit Bois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5</text:p>
          </table:table-cell>
          <table:table-cell table:style-name="Default" office:value-type="string">
            <text:p>5<text:span text:style-name="T1">e</text:span> Sect. Petit Bois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.58">
            <text:p>36,58</text:p>
          </table:table-cell>
          <table:table-cell table:style-name="Default" office:value-type="float" office:value="36.05">
            <text:p>36,05</text:p>
          </table:table-cell>
          <table:table-cell table:style-name="Default" office:value-type="float" office:value="24.31">
            <text:p>24,31</text:p>
          </table:table-cell>
          <table:table-cell table:style-name="Default"/>
          <table:table-cell table:style-name="ce17" office:value-type="float" office:value="96.94">
            <text:p>96,94</text:p>
          </table:table-cell>
          <table:table-cell table:style-name="ce19" office:value-type="percentage" office:value="0.101781758239451">
            <text:p>10,18%</text:p>
          </table:table-cell>
          <table:table-cell table:style-name="Default" office:value-type="float" office:value="952.43">
            <text:p>952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elle Fontaine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6</text:p>
          </table:table-cell>
          <table:table-cell table:style-name="Default" office:value-type="string">
            <text:p>6ème Sect. Belle Fontaine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78.79">
            <text:p>778,79</text:p>
          </table:table-cell>
          <table:table-cell table:style-name="Default" office:value-type="float" office:value="167.52">
            <text:p>167,52</text:p>
          </table:table-cell>
          <table:table-cell table:style-name="Default" office:value-type="float" office:value="1.83">
            <text:p>1,83</text:p>
          </table:table-cell>
          <table:table-cell table:style-name="Default"/>
          <table:table-cell table:style-name="ce17" office:value-type="float" office:value="948.14">
            <text:p>948,14</text:p>
          </table:table-cell>
          <table:table-cell table:style-name="ce19" office:value-type="percentage" office:value="0.312116084772432">
            <text:p>31,21%</text:p>
          </table:table-cell>
          <table:table-cell table:style-name="Default" office:value-type="float" office:value="3037.78">
            <text:p>3037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Belle Fontaine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7</text:p>
          </table:table-cell>
          <table:table-cell table:style-name="Default" office:value-type="string">
            <text:p>7<text:span text:style-name="T1">e</text:span> Sect. Belle Fontaine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70.4">
            <text:p>870,4</text:p>
          </table:table-cell>
          <table:table-cell table:style-name="Default" office:value-type="float" office:value="63.43">
            <text:p>63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33.83">
            <text:p>933,83</text:p>
          </table:table-cell>
          <table:table-cell table:style-name="ce19" office:value-type="percentage" office:value="0.350219958671022">
            <text:p>35,02%</text:p>
          </table:table-cell>
          <table:table-cell table:style-name="Default" office:value-type="float" office:value="2666.41">
            <text:p>2666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Belle Fontaine         </text:p>
          </table:table-cell>
          <table:table-cell table:style-name="ce3" office:value-type="string">
            <text:p>8ème</text:p>
          </table:table-cell>
          <table:table-cell table:style-name="Default"/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8</text:p>
          </table:table-cell>
          <table:table-cell table:style-name="Default" office:value-type="string">
            <text:p><text:span text:style-name="T1">8e</text:span> Sect. Belle Fontaine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7.89">
            <text:p>157,89</text:p>
          </table:table-cell>
          <table:table-cell table:style-name="Default" office:value-type="float" office:value="2.91">
            <text:p>2,9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0.8">
            <text:p>160,8</text:p>
          </table:table-cell>
          <table:table-cell table:style-name="ce19" office:value-type="percentage" office:value="0.194541231126597">
            <text:p>19,45%</text:p>
          </table:table-cell>
          <table:table-cell table:style-name="Default" office:value-type="float" office:value="826.56">
            <text:p>826,5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des Crochus    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1-09</text:p>
          </table:table-cell>
          <table:table-cell table:style-name="Default" office:value-type="string">
            <text:p>9ème Sect. des Crochus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9.32">
            <text:p>159,32</text:p>
          </table:table-cell>
          <table:table-cell table:style-name="Default" office:value-type="float" office:value="26.86">
            <text:p>26,8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6.18">
            <text:p>186,18</text:p>
          </table:table-cell>
          <table:table-cell table:style-name="ce19" office:value-type="percentage" office:value="0.122925978990737">
            <text:p>12,29%</text:p>
          </table:table-cell>
          <table:table-cell table:style-name="Default" office:value-type="float" office:value="1514.57">
            <text:p>1514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0ème Sect. des Orangers             </text:p>
          </table:table-cell>
          <table:table-cell table:style-name="ce3" office:value-type="string">
            <text:p>10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roix des bouquets</text:p>
          </table:table-cell>
          <table:table-cell table:style-name="Default" office:value-type="string">
            <text:p>Departement de l'Ouest</text:p>
          </table:table-cell>
          <table:table-cell table:style-name="ce7" office:value-type="string">
            <text:p>131-10</text:p>
          </table:table-cell>
          <table:table-cell table:style-name="Default" office:value-type="string">
            <text:p>10ème Sect. des Orangers 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7.59">
            <text:p>237,59</text:p>
          </table:table-cell>
          <table:table-cell table:style-name="Default" office:value-type="float" office:value="5.2">
            <text:p>5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42.79">
            <text:p>242,79</text:p>
          </table:table-cell>
          <table:table-cell table:style-name="ce19" office:value-type="percentage" office:value="0.389692310161629">
            <text:p>38,97%</text:p>
          </table:table-cell>
          <table:table-cell table:style-name="Default" office:value-type="float" office:value="623.03">
            <text:p>623,0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rande Plaine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zeau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2-01</text:p>
          </table:table-cell>
          <table:table-cell table:style-name="Default" office:value-type="string">
            <text:p>1ère Sect. Grande Plaine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6.26">
            <text:p>236,26</text:p>
          </table:table-cell>
          <table:table-cell table:style-name="Default" office:value-type="float" office:value="122.96">
            <text:p>122,96</text:p>
          </table:table-cell>
          <table:table-cell table:style-name="Default" office:value-type="float" office:value="19.23">
            <text:p>19,23</text:p>
          </table:table-cell>
          <table:table-cell table:style-name="Default"/>
          <table:table-cell table:style-name="ce17" office:value-type="float" office:value="378.45">
            <text:p>378,45</text:p>
          </table:table-cell>
          <table:table-cell table:style-name="ce19" office:value-type="percentage" office:value="0.134890932420873">
            <text:p>13,49%</text:p>
          </table:table-cell>
          <table:table-cell table:style-name="Default" office:value-type="float" office:value="2805.6">
            <text:p>2805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rande Plaine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zeau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2-02</text:p>
          </table:table-cell>
          <table:table-cell table:style-name="Default" office:value-type="string">
            <text:p>2ème Sect. Grande Plaine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.28">
            <text:p>69,28</text:p>
          </table:table-cell>
          <table:table-cell table:style-name="Default" office:value-type="float" office:value="222.79">
            <text:p>222,79</text:p>
          </table:table-cell>
          <table:table-cell table:style-name="Default" office:value-type="float" office:value="60.98">
            <text:p>60,98</text:p>
          </table:table-cell>
          <table:table-cell table:style-name="Default"/>
          <table:table-cell table:style-name="ce17" office:value-type="float" office:value="353.05">
            <text:p>353,05</text:p>
          </table:table-cell>
          <table:table-cell table:style-name="ce19" office:value-type="percentage" office:value="0.11837345055004">
            <text:p>11,84%</text:p>
          </table:table-cell>
          <table:table-cell table:style-name="Default" office:value-type="float" office:value="2982.51">
            <text:p>2982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des Crochus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zeau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2-03</text:p>
          </table:table-cell>
          <table:table-cell table:style-name="Default" office:value-type="string">
            <text:p>4ème Sect. des Crochus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6.4">
            <text:p>356,4</text:p>
          </table:table-cell>
          <table:table-cell table:style-name="Default" office:value-type="float" office:value="13.84">
            <text:p>13,8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70.24">
            <text:p>370,24</text:p>
          </table:table-cell>
          <table:table-cell table:style-name="ce19" office:value-type="percentage" office:value="0.142113040974954">
            <text:p>14,21%</text:p>
          </table:table-cell>
          <table:table-cell table:style-name="Default" office:value-type="float" office:value="2605.25">
            <text:p>2605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rou d'Eau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zeau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2-04</text:p>
          </table:table-cell>
          <table:table-cell table:style-name="Default" office:value-type="string">
            <text:p>3ème Sect. Trou d'Eau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2.05">
            <text:p>182,05</text:p>
          </table:table-cell>
          <table:table-cell table:style-name="Default" office:value-type="float" office:value="1.4">
            <text:p>1,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3.45">
            <text:p>183,45</text:p>
          </table:table-cell>
          <table:table-cell table:style-name="ce19" office:value-type="percentage" office:value="0.0932358875578754">
            <text:p>9,32%</text:p>
          </table:table-cell>
          <table:table-cell table:style-name="Default" office:value-type="float" office:value="1967.59">
            <text:p>1967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alette Chambon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anth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3-01</text:p>
          </table:table-cell>
          <table:table-cell table:style-name="Default" office:value-type="string">
            <text:p>1<text:span text:style-name="T1">re</text:span> Sect. Galette Chambon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0.35">
            <text:p>660,35</text:p>
          </table:table-cell>
          <table:table-cell table:style-name="Default" office:value-type="float" office:value="79.32">
            <text:p>79,32</text:p>
          </table:table-cell>
          <table:table-cell table:style-name="Default" office:value-type="float" office:value="2.46">
            <text:p>2,46</text:p>
          </table:table-cell>
          <table:table-cell table:style-name="Default"/>
          <table:table-cell table:style-name="ce17" office:value-type="float" office:value="742.13">
            <text:p>742,13</text:p>
          </table:table-cell>
          <table:table-cell table:style-name="ce19" office:value-type="percentage" office:value="0.306651350558446">
            <text:p>30,67%</text:p>
          </table:table-cell>
          <table:table-cell table:style-name="Default" office:value-type="float" office:value="2420.11">
            <text:p>2420,1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lan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anth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3-02</text:p>
          </table:table-cell>
          <table:table-cell table:style-name="Default" office:value-type="string">
            <text:p>2ème Sect. Balan     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.87">
            <text:p>33,87</text:p>
          </table:table-cell>
          <table:table-cell table:style-name="Default" office:value-type="float" office:value="124.17">
            <text:p>124,17</text:p>
          </table:table-cell>
          <table:table-cell table:style-name="Default" office:value-type="float" office:value="48.99">
            <text:p>48,99</text:p>
          </table:table-cell>
          <table:table-cell table:style-name="Default"/>
          <table:table-cell table:style-name="ce17" office:value-type="float" office:value="207.03">
            <text:p>207,03</text:p>
          </table:table-cell>
          <table:table-cell table:style-name="ce19" office:value-type="percentage" office:value="0.111013400110461">
            <text:p>11,10%</text:p>
          </table:table-cell>
          <table:table-cell table:style-name="Default" office:value-type="float" office:value="1864.91">
            <text:p>1864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Fond Parisien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anth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3-03</text:p>
          </table:table-cell>
          <table:table-cell table:style-name="Default" office:value-type="string">
            <text:p>3ème Sect. Fond Parisien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60.32">
            <text:p>960,32</text:p>
          </table:table-cell>
          <table:table-cell table:style-name="Default" office:value-type="float" office:value="84.73">
            <text:p>84,73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17" office:value-type="float" office:value="1045.5">
            <text:p>1045,5</text:p>
          </table:table-cell>
          <table:table-cell table:style-name="ce19" office:value-type="percentage" office:value="0.215154446113638">
            <text:p>21,52%</text:p>
          </table:table-cell>
          <table:table-cell table:style-name="Default" office:value-type="float" office:value="4859.3">
            <text:p>4859,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ays Pourri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anth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3-04</text:p>
          </table:table-cell>
          <table:table-cell table:style-name="Default" office:value-type="string">
            <text:p>4ème Sect. Pays Pourri        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04.25">
            <text:p>404,25</text:p>
          </table:table-cell>
          <table:table-cell table:style-name="Default" office:value-type="float" office:value="9.76">
            <text:p>9,7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4.01">
            <text:p>414,01</text:p>
          </table:table-cell>
          <table:table-cell table:style-name="ce19" office:value-type="percentage" office:value="0.362711686218165">
            <text:p>36,27%</text:p>
          </table:table-cell>
          <table:table-cell table:style-name="Default" office:value-type="float" office:value="1141.43">
            <text:p>1141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are Roseaux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anthier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3-06</text:p>
          </table:table-cell>
          <table:table-cell table:style-name="Default" office:value-type="string">
            <text:p>5ème Sect. Mare Roseaux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80.99">
            <text:p>980,99</text:p>
          </table:table-cell>
          <table:table-cell table:style-name="Default" office:value-type="float" office:value="28.65">
            <text:p>28,65</text:p>
          </table:table-cell>
          <table:table-cell table:style-name="Default" office:value-type="float" office:value="3.15">
            <text:p>3,15</text:p>
          </table:table-cell>
          <table:table-cell table:style-name="Default"/>
          <table:table-cell table:style-name="ce17" office:value-type="float" office:value="1012.79">
            <text:p>1012,79</text:p>
          </table:table-cell>
          <table:table-cell table:style-name="ce19" office:value-type="percentage" office:value="0.306382425188466">
            <text:p>30,64%</text:p>
          </table:table-cell>
          <table:table-cell table:style-name="Default" office:value-type="float" office:value="3305.64">
            <text:p>3305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laine Célest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ornillon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4-01</text:p>
          </table:table-cell>
          <table:table-cell table:style-name="Default" office:value-type="string">
            <text:p>1ère Sect. Plaine Célest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8.91">
            <text:p>258,91</text:p>
          </table:table-cell>
          <table:table-cell table:style-name="Default" office:value-type="float" office:value="12.22">
            <text:p>12,2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1.13">
            <text:p>271,13</text:p>
          </table:table-cell>
          <table:table-cell table:style-name="ce19" office:value-type="percentage" office:value="0.122096531599283">
            <text:p>12,21%</text:p>
          </table:table-cell>
          <table:table-cell table:style-name="Default" office:value-type="float" office:value="2220.62">
            <text:p>2220,6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laine Célest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ornillon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4-02</text:p>
          </table:table-cell>
          <table:table-cell table:style-name="Default" office:value-type="string">
            <text:p>2<text:span text:style-name="T1">e</text:span> Sect. Plaine Célest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.12">
            <text:p>2,12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.2">
            <text:p>2,2</text:p>
          </table:table-cell>
          <table:table-cell table:style-name="ce19" office:value-type="percentage" office:value="0.017736214124476">
            <text:p>1,77%</text:p>
          </table:table-cell>
          <table:table-cell table:style-name="Default" office:value-type="float" office:value="124.04">
            <text:p>124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Boucan Bois Pin</text:p>
          </table:table-cell>
          <table:table-cell table:style-name="ce3" office:value-type="string">
            <text:p>3ème</text:p>
          </table:table-cell>
          <table:table-cell table:style-name="Default"/>
          <table:table-cell table:style-name="Default" office:value-type="string">
            <text:p>Commune de Cornillon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4-03</text:p>
          </table:table-cell>
          <table:table-cell table:style-name="Default" office:value-type="string">
            <text:p>3ème Boucan Bois Pin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64.56">
            <text:p>1164,56</text:p>
          </table:table-cell>
          <table:table-cell table:style-name="Default" office:value-type="float" office:value="40.47">
            <text:p>40,47</text:p>
          </table:table-cell>
          <table:table-cell table:style-name="Default" office:value-type="float" office:value="1.49">
            <text:p>1,49</text:p>
          </table:table-cell>
          <table:table-cell table:style-name="Default"/>
          <table:table-cell table:style-name="ce17" office:value-type="float" office:value="1206.52">
            <text:p>1206,52</text:p>
          </table:table-cell>
          <table:table-cell table:style-name="ce19" office:value-type="percentage" office:value="0.436570742103683">
            <text:p>43,66%</text:p>
          </table:table-cell>
          <table:table-cell table:style-name="Default" office:value-type="float" office:value="2763.63">
            <text:p>2763,6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Boucan Bois Pin</text:p>
          </table:table-cell>
          <table:table-cell table:style-name="ce3" office:value-type="string">
            <text:p>4ème</text:p>
          </table:table-cell>
          <table:table-cell table:style-name="Default"/>
          <table:table-cell table:style-name="Default" office:value-type="string">
            <text:p>Commune de Cornillon</text:p>
          </table:table-cell>
          <table:table-cell table:style-name="Default" office:value-type="string">
            <text:p>Departement de l'Ouest</text:p>
          </table:table-cell>
          <table:table-cell table:style-name="ce8" office:value-type="string">
            <text:p>134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37.47">
            <text:p>1237,47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0.12">
            <text:p>0,12</text:p>
          </table:table-cell>
          <table:table-cell table:style-name="Default"/>
          <table:table-cell table:style-name="ce17" office:value-type="float" office:value="1237.65">
            <text:p>1237,65</text:p>
          </table:table-cell>
          <table:table-cell table:style-name="ce19" office:value-type="percentage" office:value="0.379974763523159">
            <text:p>38,00%</text:p>
          </table:table-cell>
          <table:table-cell table:style-name="Default" office:value-type="float" office:value="3257.19">
            <text:p>3257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Génipailler</text:p>
          </table:table-cell>
          <table:table-cell table:style-name="ce3" office:value-type="string">
            <text:p>5ème</text:p>
          </table:table-cell>
          <table:table-cell table:style-name="Default"/>
          <table:table-cell table:style-name="Default" office:value-type="string">
            <text:p>Commune de Cornillon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4-0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47.6">
            <text:p>1547,6</text:p>
          </table:table-cell>
          <table:table-cell table:style-name="Default" office:value-type="float" office:value="370.01">
            <text:p>370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17.61">
            <text:p>1917,61</text:p>
          </table:table-cell>
          <table:table-cell table:style-name="ce19" office:value-type="percentage" office:value="0.364355446112688">
            <text:p>36,44%</text:p>
          </table:table-cell>
          <table:table-cell table:style-name="Default" office:value-type="float" office:value="5263.02">
            <text:p>5263,0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Fonds-Verrettes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nds-Verette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35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39.62">
            <text:p>2339,62</text:p>
          </table:table-cell>
          <table:table-cell table:style-name="Default" office:value-type="float" office:value="1159.92">
            <text:p>1159,92</text:p>
          </table:table-cell>
          <table:table-cell table:style-name="Default" office:value-type="float" office:value="4.75">
            <text:p>4,75</text:p>
          </table:table-cell>
          <table:table-cell table:style-name="Default"/>
          <table:table-cell table:style-name="ce17" office:value-type="float" office:value="3504.29">
            <text:p>3504,29</text:p>
          </table:table-cell>
          <table:table-cell table:style-name="ce19" office:value-type="percentage" office:value="0.224164091935494">
            <text:p>22,42%</text:p>
          </table:table-cell>
          <table:table-cell table:style-name="Default" office:value-type="float" office:value="15632.7">
            <text:p>15632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Boucassin</text:p>
          </table:table-cell>
          <table:table-cell table:style-name="ce3" office:value-type="string">
            <text:p>1ère</text:p>
          </table:table-cell>
          <table:table-cell table:style-name="Default"/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2.32">
            <text:p>22,32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2.33">
            <text:p>22,33</text:p>
          </table:table-cell>
          <table:table-cell table:style-name="ce19" office:value-type="percentage" office:value="0.0145246163953193">
            <text:p>1,45%</text:p>
          </table:table-cell>
          <table:table-cell table:style-name="Default" office:value-type="float" office:value="1537.39">
            <text:p>1537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es Vases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.16">
            <text:p>7,16</text:p>
          </table:table-cell>
          <table:table-cell table:style-name="Default" office:value-type="float" office:value="2.23">
            <text:p>2,2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.39">
            <text:p>9,39</text:p>
          </table:table-cell>
          <table:table-cell table:style-name="ce19" office:value-type="percentage" office:value="0.00482121952722269">
            <text:p>0,48%</text:p>
          </table:table-cell>
          <table:table-cell table:style-name="Default" office:value-type="float" office:value="1947.64">
            <text:p>1947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Délices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2.83">
            <text:p>742,83</text:p>
          </table:table-cell>
          <table:table-cell table:style-name="Default" office:value-type="float" office:value="24.46">
            <text:p>24,46</text:p>
          </table:table-cell>
          <table:table-cell table:style-name="Default" office:value-type="float" office:value="0.35">
            <text:p>0,35</text:p>
          </table:table-cell>
          <table:table-cell table:style-name="Default"/>
          <table:table-cell table:style-name="ce17" office:value-type="float" office:value="767.64">
            <text:p>767,64</text:p>
          </table:table-cell>
          <table:table-cell table:style-name="ce19" office:value-type="percentage" office:value="0.193543019224709">
            <text:p>19,35%</text:p>
          </table:table-cell>
          <table:table-cell table:style-name="Default" office:value-type="float" office:value="3966.25">
            <text:p>3966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Matheux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46.3">
            <text:p>1046,3</text:p>
          </table:table-cell>
          <table:table-cell table:style-name="Default" office:value-type="float" office:value="59.22">
            <text:p>59,2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05.52">
            <text:p>1105,52</text:p>
          </table:table-cell>
          <table:table-cell table:style-name="ce19" office:value-type="percentage" office:value="0.164443631289985">
            <text:p>16,44%</text:p>
          </table:table-cell>
          <table:table-cell table:style-name="Default" office:value-type="float" office:value="6722.79">
            <text:p>6722,7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ds Baptiste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7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9.92">
            <text:p>239,92</text:p>
          </table:table-cell>
          <table:table-cell table:style-name="Default" office:value-type="float" office:value="0.88">
            <text:p>0,88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240.85">
            <text:p>240,85</text:p>
          </table:table-cell>
          <table:table-cell table:style-name="ce19" office:value-type="percentage" office:value="0.212223211060103">
            <text:p>21,22%</text:p>
          </table:table-cell>
          <table:table-cell table:style-name="Default" office:value-type="float" office:value="1134.89">
            <text:p>1134,8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ontrouis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rchai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1-08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6.83">
            <text:p>486,83</text:p>
          </table:table-cell>
          <table:table-cell table:style-name="Default" office:value-type="float" office:value="86.75">
            <text:p>86,7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73.58">
            <text:p>573,58</text:p>
          </table:table-cell>
          <table:table-cell table:style-name="ce19" office:value-type="percentage" office:value="0.168838049934947">
            <text:p>16,88%</text:p>
          </table:table-cell>
          <table:table-cell table:style-name="Default" office:value-type="float" office:value="3397.22">
            <text:p>3397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cassin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baret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2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2.58">
            <text:p>52,58</text:p>
          </table:table-cell>
          <table:table-cell table:style-name="Default" office:value-type="float" office:value="67.94">
            <text:p>67,94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120.65">
            <text:p>120,65</text:p>
          </table:table-cell>
          <table:table-cell table:style-name="ce19" office:value-type="percentage" office:value="0.0688967947143909">
            <text:p>6,89%</text:p>
          </table:table-cell>
          <table:table-cell table:style-name="Default" office:value-type="float" office:value="1751.17">
            <text:p>1751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ucassin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baret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2-0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6.68">
            <text:p>206,68</text:p>
          </table:table-cell>
          <table:table-cell table:style-name="Default" office:value-type="float" office:value="107.03">
            <text:p>107,03</text:p>
          </table:table-cell>
          <table:table-cell table:style-name="Default" office:value-type="float" office:value="3.22">
            <text:p>3,22</text:p>
          </table:table-cell>
          <table:table-cell table:style-name="Default"/>
          <table:table-cell table:style-name="ce17" office:value-type="float" office:value="316.93">
            <text:p>316,93</text:p>
          </table:table-cell>
          <table:table-cell table:style-name="ce19" office:value-type="percentage" office:value="0.108620252383662">
            <text:p>10,86%</text:p>
          </table:table-cell>
          <table:table-cell table:style-name="Default" office:value-type="float" office:value="2917.78">
            <text:p>2917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Fonds-des-Blancs(Casale)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baret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2-0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72.95">
            <text:p>772,95</text:p>
          </table:table-cell>
          <table:table-cell table:style-name="Default" office:value-type="float" office:value="374.6">
            <text:p>374,6</text:p>
          </table:table-cell>
          <table:table-cell table:style-name="Default" office:value-type="float" office:value="2.73">
            <text:p>2,73</text:p>
          </table:table-cell>
          <table:table-cell table:style-name="Default"/>
          <table:table-cell table:style-name="ce17" office:value-type="float" office:value="1150.28">
            <text:p>1150,28</text:p>
          </table:table-cell>
          <table:table-cell table:style-name="ce19" office:value-type="percentage" office:value="0.227652896029512">
            <text:p>22,77%</text:p>
          </table:table-cell>
          <table:table-cell table:style-name="Default" office:value-type="float" office:value="5052.78">
            <text:p>5052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ource-Matelas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baret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42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2.87">
            <text:p>202,87</text:p>
          </table:table-cell>
          <table:table-cell table:style-name="Default" office:value-type="float" office:value="85.97">
            <text:p>85,9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88.84">
            <text:p>288,84</text:p>
          </table:table-cell>
          <table:table-cell table:style-name="ce19" office:value-type="percentage" office:value="0.232926091689851">
            <text:p>23,29%</text:p>
          </table:table-cell>
          <table:table-cell table:style-name="Default" office:value-type="float" office:value="1240.05">
            <text:p>1240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alma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00.48">
            <text:p>1000,4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.14">
            <text:p>4,14</text:p>
          </table:table-cell>
          <table:table-cell table:style-name="Default"/>
          <table:table-cell table:style-name="ce17" office:value-type="float" office:value="1004.62">
            <text:p>1004,62</text:p>
          </table:table-cell>
          <table:table-cell table:style-name="ce19" office:value-type="percentage" office:value="0.588391706688532">
            <text:p>58,84%</text:p>
          </table:table-cell>
          <table:table-cell table:style-name="Default" office:value-type="float" office:value="1707.4">
            <text:p>1707,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etite Source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57.23">
            <text:p>657,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6">
            <text:p>0,6</text:p>
          </table:table-cell>
          <table:table-cell table:style-name="Default"/>
          <table:table-cell table:style-name="ce17" office:value-type="float" office:value="657.83">
            <text:p>657,83</text:p>
          </table:table-cell>
          <table:table-cell table:style-name="ce19" office:value-type="percentage" office:value="0.694015993923153">
            <text:p>69,40%</text:p>
          </table:table-cell>
          <table:table-cell table:style-name="Default" office:value-type="float" office:value="947.86">
            <text:p>947,8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ande Source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3.7">
            <text:p>243,7</text:p>
          </table:table-cell>
          <table:table-cell table:style-name="Default" office:value-type="float" office:value="11.77">
            <text:p>11,77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255.48">
            <text:p>255,48</text:p>
          </table:table-cell>
          <table:table-cell table:style-name="ce19" office:value-type="percentage" office:value="0.203558367262384">
            <text:p>20,36%</text:p>
          </table:table-cell>
          <table:table-cell table:style-name="Default" office:value-type="float" office:value="1255.07">
            <text:p>1255,0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Grand Lagon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0.64">
            <text:p>390,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90.64">
            <text:p>390,64</text:p>
          </table:table-cell>
          <table:table-cell table:style-name="ce19" office:value-type="percentage" office:value="0.0920170541540056">
            <text:p>9,20%</text:p>
          </table:table-cell>
          <table:table-cell table:style-name="Default" office:value-type="float" office:value="4245.3">
            <text:p>4245,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Picmy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.15">
            <text:p>45,1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.15">
            <text:p>45,15</text:p>
          </table:table-cell>
          <table:table-cell table:style-name="ce19" office:value-type="percentage" office:value="0.457168894289186">
            <text:p>45,72%</text:p>
          </table:table-cell>
          <table:table-cell table:style-name="Default" office:value-type="float" office:value="98.76">
            <text:p>98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Petit Anse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<text:s/>Anse a Galets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1-06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1.01">
            <text:p>141,01</text:p>
          </table:table-cell>
          <table:table-cell table:style-name="Default" office:value-type="float" office:value="14.33">
            <text:p>14,33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155.39">
            <text:p>155,39</text:p>
          </table:table-cell>
          <table:table-cell table:style-name="ce19" office:value-type="percentage" office:value="0.129467930879339">
            <text:p>12,95%</text:p>
          </table:table-cell>
          <table:table-cell table:style-name="Default" office:value-type="float" office:value="1200.22">
            <text:p>1200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 Source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inte à Raquett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2-0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.59">
            <text:p>27,59</text:p>
          </table:table-cell>
          <table:table-cell table:style-name="Default" office:value-type="float" office:value="8.95">
            <text:p>8,95</text:p>
          </table:table-cell>
          <table:table-cell table:style-name="Default" office:value-type="float" office:value="1.1">
            <text:p>1,1</text:p>
          </table:table-cell>
          <table:table-cell table:style-name="Default"/>
          <table:table-cell table:style-name="ce17" office:value-type="float" office:value="37.64">
            <text:p>37,64</text:p>
          </table:table-cell>
          <table:table-cell table:style-name="ce19" office:value-type="percentage" office:value="0.129258241758242">
            <text:p>12,93%</text:p>
          </table:table-cell>
          <table:table-cell table:style-name="Default" office:value-type="float" office:value="291.2">
            <text:p>291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rand Vide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inte à Raquett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2-02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.63">
            <text:p>20,63</text:p>
          </table:table-cell>
          <table:table-cell table:style-name="Default" office:value-type="float" office:value="3.5">
            <text:p>3,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4.13">
            <text:p>24,13</text:p>
          </table:table-cell>
          <table:table-cell table:style-name="ce19" office:value-type="percentage" office:value="0.0723082916304576">
            <text:p>7,23%</text:p>
          </table:table-cell>
          <table:table-cell table:style-name="Default" office:value-type="float" office:value="333.71">
            <text:p>333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rou Louis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inte à Raquett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2-03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.06">
            <text:p>54,06</text:p>
          </table:table-cell>
          <table:table-cell table:style-name="Default" office:value-type="float" office:value="15.99">
            <text:p>15,99</text:p>
          </table:table-cell>
          <table:table-cell table:style-name="Default" office:value-type="float" office:value="1.82">
            <text:p>1,82</text:p>
          </table:table-cell>
          <table:table-cell table:style-name="Default"/>
          <table:table-cell table:style-name="ce17" office:value-type="float" office:value="71.87">
            <text:p>71,87</text:p>
          </table:table-cell>
          <table:table-cell table:style-name="ce19" office:value-type="percentage" office:value="0.173779529462969">
            <text:p>17,38%</text:p>
          </table:table-cell>
          <table:table-cell table:style-name="Default" office:value-type="float" office:value="413.57">
            <text:p>413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ointe à Raquette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inte à Raquett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2-04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5.98">
            <text:p>155,98</text:p>
          </table:table-cell>
          <table:table-cell table:style-name="Default" office:value-type="float" office:value="5.42">
            <text:p>5,42</text:p>
          </table:table-cell>
          <table:table-cell table:style-name="Default" office:value-type="float" office:value="0.04">
            <text:p>0,04</text:p>
          </table:table-cell>
          <table:table-cell table:style-name="Default"/>
          <table:table-cell table:style-name="ce17" office:value-type="float" office:value="161.44">
            <text:p>161,44</text:p>
          </table:table-cell>
          <table:table-cell table:style-name="ce19" office:value-type="percentage" office:value="0.43627715922603">
            <text:p>43,63%</text:p>
          </table:table-cell>
          <table:table-cell table:style-name="Default" office:value-type="float" office:value="370.04">
            <text:p>370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Gros Mangle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inte à Raquette</text:p>
          </table:table-cell>
          <table:table-cell table:style-name="Default" office:value-type="string">
            <text:p>Departement de l'Ouest</text:p>
          </table:table-cell>
          <table:table-cell table:style-name="Default" office:value-type="string">
            <text:p>152-0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.51">
            <text:p>23,51</text:p>
          </table:table-cell>
          <table:table-cell table:style-name="Default" office:value-type="float" office:value="14.18">
            <text:p>14,18</text:p>
          </table:table-cell>
          <table:table-cell table:style-name="Default" office:value-type="float" office:value="0.72">
            <text:p>0,72</text:p>
          </table:table-cell>
          <table:table-cell table:style-name="Default"/>
          <table:table-cell table:style-name="ce17" office:value-type="float" office:value="38.41">
            <text:p>38,41</text:p>
          </table:table-cell>
          <table:table-cell table:style-name="ce19" office:value-type="percentage" office:value="0.131662838926405">
            <text:p>13,17%</text:p>
          </table:table-cell>
          <table:table-cell table:style-name="Default" office:value-type="float" office:value="291.73">
            <text:p>291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 Cap Rouge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28.25">
            <text:p>628,25</text:p>
          </table:table-cell>
          <table:table-cell table:style-name="Default" office:value-type="float" office:value="292.68">
            <text:p>292,68</text:p>
          </table:table-cell>
          <table:table-cell table:style-name="Default" office:value-type="float" office:value="1.26">
            <text:p>1,26</text:p>
          </table:table-cell>
          <table:table-cell table:style-name="Default"/>
          <table:table-cell table:style-name="ce17" office:value-type="float" office:value="922.19">
            <text:p>922,19</text:p>
          </table:table-cell>
          <table:table-cell table:style-name="ce19" office:value-type="percentage" office:value="0.360340259922945">
            <text:p>36,03%</text:p>
          </table:table-cell>
          <table:table-cell table:style-name="Default" office:value-type="float" office:value="2559.22">
            <text:p>2559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d Melon (Selle)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0.28">
            <text:p>80,28</text:p>
          </table:table-cell>
          <table:table-cell table:style-name="Default" office:value-type="float" office:value="5.5">
            <text:p>5,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5.78">
            <text:p>85,78</text:p>
          </table:table-cell>
          <table:table-cell table:style-name="ce19" office:value-type="percentage" office:value="0.13442612674732">
            <text:p>13,44%</text:p>
          </table:table-cell>
          <table:table-cell table:style-name="Default" office:value-type="float" office:value="638.12">
            <text:p>638,1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ochon Gras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4.63">
            <text:p>744,63</text:p>
          </table:table-cell>
          <table:table-cell table:style-name="Default" office:value-type="float" office:value="20.49">
            <text:p>20,49</text:p>
          </table:table-cell>
          <table:table-cell table:style-name="Default" office:value-type="float" office:value="0.28">
            <text:p>0,28</text:p>
          </table:table-cell>
          <table:table-cell table:style-name="Default"/>
          <table:table-cell table:style-name="ce17" office:value-type="float" office:value="765.4">
            <text:p>765,4</text:p>
          </table:table-cell>
          <table:table-cell table:style-name="ce19" office:value-type="percentage" office:value="0.303726542937981">
            <text:p>30,37%</text:p>
          </table:table-cell>
          <table:table-cell table:style-name="Default" office:value-type="float" office:value="2520.03">
            <text:p>2520,0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 Gosseline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9.27">
            <text:p>219,27</text:p>
          </table:table-cell>
          <table:table-cell table:style-name="Default" office:value-type="float" office:value="2.21">
            <text:p>2,21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221.49">
            <text:p>221,49</text:p>
          </table:table-cell>
          <table:table-cell table:style-name="ce19" office:value-type="percentage" office:value="0.288947739191692">
            <text:p>28,89%</text:p>
          </table:table-cell>
          <table:table-cell table:style-name="Default" office:value-type="float" office:value="766.54">
            <text:p>766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arbial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8.44">
            <text:p>78,4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8.44">
            <text:p>78,44</text:p>
          </table:table-cell>
          <table:table-cell table:style-name="ce19" office:value-type="percentage" office:value="0.146784183835775">
            <text:p>14,68%</text:p>
          </table:table-cell>
          <table:table-cell table:style-name="Default" office:value-type="float" office:value="534.39">
            <text:p>534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Montagne la Voute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6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2.04">
            <text:p>592,04</text:p>
          </table:table-cell>
          <table:table-cell table:style-name="Default" office:value-type="float" office:value="24.8">
            <text:p>24,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16.84">
            <text:p>616,84</text:p>
          </table:table-cell>
          <table:table-cell table:style-name="ce19" office:value-type="percentage" office:value="0.390590470159886">
            <text:p>39,06%</text:p>
          </table:table-cell>
          <table:table-cell table:style-name="Default" office:value-type="float" office:value="1579.25">
            <text:p>1579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Grande Rivière de Jacmel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7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17.06">
            <text:p>1617,06</text:p>
          </table:table-cell>
          <table:table-cell table:style-name="Default" office:value-type="float" office:value="0.4">
            <text:p>0,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17.46">
            <text:p>1617,46</text:p>
          </table:table-cell>
          <table:table-cell table:style-name="ce19" office:value-type="percentage" office:value="0.702065229658052">
            <text:p>70,21%</text:p>
          </table:table-cell>
          <table:table-cell table:style-name="Default" office:value-type="float" office:value="2303.86">
            <text:p>2303,8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Bas Coq Chante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8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8.87">
            <text:p>158,87</text:p>
          </table:table-cell>
          <table:table-cell table:style-name="Default" office:value-type="float" office:value="7.3">
            <text:p>7,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6.17">
            <text:p>166,17</text:p>
          </table:table-cell>
          <table:table-cell table:style-name="ce19" office:value-type="percentage" office:value="0.197389052551554">
            <text:p>19,74%</text:p>
          </table:table-cell>
          <table:table-cell table:style-name="Default" office:value-type="float" office:value="841.84">
            <text:p>841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Haut Coq qui Chante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09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8.52">
            <text:p>538,52</text:p>
          </table:table-cell>
          <table:table-cell table:style-name="Default" office:value-type="float" office:value="412.21">
            <text:p>412,2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50.73">
            <text:p>950,73</text:p>
          </table:table-cell>
          <table:table-cell table:style-name="ce19" office:value-type="percentage" office:value="0.548486474324582">
            <text:p>54,85%</text:p>
          </table:table-cell>
          <table:table-cell table:style-name="Default" office:value-type="float" office:value="1733.37">
            <text:p>1733,3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2ème Sect. La Vanneau           </text:p>
          </table:table-cell>
          <table:table-cell table:style-name="ce3" office:value-type="string">
            <text:p>1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1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8.36">
            <text:p>268,36</text:p>
          </table:table-cell>
          <table:table-cell table:style-name="Default" office:value-type="float" office:value="5.21">
            <text:p>5,2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3.57">
            <text:p>273,57</text:p>
          </table:table-cell>
          <table:table-cell table:style-name="ce19" office:value-type="percentage" office:value="0.373087308730873">
            <text:p>37,31%</text:p>
          </table:table-cell>
          <table:table-cell table:style-name="Default" office:value-type="float" office:value="733.26">
            <text:p>733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3ème Sect. La Montagne </text:p>
          </table:table-cell>
          <table:table-cell table:style-name="ce3" office:value-type="string">
            <text:p>1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1-1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5.22">
            <text:p>535,22</text:p>
          </table:table-cell>
          <table:table-cell table:style-name="Default" office:value-type="float" office:value="236.6">
            <text:p>236,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71.82">
            <text:p>771,82</text:p>
          </table:table-cell>
          <table:table-cell table:style-name="ce19" office:value-type="percentage" office:value="0.251163365853341">
            <text:p>25,12%</text:p>
          </table:table-cell>
          <table:table-cell table:style-name="Default" office:value-type="float" office:value="3072.98">
            <text:p>3072,9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orail Soult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igot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2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7.52">
            <text:p>147,52</text:p>
          </table:table-cell>
          <table:table-cell table:style-name="Default" office:value-type="float" office:value="69.73">
            <text:p>69,73</text:p>
          </table:table-cell>
          <table:table-cell table:style-name="Default" office:value-type="float" office:value="0.11">
            <text:p>0,11</text:p>
          </table:table-cell>
          <table:table-cell table:style-name="Default"/>
          <table:table-cell table:style-name="ce17" office:value-type="float" office:value="217.36">
            <text:p>217,36</text:p>
          </table:table-cell>
          <table:table-cell table:style-name="ce19" office:value-type="percentage" office:value="0.226378936843859">
            <text:p>22,64%</text:p>
          </table:table-cell>
          <table:table-cell table:style-name="Default" office:value-type="float" office:value="960.16">
            <text:p>960,1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rande Riviére Fesles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igot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2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.92">
            <text:p>51,92</text:p>
          </table:table-cell>
          <table:table-cell table:style-name="Default" office:value-type="float" office:value="25.21">
            <text:p>25,2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7.13">
            <text:p>77,13</text:p>
          </table:table-cell>
          <table:table-cell table:style-name="ce19" office:value-type="percentage" office:value="0.0945104766572724">
            <text:p>9,45%</text:p>
          </table:table-cell>
          <table:table-cell table:style-name="Default" office:value-type="float" office:value="816.1">
            <text:p>816,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acary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igot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2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22.55">
            <text:p>222,55</text:p>
          </table:table-cell>
          <table:table-cell table:style-name="Default" office:value-type="float" office:value="17.91">
            <text:p>17,9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40.46">
            <text:p>240,46</text:p>
          </table:table-cell>
          <table:table-cell table:style-name="ce19" office:value-type="percentage" office:value="0.183450822423632">
            <text:p>18,35%</text:p>
          </table:table-cell>
          <table:table-cell table:style-name="Default" office:value-type="float" office:value="1310.76">
            <text:p>1310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Fond Jean-Noël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igot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2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6.19">
            <text:p>186,19</text:p>
          </table:table-cell>
          <table:table-cell table:style-name="Default" office:value-type="float" office:value="43.12">
            <text:p>43,12</text:p>
          </table:table-cell>
          <table:table-cell table:style-name="Default" office:value-type="float" office:value="1.13">
            <text:p>1,13</text:p>
          </table:table-cell>
          <table:table-cell table:style-name="Default"/>
          <table:table-cell table:style-name="ce17" office:value-type="float" office:value="230.44">
            <text:p>230,44</text:p>
          </table:table-cell>
          <table:table-cell table:style-name="ce19" office:value-type="percentage" office:value="0.156824848068272">
            <text:p>15,68%</text:p>
          </table:table-cell>
          <table:table-cell table:style-name="Default" office:value-type="float" office:value="1469.41">
            <text:p>1469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Savane Dubois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igot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2-0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0.38">
            <text:p>70,38</text:p>
          </table:table-cell>
          <table:table-cell table:style-name="Default" office:value-type="float" office:value="2.49">
            <text:p>2,4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2.87">
            <text:p>72,87</text:p>
          </table:table-cell>
          <table:table-cell table:style-name="ce19" office:value-type="percentage" office:value="0.180751581297284">
            <text:p>18,08%</text:p>
          </table:table-cell>
          <table:table-cell table:style-name="Default" office:value-type="float" office:value="403.15">
            <text:p>403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Ravine Normande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Cayes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3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1.73">
            <text:p>91,73</text:p>
          </table:table-cell>
          <table:table-cell table:style-name="Default" office:value-type="float" office:value="14.91">
            <text:p>14,91</text:p>
          </table:table-cell>
          <table:table-cell table:style-name="Default" office:value-type="float" office:value="0.32">
            <text:p>0,32</text:p>
          </table:table-cell>
          <table:table-cell table:style-name="Default"/>
          <table:table-cell table:style-name="ce17" office:value-type="float" office:value="106.96">
            <text:p>106,96</text:p>
          </table:table-cell>
          <table:table-cell table:style-name="ce19" office:value-type="percentage" office:value="0.219675498048881">
            <text:p>21,97%</text:p>
          </table:table-cell>
          <table:table-cell table:style-name="Default" office:value-type="float" office:value="486.9">
            <text:p>486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aillard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Cayes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3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9.81">
            <text:p>209,81</text:p>
          </table:table-cell>
          <table:table-cell table:style-name="Default" office:value-type="float" office:value="32.87">
            <text:p>32,87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float" office:value="244.68">
            <text:p>244,68</text:p>
          </table:table-cell>
          <table:table-cell table:style-name="ce19" office:value-type="percentage" office:value="0.303133168973079">
            <text:p>30,31%</text:p>
          </table:table-cell>
          <table:table-cell table:style-name="Default" office:value-type="float" office:value="807.17">
            <text:p>807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Haut Cap Rouge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Cayes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3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.38">
            <text:p>45,38</text:p>
          </table:table-cell>
          <table:table-cell table:style-name="Default" office:value-type="float" office:value="34.5">
            <text:p>34,5</text:p>
          </table:table-cell>
          <table:table-cell table:style-name="Default" office:value-type="float" office:value="0.04">
            <text:p>0,04</text:p>
          </table:table-cell>
          <table:table-cell table:style-name="Default"/>
          <table:table-cell table:style-name="ce17" office:value-type="float" office:value="79.92">
            <text:p>79,92</text:p>
          </table:table-cell>
          <table:table-cell table:style-name="ce19" office:value-type="percentage" office:value="0.148528099910794">
            <text:p>14,85%</text:p>
          </table:table-cell>
          <table:table-cell table:style-name="Default" office:value-type="float" office:value="538.08">
            <text:p>538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Fond Melon-Michineau</text:p>
          </table:table-cell>
          <table:table-cell table:style-name="ce3" office:value-type="string">
            <text:p>4ème</text:p>
          </table:table-cell>
          <table:table-cell table:style-name="Default"/>
          <table:table-cell table:style-name="Default" office:value-type="string">
            <text:p>Commune Cayes Jacmel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3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.35">
            <text:p>55,35</text:p>
          </table:table-cell>
          <table:table-cell table:style-name="Default" office:value-type="float" office:value="22.7">
            <text:p>22,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8.05">
            <text:p>78,05</text:p>
          </table:table-cell>
          <table:table-cell table:style-name="ce19" office:value-type="percentage" office:value="0.113939942482592">
            <text:p>11,39%</text:p>
          </table:table-cell>
          <table:table-cell table:style-name="Default" office:value-type="float" office:value="685.01">
            <text:p>685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ernier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La Vallé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4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4.83">
            <text:p>94,83</text:p>
          </table:table-cell>
          <table:table-cell table:style-name="Default" office:value-type="float" office:value="45.63">
            <text:p>45,63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140.56">
            <text:p>140,56</text:p>
          </table:table-cell>
          <table:table-cell table:style-name="ce19" office:value-type="percentage" office:value="0.15144267028681">
            <text:p>15,14%</text:p>
          </table:table-cell>
          <table:table-cell table:style-name="Default" office:value-type="float" office:value="928.14">
            <text:p>928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rne à Brûler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La Vallé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4-10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2.85">
            <text:p>162,85</text:p>
          </table:table-cell>
          <table:table-cell table:style-name="Default" office:value-type="float" office:value="21.01">
            <text:p>21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3.86">
            <text:p>183,86</text:p>
          </table:table-cell>
          <table:table-cell table:style-name="ce19" office:value-type="percentage" office:value="0.21750343065348">
            <text:p>21,75%</text:p>
          </table:table-cell>
          <table:table-cell table:style-name="Default" office:value-type="float" office:value="845.32">
            <text:p>845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 Vallée de Jacmel ou Muzac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La Vallé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14-1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3.46">
            <text:p>233,46</text:p>
          </table:table-cell>
          <table:table-cell table:style-name="Default" office:value-type="float" office:value="90.82">
            <text:p>90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24.28">
            <text:p>324,28</text:p>
          </table:table-cell>
          <table:table-cell table:style-name="ce19" office:value-type="percentage" office:value="0.250975171815987">
            <text:p>25,10%</text:p>
          </table:table-cell>
          <table:table-cell table:style-name="Default" office:value-type="float" office:value="1292.08">
            <text:p>1292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résilienne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0.12">
            <text:p>530,12</text:p>
          </table:table-cell>
          <table:table-cell table:style-name="Default" office:value-type="float" office:value="39.02">
            <text:p>39,0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69.14">
            <text:p>569,14</text:p>
          </table:table-cell>
          <table:table-cell table:style-name="ce19" office:value-type="percentage" office:value="0.541847158620296">
            <text:p>54,18%</text:p>
          </table:table-cell>
          <table:table-cell table:style-name="Default" office:value-type="float" office:value="1050.37">
            <text:p>1050,3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rou Mahot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7.08">
            <text:p>257,08</text:p>
          </table:table-cell>
          <table:table-cell table:style-name="Default" office:value-type="float" office:value="18.98">
            <text:p>18,9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6.06">
            <text:p>276,06</text:p>
          </table:table-cell>
          <table:table-cell table:style-name="ce19" office:value-type="percentage" office:value="0.443469879518072">
            <text:p>44,35%</text:p>
          </table:table-cell>
          <table:table-cell table:style-name="Default" office:value-type="float" office:value="622.5">
            <text:p>622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a Vallée de Bainet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0.28">
            <text:p>180,28</text:p>
          </table:table-cell>
          <table:table-cell table:style-name="Default" office:value-type="float" office:value="56.32">
            <text:p>56,32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236.85">
            <text:p>236,85</text:p>
          </table:table-cell>
          <table:table-cell table:style-name="ce19" office:value-type="percentage" office:value="0.220389135471624">
            <text:p>22,04%</text:p>
          </table:table-cell>
          <table:table-cell table:style-name="Default" office:value-type="float" office:value="1074.69">
            <text:p>1074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Haut Grandou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7.35">
            <text:p>237,35</text:p>
          </table:table-cell>
          <table:table-cell table:style-name="Default" office:value-type="float" office:value="0.32">
            <text:p>0,32</text:p>
          </table:table-cell>
          <table:table-cell table:style-name="Default" office:value-type="float" office:value="0.89">
            <text:p>0,89</text:p>
          </table:table-cell>
          <table:table-cell table:style-name="Default"/>
          <table:table-cell table:style-name="ce17" office:value-type="float" office:value="238.56">
            <text:p>238,56</text:p>
          </table:table-cell>
          <table:table-cell table:style-name="ce19" office:value-type="percentage" office:value="0.339061100925255">
            <text:p>33,91%</text:p>
          </table:table-cell>
          <table:table-cell table:style-name="Default" office:value-type="float" office:value="703.59">
            <text:p>703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as de Grandou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05.76">
            <text:p>705,76</text:p>
          </table:table-cell>
          <table:table-cell table:style-name="Default" office:value-type="float" office:value="3.74">
            <text:p>3,7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09.5">
            <text:p>709,5</text:p>
          </table:table-cell>
          <table:table-cell table:style-name="ce19" office:value-type="percentage" office:value="0.372634597507366">
            <text:p>37,26%</text:p>
          </table:table-cell>
          <table:table-cell table:style-name="Default" office:value-type="float" office:value="1904.01">
            <text:p>1904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as de la Croix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6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.05">
            <text:p>42,0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42.68">
            <text:p>42,68</text:p>
          </table:table-cell>
          <table:table-cell table:style-name="ce19" office:value-type="percentage" office:value="0.230354058721934">
            <text:p>23,04%</text:p>
          </table:table-cell>
          <table:table-cell table:style-name="Default" office:value-type="float" office:value="185.28">
            <text:p>185,2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Bras Gauche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7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04.39">
            <text:p>504,39</text:p>
          </table:table-cell>
          <table:table-cell table:style-name="Default" office:value-type="float" office:value="29.44">
            <text:p>29,44</text:p>
          </table:table-cell>
          <table:table-cell table:style-name="Default" office:value-type="float" office:value="5.34">
            <text:p>5,34</text:p>
          </table:table-cell>
          <table:table-cell table:style-name="Default"/>
          <table:table-cell table:style-name="ce17" office:value-type="float" office:value="539.17">
            <text:p>539,17</text:p>
          </table:table-cell>
          <table:table-cell table:style-name="ce19" office:value-type="percentage" office:value="0.426474194186276">
            <text:p>42,65%</text:p>
          </table:table-cell>
          <table:table-cell table:style-name="Default" office:value-type="float" office:value="1264.25">
            <text:p>1264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Orangers     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8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6.57">
            <text:p>366,57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66.71">
            <text:p>366,71</text:p>
          </table:table-cell>
          <table:table-cell table:style-name="ce19" office:value-type="percentage" office:value="0.243745347229608">
            <text:p>24,37%</text:p>
          </table:table-cell>
          <table:table-cell table:style-name="Default" office:value-type="float" office:value="1504.48">
            <text:p>1504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Bas des Gris Gris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net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1-09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45.42">
            <text:p>445,42</text:p>
          </table:table-cell>
          <table:table-cell table:style-name="Default" office:value-type="float" office:value="0.04">
            <text:p>0,04</text:p>
          </table:table-cell>
          <table:table-cell table:style-name="Default" office:value-type="float" office:value="1.87">
            <text:p>1,87</text:p>
          </table:table-cell>
          <table:table-cell table:style-name="Default"/>
          <table:table-cell table:style-name="ce17" office:value-type="float" office:value="447.33">
            <text:p>447,33</text:p>
          </table:table-cell>
          <table:table-cell table:style-name="ce19" office:value-type="percentage" office:value="0.372034032219164">
            <text:p>37,20%</text:p>
          </table:table-cell>
          <table:table-cell table:style-name="Default" office:value-type="float" office:value="1202.39">
            <text:p>1202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me Sect. Gris Gris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32.1">
            <text:p>632,1</text:p>
          </table:table-cell>
          <table:table-cell table:style-name="Default" office:value-type="float" office:value="2.71">
            <text:p>2,71</text:p>
          </table:table-cell>
          <table:table-cell table:style-name="Default" office:value-type="float" office:value="0.18">
            <text:p>0,18</text:p>
          </table:table-cell>
          <table:table-cell table:style-name="Default"/>
          <table:table-cell table:style-name="ce17" office:value-type="float" office:value="634.99">
            <text:p>634,99</text:p>
          </table:table-cell>
          <table:table-cell table:style-name="ce19" office:value-type="percentage" office:value="0.361782619347414">
            <text:p>36,18%</text:p>
          </table:table-cell>
          <table:table-cell table:style-name="Default" office:value-type="float" office:value="1755.17">
            <text:p>1755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biche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4.56">
            <text:p>424,56</text:p>
          </table:table-cell>
          <table:table-cell table:style-name="Default" office:value-type="float" office:value="13.65">
            <text:p>13,6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38.21">
            <text:p>438,21</text:p>
          </table:table-cell>
          <table:table-cell table:style-name="ce19" office:value-type="percentage" office:value="0.390154651566548">
            <text:p>39,02%</text:p>
          </table:table-cell>
          <table:table-cell table:style-name="Default" office:value-type="float" office:value="1123.17">
            <text:p>1123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ras Gauche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1.56">
            <text:p>61,56</text:p>
          </table:table-cell>
          <table:table-cell table:style-name="Default" office:value-type="float" office:value="1.45">
            <text:p>1,45</text:p>
          </table:table-cell>
          <table:table-cell table:style-name="Default" office:value-type="float" office:value="0.24">
            <text:p>0,24</text:p>
          </table:table-cell>
          <table:table-cell table:style-name="Default"/>
          <table:table-cell table:style-name="ce17" office:value-type="float" office:value="63.25">
            <text:p>63,25</text:p>
          </table:table-cell>
          <table:table-cell table:style-name="ce19" office:value-type="percentage" office:value="0.283238547310913">
            <text:p>28,32%</text:p>
          </table:table-cell>
          <table:table-cell table:style-name="Default" office:value-type="float" office:value="223.31">
            <text:p>223,3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Amazone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1.06">
            <text:p>271,06</text:p>
          </table:table-cell>
          <table:table-cell table:style-name="Default" office:value-type="float" office:value="3.61">
            <text:p>3,6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4.67">
            <text:p>274,67</text:p>
          </table:table-cell>
          <table:table-cell table:style-name="ce19" office:value-type="percentage" office:value="0.33033470035719">
            <text:p>33,03%</text:p>
          </table:table-cell>
          <table:table-cell table:style-name="Default" office:value-type="float" office:value="831.49">
            <text:p>831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oucan Bélier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6.55">
            <text:p>196,55</text:p>
          </table:table-cell>
          <table:table-cell table:style-name="Default" office:value-type="float" office:value="0.15">
            <text:p>0,1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6.7">
            <text:p>196,7</text:p>
          </table:table-cell>
          <table:table-cell table:style-name="ce19" office:value-type="percentage" office:value="0.39598977311618">
            <text:p>39,60%</text:p>
          </table:table-cell>
          <table:table-cell table:style-name="Default" office:value-type="float" office:value="496.73">
            <text:p>496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Jamais Vu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ôtes de Fer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22-06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55.76">
            <text:p>755,76</text:p>
          </table:table-cell>
          <table:table-cell table:style-name="Default" office:value-type="float" office:value="11.16">
            <text:p>11,16</text:p>
          </table:table-cell>
          <table:table-cell table:style-name="Default" office:value-type="float" office:value="0.08">
            <text:p>0,08</text:p>
          </table:table-cell>
          <table:table-cell table:style-name="Default"/>
          <table:table-cell table:style-name="ce17" office:value-type="float" office:value="767">
            <text:p>767</text:p>
          </table:table-cell>
          <table:table-cell table:style-name="ce19" office:value-type="percentage" office:value="0.563908392456714">
            <text:p>56,39%</text:p>
          </table:table-cell>
          <table:table-cell table:style-name="Default" office:value-type="float" office:value="1360.15">
            <text:p>1360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ie d'Orange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5.2">
            <text:p>455,2</text:p>
          </table:table-cell>
          <table:table-cell table:style-name="Default" office:value-type="float" office:value="335.07">
            <text:p>335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90.27">
            <text:p>790,27</text:p>
          </table:table-cell>
          <table:table-cell table:style-name="ce19" office:value-type="percentage" office:value="0.182039108912031">
            <text:p>18,20%</text:p>
          </table:table-cell>
          <table:table-cell table:style-name="Default" office:value-type="float" office:value="4341.21">
            <text:p>4341,2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briole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07.93">
            <text:p>1007,93</text:p>
          </table:table-cell>
          <table:table-cell table:style-name="Default" office:value-type="float" office:value="179.18">
            <text:p>179,18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17" office:value-type="float" office:value="1187.57">
            <text:p>1187,57</text:p>
          </table:table-cell>
          <table:table-cell table:style-name="ce19" office:value-type="percentage" office:value="0.494791970468389">
            <text:p>49,48%</text:p>
          </table:table-cell>
          <table:table-cell table:style-name="Default" office:value-type="float" office:value="2400.14">
            <text:p>2400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allumette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3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0.12">
            <text:p>660,12</text:p>
          </table:table-cell>
          <table:table-cell table:style-name="Default" office:value-type="float" office:value="284.5">
            <text:p>284,5</text:p>
          </table:table-cell>
          <table:table-cell table:style-name="Default" office:value-type="float" office:value="0.24">
            <text:p>0,24</text:p>
          </table:table-cell>
          <table:table-cell table:style-name="Default"/>
          <table:table-cell table:style-name="ce17" office:value-type="float" office:value="944.86">
            <text:p>944,86</text:p>
          </table:table-cell>
          <table:table-cell table:style-name="ce19" office:value-type="percentage" office:value="0.467241285524253">
            <text:p>46,72%</text:p>
          </table:table-cell>
          <table:table-cell table:style-name="Default" office:value-type="float" office:value="2022.21">
            <text:p>2022,2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Corail-Lamothe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4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83.82">
            <text:p>883,82</text:p>
          </table:table-cell>
          <table:table-cell table:style-name="Default" office:value-type="float" office:value="0.87">
            <text:p>0,8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84.69">
            <text:p>884,69</text:p>
          </table:table-cell>
          <table:table-cell table:style-name="ce19" office:value-type="percentage" office:value="0.457159245345418">
            <text:p>45,72%</text:p>
          </table:table-cell>
          <table:table-cell table:style-name="Default" office:value-type="float" office:value="1935.19">
            <text:p>1935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el-Air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5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27.21">
            <text:p>927,21</text:p>
          </table:table-cell>
          <table:table-cell table:style-name="Default" office:value-type="float" office:value="0.35">
            <text:p>0,3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27.56">
            <text:p>927,56</text:p>
          </table:table-cell>
          <table:table-cell table:style-name="ce19" office:value-type="percentage" office:value="0.458389341345774">
            <text:p>45,84%</text:p>
          </table:table-cell>
          <table:table-cell table:style-name="Default" office:value-type="float" office:value="2023.52">
            <text:p>2023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Pichon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6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51.24">
            <text:p>851,24</text:p>
          </table:table-cell>
          <table:table-cell table:style-name="Default" office:value-type="float" office:value="106.91">
            <text:p>106,9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58.15">
            <text:p>958,15</text:p>
          </table:table-cell>
          <table:table-cell table:style-name="ce19" office:value-type="percentage" office:value="0.407745960414831">
            <text:p>40,77%</text:p>
          </table:table-cell>
          <table:table-cell table:style-name="Default" office:value-type="float" office:value="2349.87">
            <text:p>2349,8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Mapou          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e-Ans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1-07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3.16">
            <text:p>743,16</text:p>
          </table:table-cell>
          <table:table-cell table:style-name="Default" office:value-type="float" office:value="556.97">
            <text:p>556,97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1300.26">
            <text:p>1300,26</text:p>
          </table:table-cell>
          <table:table-cell table:style-name="ce19" office:value-type="percentage" office:value="0.417597240555358">
            <text:p>41,76%</text:p>
          </table:table-cell>
          <table:table-cell table:style-name="Default" office:value-type="float" office:value="3113.67">
            <text:p>3113,6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Colline des Chènes ou  Bodarie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 Gosier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2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5.21">
            <text:p>745,21</text:p>
          </table:table-cell>
          <table:table-cell table:style-name="Default" office:value-type="float" office:value="194.27">
            <text:p>194,27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939.73">
            <text:p>939,73</text:p>
          </table:table-cell>
          <table:table-cell table:style-name="ce19" office:value-type="percentage" office:value="0.324882801156085">
            <text:p>32,49%</text:p>
          </table:table-cell>
          <table:table-cell table:style-name="Default" office:value-type="float" office:value="2892.52">
            <text:p>2892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ot de Chambre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iott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3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8.18">
            <text:p>538,18</text:p>
          </table:table-cell>
          <table:table-cell table:style-name="Default" office:value-type="float" office:value="311.99">
            <text:p>311,99</text:p>
          </table:table-cell>
          <table:table-cell table:style-name="Default" office:value-type="float" office:value="26.18">
            <text:p>26,18</text:p>
          </table:table-cell>
          <table:table-cell table:style-name="Default"/>
          <table:table-cell table:style-name="ce17" office:value-type="float" office:value="876.35">
            <text:p>876,35</text:p>
          </table:table-cell>
          <table:table-cell table:style-name="ce19" office:value-type="percentage" office:value="0.245494069596105">
            <text:p>24,55%</text:p>
          </table:table-cell>
          <table:table-cell table:style-name="Default" office:value-type="float" office:value="3569.74">
            <text:p>3569,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Thiotte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iotte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3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9.39">
            <text:p>309,39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2.3">
            <text:p>2,3</text:p>
          </table:table-cell>
          <table:table-cell table:style-name="Default"/>
          <table:table-cell table:style-name="ce17" office:value-type="float" office:value="427.69">
            <text:p>427,69</text:p>
          </table:table-cell>
          <table:table-cell table:style-name="ce19" office:value-type="percentage" office:value="0.120524605686234">
            <text:p>12,05%</text:p>
          </table:table-cell>
          <table:table-cell table:style-name="Default" office:value-type="float" office:value="3548.57">
            <text:p>3548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can Guillaum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à Pitre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4-01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4.05">
            <text:p>154,05</text:p>
          </table:table-cell>
          <table:table-cell table:style-name="Default" office:value-type="float" office:value="11.68">
            <text:p>11,68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17" office:value-type="float" office:value="166.11">
            <text:p>166,11</text:p>
          </table:table-cell>
          <table:table-cell table:style-name="ce19" office:value-type="percentage" office:value="0.652409567573937">
            <text:p>65,24%</text:p>
          </table:table-cell>
          <table:table-cell table:style-name="Default" office:value-type="float" office:value="254.61">
            <text:p>254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 2ème Sect. Bois d'Orme</text:p>
          </table:table-cell>
          <table:table-cell table:style-name="ce3" office:value-type="string">
            <text:p> 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à Pitre </text:p>
          </table:table-cell>
          <table:table-cell table:style-name="Default" office:value-type="string">
            <text:p>Département du Sud-Est</text:p>
          </table:table-cell>
          <table:table-cell table:style-name="Default" office:value-type="string">
            <text:p>234-02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57.8">
            <text:p>857,8</text:p>
          </table:table-cell>
          <table:table-cell table:style-name="Default" office:value-type="float" office:value="754.12">
            <text:p>754,12</text:p>
          </table:table-cell>
          <table:table-cell table:style-name="Default" office:value-type="float" office:value="247.1">
            <text:p>247,1</text:p>
          </table:table-cell>
          <table:table-cell table:style-name="Default"/>
          <table:table-cell table:style-name="ce17" office:value-type="float" office:value="1859.02">
            <text:p>1859,02</text:p>
          </table:table-cell>
          <table:table-cell table:style-name="ce19" office:value-type="percentage" office:value="0.420757445787605">
            <text:p>42,08%</text:p>
          </table:table-cell>
          <table:table-cell table:style-name="Default" office:value-type="float" office:value="4418.27">
            <text:p>4418,2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nde du Nord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Cap-Haïtie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6.54">
            <text:p>106,54</text:p>
          </table:table-cell>
          <table:table-cell table:style-name="Default" office:value-type="float" office:value="24.21">
            <text:p>24,2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0.75">
            <text:p>130,75</text:p>
          </table:table-cell>
          <table:table-cell table:style-name="ce19" office:value-type="percentage" office:value="0.179129219640509">
            <text:p>17,91%</text:p>
          </table:table-cell>
          <table:table-cell table:style-name="Default" office:value-type="float" office:value="729.92">
            <text:p>729,9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Haut du Cap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Cap-Haïtie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.36">
            <text:p>39,36</text:p>
          </table:table-cell>
          <table:table-cell table:style-name="Default" office:value-type="float" office:value="5.78">
            <text:p>5,7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.14">
            <text:p>45,14</text:p>
          </table:table-cell>
          <table:table-cell table:style-name="ce19" office:value-type="percentage" office:value="0.0872624639950512">
            <text:p>8,73%</text:p>
          </table:table-cell>
          <table:table-cell table:style-name="Default" office:value-type="float" office:value="517.29">
            <text:p>517,2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etit Anse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Cap-Haïtie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.8">
            <text:p>21,8</text:p>
          </table:table-cell>
          <table:table-cell table:style-name="Default" office:value-type="float" office:value="4.63">
            <text:p>4,63</text:p>
          </table:table-cell>
          <table:table-cell table:style-name="Default" office:value-type="float" office:value="0.04">
            <text:p>0,04</text:p>
          </table:table-cell>
          <table:table-cell table:style-name="Default"/>
          <table:table-cell table:style-name="ce17" office:value-type="float" office:value="26.47">
            <text:p>26,47</text:p>
          </table:table-cell>
          <table:table-cell table:style-name="ce19" office:value-type="percentage" office:value="0.12093384502924">
            <text:p>12,09%</text:p>
          </table:table-cell>
          <table:table-cell table:style-name="Default" office:value-type="float" office:value="218.88">
            <text:p>218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se Plaine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Quartier-Morin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.03">
            <text:p>35,03</text:p>
          </table:table-cell>
          <table:table-cell table:style-name="Default" office:value-type="float" office:value="4.91">
            <text:p>4,91</text:p>
          </table:table-cell>
          <table:table-cell table:style-name="Default" office:value-type="float" office:value="1.25">
            <text:p>1,25</text:p>
          </table:table-cell>
          <table:table-cell table:style-name="Default"/>
          <table:table-cell table:style-name="ce17" office:value-type="float" office:value="41.19">
            <text:p>41,19</text:p>
          </table:table-cell>
          <table:table-cell table:style-name="ce19" office:value-type="percentage" office:value="0.0559228837146154">
            <text:p>5,59%</text:p>
          </table:table-cell>
          <table:table-cell table:style-name="Default" office:value-type="float" office:value="736.55">
            <text:p>736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rne Pelé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Quartier-Morin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4.17">
            <text:p>144,17</text:p>
          </table:table-cell>
          <table:table-cell table:style-name="Default" office:value-type="float" office:value="44.16">
            <text:p>44,16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7" office:value-type="float" office:value="188.75">
            <text:p>188,75</text:p>
          </table:table-cell>
          <table:table-cell table:style-name="ce19" office:value-type="percentage" office:value="0.0765738719806567">
            <text:p>7,66%</text:p>
          </table:table-cell>
          <table:table-cell table:style-name="Default" office:value-type="float" office:value="2464.94">
            <text:p>2464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se Plaine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onad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3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1.26">
            <text:p>51,26</text:p>
          </table:table-cell>
          <table:table-cell table:style-name="Default" office:value-type="float" office:value="2.44">
            <text:p>2,4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3.7">
            <text:p>53,7</text:p>
          </table:table-cell>
          <table:table-cell table:style-name="ce19" office:value-type="percentage" office:value="0.0576730998485678">
            <text:p>5,77%</text:p>
          </table:table-cell>
          <table:table-cell table:style-name="Default" office:value-type="float" office:value="931.11">
            <text:p>931,1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 de Lance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onad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3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.3">
            <text:p>47,3</text:p>
          </table:table-cell>
          <table:table-cell table:style-name="Default" office:value-type="float" office:value="58.04">
            <text:p>58,0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5.34">
            <text:p>105,34</text:p>
          </table:table-cell>
          <table:table-cell table:style-name="ce19" office:value-type="percentage" office:value="0.0860916327497998">
            <text:p>8,61%</text:p>
          </table:table-cell>
          <table:table-cell table:style-name="Default" office:value-type="float" office:value="1223.58">
            <text:p>1223,5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oucou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onad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13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8.75">
            <text:p>158,75</text:p>
          </table:table-cell>
          <table:table-cell table:style-name="Default" office:value-type="float" office:value="74.16">
            <text:p>74,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32.91">
            <text:p>232,91</text:p>
          </table:table-cell>
          <table:table-cell table:style-name="ce19" office:value-type="percentage" office:value="0.113105933314556">
            <text:p>11,31%</text:p>
          </table:table-cell>
          <table:table-cell table:style-name="Default" office:value-type="float" office:value="2059.22">
            <text:p>2059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amp-Louise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.28">
            <text:p>30,28</text:p>
          </table:table-cell>
          <table:table-cell table:style-name="Default" office:value-type="float" office:value="11.57">
            <text:p>11,5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.85">
            <text:p>41,85</text:p>
          </table:table-cell>
          <table:table-cell table:style-name="ce19" office:value-type="percentage" office:value="0.0476033396273631">
            <text:p>4,76%</text:p>
          </table:table-cell>
          <table:table-cell table:style-name="Default" office:value-type="float" office:value="879.14">
            <text:p>879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 de l'Acul (Bassse  Plaine)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0.63">
            <text:p>110,63</text:p>
          </table:table-cell>
          <table:table-cell table:style-name="Default" office:value-type="float" office:value="67.78">
            <text:p>67,78</text:p>
          </table:table-cell>
          <table:table-cell table:style-name="Default" office:value-type="float" office:value="1.09">
            <text:p>1,09</text:p>
          </table:table-cell>
          <table:table-cell table:style-name="Default"/>
          <table:table-cell table:style-name="ce17" office:value-type="float" office:value="179.5">
            <text:p>179,5</text:p>
          </table:table-cell>
          <table:table-cell table:style-name="ce19" office:value-type="percentage" office:value="0.0911644159128884">
            <text:p>9,12%</text:p>
          </table:table-cell>
          <table:table-cell table:style-name="Default" office:value-type="float" office:value="1968.97">
            <text:p>1968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rnet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.13">
            <text:p>48,13</text:p>
          </table:table-cell>
          <table:table-cell table:style-name="Default" office:value-type="float" office:value="128.94">
            <text:p>128,9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7.07">
            <text:p>177,07</text:p>
          </table:table-cell>
          <table:table-cell table:style-name="ce19" office:value-type="percentage" office:value="0.101439644356858">
            <text:p>10,14%</text:p>
          </table:table-cell>
          <table:table-cell table:style-name="Default" office:value-type="float" office:value="1745.57">
            <text:p>1745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Grande Ravine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7.61">
            <text:p>357,61</text:p>
          </table:table-cell>
          <table:table-cell table:style-name="Default" office:value-type="float" office:value="132.5">
            <text:p>132,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90.11">
            <text:p>490,11</text:p>
          </table:table-cell>
          <table:table-cell table:style-name="ce19" office:value-type="percentage" office:value="0.132394891244449">
            <text:p>13,24%</text:p>
          </table:table-cell>
          <table:table-cell table:style-name="Default" office:value-type="float" office:value="3701.88">
            <text:p>3701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Coupe-à-David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.14">
            <text:p>20,14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.34">
            <text:p>20,34</text:p>
          </table:table-cell>
          <table:table-cell table:style-name="ce19" office:value-type="percentage" office:value="0.0401428881564665">
            <text:p>4,01%</text:p>
          </table:table-cell>
          <table:table-cell table:style-name="Default" office:value-type="float" office:value="506.69">
            <text:p>506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Soufrière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cul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1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7.98">
            <text:p>207,98</text:p>
          </table:table-cell>
          <table:table-cell table:style-name="Default" office:value-type="float" office:value="128.77">
            <text:p>128,77</text:p>
          </table:table-cell>
          <table:table-cell table:style-name="Default" office:value-type="float" office:value="0.87">
            <text:p>0,87</text:p>
          </table:table-cell>
          <table:table-cell table:style-name="Default"/>
          <table:table-cell table:style-name="ce17" office:value-type="float" office:value="337.62">
            <text:p>337,62</text:p>
          </table:table-cell>
          <table:table-cell table:style-name="ce19" office:value-type="percentage" office:value="0.14894846670696">
            <text:p>14,89%</text:p>
          </table:table-cell>
          <table:table-cell table:style-name="Default" office:value-type="float" office:value="2266.69">
            <text:p>2266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orne Roug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Plaine du Nord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4.79">
            <text:p>74,79</text:p>
          </table:table-cell>
          <table:table-cell table:style-name="Default" office:value-type="float" office:value="11.89">
            <text:p>11,89</text:p>
          </table:table-cell>
          <table:table-cell table:style-name="Default" office:value-type="float" office:value="4.77">
            <text:p>4,77</text:p>
          </table:table-cell>
          <table:table-cell table:style-name="Default"/>
          <table:table-cell table:style-name="ce17" office:value-type="float" office:value="91.45">
            <text:p>91,45</text:p>
          </table:table-cell>
          <table:table-cell table:style-name="ce19" office:value-type="percentage" office:value="0.0432250776349809">
            <text:p>4,32%</text:p>
          </table:table-cell>
          <table:table-cell table:style-name="Default" office:value-type="float" office:value="2115.67">
            <text:p>2115,6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se Plaine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Plaine du Nord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.26">
            <text:p>45,26</text:p>
          </table:table-cell>
          <table:table-cell table:style-name="Default" office:value-type="float" office:value="7.73">
            <text:p>7,7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2.99">
            <text:p>52,99</text:p>
          </table:table-cell>
          <table:table-cell table:style-name="ce19" office:value-type="percentage" office:value="0.0786575228595179">
            <text:p>7,87%</text:p>
          </table:table-cell>
          <table:table-cell table:style-name="Default" office:value-type="float" office:value="673.68">
            <text:p>673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and Boucan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Plaine du Nord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2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.96">
            <text:p>34,9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.31">
            <text:p>0,31</text:p>
          </table:table-cell>
          <table:table-cell table:style-name="Default"/>
          <table:table-cell table:style-name="ce17" office:value-type="float" office:value="55.27">
            <text:p>55,27</text:p>
          </table:table-cell>
          <table:table-cell table:style-name="ce19" office:value-type="percentage" office:value="0.0535717747407192">
            <text:p>5,36%</text:p>
          </table:table-cell>
          <table:table-cell table:style-name="Default" office:value-type="float" office:value="1031.7">
            <text:p>1031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assin Diamant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Plaine du Nord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2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2.56">
            <text:p>32,56</text:p>
          </table:table-cell>
          <table:table-cell table:style-name="Default" office:value-type="float" office:value="1.31">
            <text:p>1,3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3.87">
            <text:p>33,87</text:p>
          </table:table-cell>
          <table:table-cell table:style-name="ce19" office:value-type="percentage" office:value="0.0895794763290135">
            <text:p>8,96%</text:p>
          </table:table-cell>
          <table:table-cell table:style-name="Default" office:value-type="float" office:value="378.1">
            <text:p>378,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erches-de-Bonnet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l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3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6.41">
            <text:p>96,41</text:p>
          </table:table-cell>
          <table:table-cell table:style-name="Default" office:value-type="float" office:value="24.54">
            <text:p>24,54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17" office:value-type="float" office:value="121.33">
            <text:p>121,33</text:p>
          </table:table-cell>
          <table:table-cell table:style-name="ce19" office:value-type="percentage" office:value="0.092831620746907">
            <text:p>9,28%</text:p>
          </table:table-cell>
          <table:table-cell table:style-name="Default" office:value-type="float" office:value="1306.99">
            <text:p>1306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nnet-à-l'Evèque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l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3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.31">
            <text:p>8,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8.81">
            <text:p>8,81</text:p>
          </table:table-cell>
          <table:table-cell table:style-name="ce19" office:value-type="percentage" office:value="0.0136502378333153">
            <text:p>1,37%</text:p>
          </table:table-cell>
          <table:table-cell table:style-name="Default" office:value-type="float" office:value="645.41">
            <text:p>645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énipailler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l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23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8.95">
            <text:p>38,95</text:p>
          </table:table-cell>
          <table:table-cell table:style-name="Default" office:value-type="float" office:value="6.66">
            <text:p>6,66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46.11">
            <text:p>46,11</text:p>
          </table:table-cell>
          <table:table-cell table:style-name="ce19" office:value-type="percentage" office:value="0.0542476970317298">
            <text:p>5,42%</text:p>
          </table:table-cell>
          <table:table-cell table:style-name="Default" office:value-type="float" office:value="849.99">
            <text:p>849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rand Gilles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.24">
            <text:p>20,24</text:p>
          </table:table-cell>
          <table:table-cell table:style-name="Default" office:value-type="float" office:value="1.32">
            <text:p>1,3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1.56">
            <text:p>21,56</text:p>
          </table:table-cell>
          <table:table-cell table:style-name="ce19" office:value-type="percentage" office:value="0.0386110066441018">
            <text:p>3,86%</text:p>
          </table:table-cell>
          <table:table-cell table:style-name="Default" office:value-type="float" office:value="558.39">
            <text:p>558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olon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.52">
            <text:p>59,52</text:p>
          </table:table-cell>
          <table:table-cell table:style-name="Default" office:value-type="float" office:value="3.06">
            <text:p>3,0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2.58">
            <text:p>62,58</text:p>
          </table:table-cell>
          <table:table-cell table:style-name="ce19" office:value-type="percentage" office:value="0.0959051063568933">
            <text:p>9,59%</text:p>
          </table:table-cell>
          <table:table-cell table:style-name="Default" office:value-type="float" office:value="652.52">
            <text:p>652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aracol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.88">
            <text:p>39,8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9.88">
            <text:p>39,88</text:p>
          </table:table-cell>
          <table:table-cell table:style-name="ce19" office:value-type="percentage" office:value="0.040119109894974">
            <text:p>4,01%</text:p>
          </table:table-cell>
          <table:table-cell table:style-name="Default" office:value-type="float" office:value="994.04">
            <text:p>994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Gambade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1.87">
            <text:p>71,87</text:p>
          </table:table-cell>
          <table:table-cell table:style-name="Default" office:value-type="float" office:value="0.11">
            <text:p>0,11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72.03">
            <text:p>72,03</text:p>
          </table:table-cell>
          <table:table-cell table:style-name="ce19" office:value-type="percentage" office:value="0.0838084378563284">
            <text:p>8,38%</text:p>
          </table:table-cell>
          <table:table-cell table:style-name="Default" office:value-type="float" office:value="859.46">
            <text:p>859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Joli-trou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2.53">
            <text:p>212,53</text:p>
          </table:table-cell>
          <table:table-cell table:style-name="Default" office:value-type="float" office:value="29.34">
            <text:p>29,34</text:p>
          </table:table-cell>
          <table:table-cell table:style-name="Default" office:value-type="float" office:value="0.09">
            <text:p>0,09</text:p>
          </table:table-cell>
          <table:table-cell table:style-name="Default"/>
          <table:table-cell table:style-name="ce17" office:value-type="float" office:value="241.96">
            <text:p>241,96</text:p>
          </table:table-cell>
          <table:table-cell table:style-name="ce19" office:value-type="percentage" office:value="0.10714301529033">
            <text:p>10,71%</text:p>
          </table:table-cell>
          <table:table-cell table:style-name="Default" office:value-type="float" office:value="2258.29">
            <text:p>2258,2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Cormiers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Rivière du Nord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1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0.87">
            <text:p>110,87</text:p>
          </table:table-cell>
          <table:table-cell table:style-name="Default" office:value-type="float" office:value="0.25">
            <text:p>0,2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1.12">
            <text:p>111,12</text:p>
          </table:table-cell>
          <table:table-cell table:style-name="ce19" office:value-type="percentage" office:value="0.143565891472868">
            <text:p>14,36%</text:p>
          </table:table-cell>
          <table:table-cell table:style-name="Default" office:value-type="float" office:value="774">
            <text:p>7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Bois Pin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ho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8.31">
            <text:p>398,31</text:p>
          </table:table-cell>
          <table:table-cell table:style-name="Default" office:value-type="float" office:value="25.6">
            <text:p>25,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23.91">
            <text:p>423,91</text:p>
          </table:table-cell>
          <table:table-cell table:style-name="ce19" office:value-type="percentage" office:value="0.251039310205967">
            <text:p>25,10%</text:p>
          </table:table-cell>
          <table:table-cell table:style-name="Default" office:value-type="float" office:value="1688.62">
            <text:p>1688,6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illa ou Bailly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ho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4.29">
            <text:p>594,29</text:p>
          </table:table-cell>
          <table:table-cell table:style-name="Default" office:value-type="float" office:value="4.38">
            <text:p>4,3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98.67">
            <text:p>598,67</text:p>
          </table:table-cell>
          <table:table-cell table:style-name="ce19" office:value-type="percentage" office:value="0.413366199906096">
            <text:p>41,34%</text:p>
          </table:table-cell>
          <table:table-cell table:style-name="Default" office:value-type="float" office:value="1448.28">
            <text:p>1448,2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ntagne Noire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hon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32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0.13">
            <text:p>80,13</text:p>
          </table:table-cell>
          <table:table-cell table:style-name="Default" office:value-type="float" office:value="18.8">
            <text:p>18,8</text:p>
          </table:table-cell>
          <table:table-cell table:style-name="Default" office:value-type="float" office:value="0.06">
            <text:p>0,06</text:p>
          </table:table-cell>
          <table:table-cell table:style-name="Default"/>
          <table:table-cell table:style-name="ce17" office:value-type="float" office:value="98.99">
            <text:p>98,99</text:p>
          </table:table-cell>
          <table:table-cell table:style-name="ce19" office:value-type="percentage" office:value="0.0749521090928364">
            <text:p>7,50%</text:p>
          </table:table-cell>
          <table:table-cell table:style-name="Default" office:value-type="float" office:value="1320.71">
            <text:p>1320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is-Neuf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Raphaël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0.05">
            <text:p>250,05</text:p>
          </table:table-cell>
          <table:table-cell table:style-name="Default" office:value-type="float" office:value="28.4">
            <text:p>28,4</text:p>
          </table:table-cell>
          <table:table-cell table:style-name="Default" office:value-type="float" office:value="1.96">
            <text:p>1,96</text:p>
          </table:table-cell>
          <table:table-cell table:style-name="Default"/>
          <table:table-cell table:style-name="ce17" office:value-type="float" office:value="280.41">
            <text:p>280,41</text:p>
          </table:table-cell>
          <table:table-cell table:style-name="ce19" office:value-type="percentage" office:value="0.454046439327698">
            <text:p>45,40%</text:p>
          </table:table-cell>
          <table:table-cell table:style-name="Default" office:value-type="float" office:value="617.58">
            <text:p>617,5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thurin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Raphaël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3.25">
            <text:p>333,25</text:p>
          </table:table-cell>
          <table:table-cell table:style-name="Default" office:value-type="float" office:value="16.14">
            <text:p>16,14</text:p>
          </table:table-cell>
          <table:table-cell table:style-name="Default" office:value-type="float" office:value="0.14">
            <text:p>0,14</text:p>
          </table:table-cell>
          <table:table-cell table:style-name="Default"/>
          <table:table-cell table:style-name="ce17" office:value-type="float" office:value="349.53">
            <text:p>349,53</text:p>
          </table:table-cell>
          <table:table-cell table:style-name="ce19" office:value-type="percentage" office:value="0.516796285891711">
            <text:p>51,68%</text:p>
          </table:table-cell>
          <table:table-cell table:style-name="Default" office:value-type="float" office:value="676.34">
            <text:p>676,3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ouyaha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Raphaël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1.81">
            <text:p>271,81</text:p>
          </table:table-cell>
          <table:table-cell table:style-name="Default" office:value-type="float" office:value="2.89">
            <text:p>2,8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4.7">
            <text:p>274,7</text:p>
          </table:table-cell>
          <table:table-cell table:style-name="ce19" office:value-type="percentage" office:value="0.347928514432637">
            <text:p>34,79%</text:p>
          </table:table-cell>
          <table:table-cell table:style-name="Default" office:value-type="float" office:value="789.53">
            <text:p>789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San-Yago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Raphaël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09.69">
            <text:p>809,69</text:p>
          </table:table-cell>
          <table:table-cell table:style-name="Default" office:value-type="float" office:value="23.99">
            <text:p>23,99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833.69">
            <text:p>833,69</text:p>
          </table:table-cell>
          <table:table-cell table:style-name="ce19" office:value-type="percentage" office:value="0.281388700439116">
            <text:p>28,14%</text:p>
          </table:table-cell>
          <table:table-cell table:style-name="Default" office:value-type="float" office:value="2962.77">
            <text:p>2962,7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rostage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ondon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7.42">
            <text:p>247,42</text:p>
          </table:table-cell>
          <table:table-cell table:style-name="Default" office:value-type="float" office:value="7.42">
            <text:p>7,42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254.89">
            <text:p>254,89</text:p>
          </table:table-cell>
          <table:table-cell table:style-name="ce19" office:value-type="percentage" office:value="0.260163514437651">
            <text:p>26,02%</text:p>
          </table:table-cell>
          <table:table-cell table:style-name="Default" office:value-type="float" office:value="979.73">
            <text:p>979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sin Caïman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ondon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7.44">
            <text:p>137,44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0.02">
            <text:p>0,02</text:p>
          </table:table-cell>
          <table:table-cell table:style-name="Default"/>
          <table:table-cell table:style-name="ce17" office:value-type="float" office:value="138.09">
            <text:p>138,09</text:p>
          </table:table-cell>
          <table:table-cell table:style-name="ce19" office:value-type="percentage" office:value="0.143000642047926">
            <text:p>14,30%</text:p>
          </table:table-cell>
          <table:table-cell table:style-name="Default" office:value-type="float" office:value="965.66">
            <text:p>965,6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atador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ondon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2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.18">
            <text:p>27,18</text:p>
          </table:table-cell>
          <table:table-cell table:style-name="Default" office:value-type="float" office:value="26.25">
            <text:p>26,2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3.43">
            <text:p>53,43</text:p>
          </table:table-cell>
          <table:table-cell table:style-name="ce19" office:value-type="percentage" office:value="0.0422829467486527">
            <text:p>4,23%</text:p>
          </table:table-cell>
          <table:table-cell table:style-name="Default" office:value-type="float" office:value="1263.63">
            <text:p>1263,6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guille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ondon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2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.21">
            <text:p>7,21</text:p>
          </table:table-cell>
          <table:table-cell table:style-name="Default" office:value-type="float" office:value="37.43">
            <text:p>37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4.64">
            <text:p>44,64</text:p>
          </table:table-cell>
          <table:table-cell table:style-name="ce19" office:value-type="percentage" office:value="0.0534233296233799">
            <text:p>5,34%</text:p>
          </table:table-cell>
          <table:table-cell table:style-name="Default" office:value-type="float" office:value="835.59">
            <text:p>835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Haut du Trou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ondon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2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0.42">
            <text:p>120,42</text:p>
          </table:table-cell>
          <table:table-cell table:style-name="Default" office:value-type="float" office:value="108.19">
            <text:p>108,1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28.61">
            <text:p>228,61</text:p>
          </table:table-cell>
          <table:table-cell table:style-name="ce19" office:value-type="percentage" office:value="0.190595689691108">
            <text:p>19,06%</text:p>
          </table:table-cell>
          <table:table-cell table:style-name="Default" office:value-type="float" office:value="1199.45">
            <text:p>1199,4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Bac-à-Soud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anquitte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3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1.77">
            <text:p>471,77</text:p>
          </table:table-cell>
          <table:table-cell table:style-name="Default" office:value-type="float" office:value="33.57">
            <text:p>33,5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05.34">
            <text:p>505,34</text:p>
          </table:table-cell>
          <table:table-cell table:style-name="ce19" office:value-type="percentage" office:value="0.356146619588275">
            <text:p>35,61%</text:p>
          </table:table-cell>
          <table:table-cell table:style-name="Default" office:value-type="float" office:value="1418.91">
            <text:p>1418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 de Lance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anquitte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3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4.27">
            <text:p>484,2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0.07">
            <text:p>0,07</text:p>
          </table:table-cell>
          <table:table-cell table:style-name="Default"/>
          <table:table-cell table:style-name="ce17" office:value-type="float" office:value="486.09">
            <text:p>486,09</text:p>
          </table:table-cell>
          <table:table-cell table:style-name="ce19" office:value-type="percentage" office:value="0.41498271225509">
            <text:p>41,50%</text:p>
          </table:table-cell>
          <table:table-cell table:style-name="Default" office:value-type="float" office:value="1171.35">
            <text:p>1171,3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racaraille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anquitte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3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9.05">
            <text:p>599,05</text:p>
          </table:table-cell>
          <table:table-cell table:style-name="Default" office:value-type="float" office:value="2.39">
            <text:p>2,3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01.44">
            <text:p>601,44</text:p>
          </table:table-cell>
          <table:table-cell table:style-name="ce19" office:value-type="percentage" office:value="0.402379056807006">
            <text:p>40,24%</text:p>
          </table:table-cell>
          <table:table-cell table:style-name="Default" office:value-type="float" office:value="1494.71">
            <text:p>1494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Savannett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gnon 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4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85.88">
            <text:p>885,88</text:p>
          </table:table-cell>
          <table:table-cell table:style-name="Default" office:value-type="float" office:value="1.95">
            <text:p>1,95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887.96">
            <text:p>887,96</text:p>
          </table:table-cell>
          <table:table-cell table:style-name="ce19" office:value-type="percentage" office:value="0.362645799980397">
            <text:p>36,26%</text:p>
          </table:table-cell>
          <table:table-cell table:style-name="Default" office:value-type="float" office:value="2448.56">
            <text:p>2448,5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 Belle Mère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gnon 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4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91.09">
            <text:p>1091,09</text:p>
          </table:table-cell>
          <table:table-cell table:style-name="Default" office:value-type="float" office:value="2.15">
            <text:p>2,15</text:p>
          </table:table-cell>
          <table:table-cell table:style-name="Default" office:value-type="float" office:value="0.49">
            <text:p>0,49</text:p>
          </table:table-cell>
          <table:table-cell table:style-name="Default"/>
          <table:table-cell table:style-name="ce17" office:value-type="float" office:value="1093.73">
            <text:p>1093,73</text:p>
          </table:table-cell>
          <table:table-cell table:style-name="ce19" office:value-type="percentage" office:value="0.276937840718899">
            <text:p>27,69%</text:p>
          </table:table-cell>
          <table:table-cell table:style-name="Default" office:value-type="float" office:value="3949.37">
            <text:p>3949,3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La Victoir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La Victoire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45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51.1">
            <text:p>751,1</text:p>
          </table:table-cell>
          <table:table-cell table:style-name="Default" office:value-type="float" office:value="1.22">
            <text:p>1,2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52.32">
            <text:p>752,32</text:p>
          </table:table-cell>
          <table:table-cell table:style-name="ce19" office:value-type="percentage" office:value="0.423250894524833">
            <text:p>42,33%</text:p>
          </table:table-cell>
          <table:table-cell table:style-name="Default" office:value-type="float" office:value="1777.48">
            <text:p>1777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argot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.49">
            <text:p>15,49</text:p>
          </table:table-cell>
          <table:table-cell table:style-name="Default" office:value-type="float" office:value="3.49">
            <text:p>3,4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.98">
            <text:p>18,98</text:p>
          </table:table-cell>
          <table:table-cell table:style-name="ce19" office:value-type="percentage" office:value="0.0124856099727001">
            <text:p>1,25%</text:p>
          </table:table-cell>
          <table:table-cell table:style-name="Default" office:value-type="float" office:value="1520.15">
            <text:p>1520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35102">
            <text:p>35102</text:p>
          </table:table-cell>
          <table:table-cell table:style-name="ce3" office:value-type="float" office:value="35102">
            <text:p>35102</text:p>
          </table:table-cell>
          <table:table-cell table:style-name="Default"/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.03">
            <text:p>66,03</text:p>
          </table:table-cell>
          <table:table-cell table:style-name="Default" office:value-type="float" office:value="31.32">
            <text:p>31,3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7.35">
            <text:p>97,35</text:p>
          </table:table-cell>
          <table:table-cell table:style-name="ce19" office:value-type="percentage" office:value="0.0384723303522382">
            <text:p>3,85%</text:p>
          </table:table-cell>
          <table:table-cell table:style-name="Default" office:value-type="float" office:value="2530.39">
            <text:p>2530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etit Bourg de Borgne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.3">
            <text:p>15,3</text:p>
          </table:table-cell>
          <table:table-cell table:style-name="Default" office:value-type="float" office:value="3.6">
            <text:p>3,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.9">
            <text:p>18,9</text:p>
          </table:table-cell>
          <table:table-cell table:style-name="ce19" office:value-type="percentage" office:value="0.00806066395987581">
            <text:p>0,81%</text:p>
          </table:table-cell>
          <table:table-cell table:style-name="Default" office:value-type="float" office:value="2344.72">
            <text:p>2344,7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Trou d'Enfer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.11">
            <text:p>9,11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.17">
            <text:p>9,17</text:p>
          </table:table-cell>
          <table:table-cell table:style-name="ce19" office:value-type="percentage" office:value="0.00930359969157096">
            <text:p>0,93%</text:p>
          </table:table-cell>
          <table:table-cell table:style-name="Default" office:value-type="float" office:value="985.64">
            <text:p>985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Champagne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.66">
            <text:p>14,66</text:p>
          </table:table-cell>
          <table:table-cell table:style-name="Default" office:value-type="float" office:value="1.72">
            <text:p>1,7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.38">
            <text:p>16,38</text:p>
          </table:table-cell>
          <table:table-cell table:style-name="ce19" office:value-type="percentage" office:value="0.0244810115231135">
            <text:p>2,45%</text:p>
          </table:table-cell>
          <table:table-cell table:style-name="Default" office:value-type="float" office:value="669.09">
            <text:p>669,0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Molas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.94">
            <text:p>33,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3.94">
            <text:p>33,94</text:p>
          </table:table-cell>
          <table:table-cell table:style-name="ce19" office:value-type="percentage" office:value="0.0211239115957453">
            <text:p>2,11%</text:p>
          </table:table-cell>
          <table:table-cell table:style-name="Default" office:value-type="float" office:value="1606.71">
            <text:p>1606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Côtes de Fer et Lagrange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Borgne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1-07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5.68">
            <text:p>355,68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56.34">
            <text:p>356,34</text:p>
          </table:table-cell>
          <table:table-cell table:style-name="ce19" office:value-type="percentage" office:value="0.0803791358013552">
            <text:p>8,04%</text:p>
          </table:table-cell>
          <table:table-cell table:style-name="Default" office:value-type="float" office:value="4433.24">
            <text:p>4433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Grande Plaine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.89">
            <text:p>3,89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4.41">
            <text:p>4,41</text:p>
          </table:table-cell>
          <table:table-cell table:style-name="ce19" office:value-type="percentage" office:value="0.015609514370664">
            <text:p>1,56%</text:p>
          </table:table-cell>
          <table:table-cell table:style-name="Default" office:value-type="float" office:value="282.52">
            <text:p>282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 Petit Borgne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91">
            <text:p>26,91</text:p>
          </table:table-cell>
          <table:table-cell table:style-name="Default" office:value-type="float" office:value="4.44">
            <text:p>4,4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1.35">
            <text:p>31,35</text:p>
          </table:table-cell>
          <table:table-cell table:style-name="ce19" office:value-type="percentage" office:value="0.0693032098328765">
            <text:p>6,93%</text:p>
          </table:table-cell>
          <table:table-cell table:style-name="Default" office:value-type="float" office:value="452.36">
            <text:p>452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e Corail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4.46">
            <text:p>64,46</text:p>
          </table:table-cell>
          <table:table-cell table:style-name="Default" office:value-type="float" office:value="1.74">
            <text:p>1,7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6.2">
            <text:p>66,2</text:p>
          </table:table-cell>
          <table:table-cell table:style-name="ce19" office:value-type="percentage" office:value="0.0558188165061805">
            <text:p>5,58%</text:p>
          </table:table-cell>
          <table:table-cell table:style-name="Default" office:value-type="float" office:value="1185.98">
            <text:p>1185,9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Haut Petit Borgne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0.88">
            <text:p>0,88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0.9">
            <text:p>0,9</text:p>
          </table:table-cell>
          <table:table-cell table:style-name="ce19" office:value-type="percentage" office:value="0.0118670886075949">
            <text:p>1,19%</text:p>
          </table:table-cell>
          <table:table-cell table:style-name="Default" office:value-type="float" office:value="75.84">
            <text:p>75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as Quartier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.71">
            <text:p>53,71</text:p>
          </table:table-cell>
          <table:table-cell table:style-name="Default" office:value-type="float" office:value="15.68">
            <text:p>15,6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9.39">
            <text:p>69,39</text:p>
          </table:table-cell>
          <table:table-cell table:style-name="ce19" office:value-type="percentage" office:value="0.121989381526669">
            <text:p>12,20%</text:p>
          </table:table-cell>
          <table:table-cell table:style-name="Default" office:value-type="float" office:value="568.82">
            <text:p>568,8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ras Gauche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 Margot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52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.28">
            <text:p>16,28</text:p>
          </table:table-cell>
          <table:table-cell table:style-name="Default" office:value-type="float" office:value="0.13">
            <text:p>0,1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.41">
            <text:p>16,41</text:p>
          </table:table-cell>
          <table:table-cell table:style-name="ce19" office:value-type="percentage" office:value="0.0152556081326057">
            <text:p>1,53%</text:p>
          </table:table-cell>
          <table:table-cell table:style-name="Default" office:value-type="float" office:value="1075.67">
            <text:p>1075,6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Haut Limbé ou Acul Jeanot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3.53">
            <text:p>123,53</text:p>
          </table:table-cell>
          <table:table-cell table:style-name="Default" office:value-type="float" office:value="1.61">
            <text:p>1,6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25.14">
            <text:p>125,14</text:p>
          </table:table-cell>
          <table:table-cell table:style-name="ce19" office:value-type="percentage" office:value="0.0819005857521516">
            <text:p>8,19%</text:p>
          </table:table-cell>
          <table:table-cell table:style-name="Default" office:value-type="float" office:value="1527.95">
            <text:p>1527,9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habott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82">
            <text:p>26,82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.45">
            <text:p>27,45</text:p>
          </table:table-cell>
          <table:table-cell table:style-name="ce19" office:value-type="percentage" office:value="0.0467082985927955">
            <text:p>4,67%</text:p>
          </table:table-cell>
          <table:table-cell table:style-name="Default" office:value-type="float" office:value="587.69">
            <text:p>587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amp Coq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1.33">
            <text:p>101,33</text:p>
          </table:table-cell>
          <table:table-cell table:style-name="Default" office:value-type="float" office:value="1.73">
            <text:p>1,7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3.06">
            <text:p>103,06</text:p>
          </table:table-cell>
          <table:table-cell table:style-name="ce19" office:value-type="percentage" office:value="0.0722092990667302">
            <text:p>7,22%</text:p>
          </table:table-cell>
          <table:table-cell table:style-name="Default" office:value-type="float" office:value="1427.24">
            <text:p>1427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Soufrière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0.77">
            <text:p>150,77</text:p>
          </table:table-cell>
          <table:table-cell table:style-name="Default" office:value-type="float" office:value="66.95">
            <text:p>66,95</text:p>
          </table:table-cell>
          <table:table-cell table:style-name="Default" office:value-type="float" office:value="0.02">
            <text:p>0,02</text:p>
          </table:table-cell>
          <table:table-cell table:style-name="Default"/>
          <table:table-cell table:style-name="ce17" office:value-type="float" office:value="217.74">
            <text:p>217,74</text:p>
          </table:table-cell>
          <table:table-cell table:style-name="ce19" office:value-type="percentage" office:value="0.12662909782438">
            <text:p>12,66%</text:p>
          </table:table-cell>
          <table:table-cell table:style-name="Default" office:value-type="float" office:value="1719.51">
            <text:p>1719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Ravine Desroches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.25">
            <text:p>6,25</text:p>
          </table:table-cell>
          <table:table-cell table:style-name="Default" office:value-type="float" office:value="0.58">
            <text:p>0,5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.83">
            <text:p>6,83</text:p>
          </table:table-cell>
          <table:table-cell table:style-name="ce19" office:value-type="percentage" office:value="0.0159289145948972">
            <text:p>1,59%</text:p>
          </table:table-cell>
          <table:table-cell table:style-name="Default" office:value-type="float" office:value="428.78">
            <text:p>428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Ilot-à-Corne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imbé 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1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.03">
            <text:p>42,03</text:p>
          </table:table-cell>
          <table:table-cell table:style-name="Default" office:value-type="float" office:value="2.82">
            <text:p>2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4.85">
            <text:p>44,85</text:p>
          </table:table-cell>
          <table:table-cell table:style-name="ce19" office:value-type="percentage" office:value="0.0670203227734608">
            <text:p>6,70%</text:p>
          </table:table-cell>
          <table:table-cell table:style-name="Default" office:value-type="float" office:value="669.2">
            <text:p>669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arde Champètre (Bas-Limbé)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s-Limbé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.16">
            <text:p>69,16</text:p>
          </table:table-cell>
          <table:table-cell table:style-name="Default" office:value-type="float" office:value="8.28">
            <text:p>8,2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7.44">
            <text:p>77,44</text:p>
          </table:table-cell>
          <table:table-cell table:style-name="ce19" office:value-type="percentage" office:value="0.122617011843689">
            <text:p>12,26%</text:p>
          </table:table-cell>
          <table:table-cell table:style-name="Default" office:value-type="float" office:value="631.56">
            <text:p>631,5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etit Howars (La Fange)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s-Limbé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6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8.19">
            <text:p>88,19</text:p>
          </table:table-cell>
          <table:table-cell table:style-name="Default" office:value-type="float" office:value="43.64">
            <text:p>43,6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1.83">
            <text:p>131,83</text:p>
          </table:table-cell>
          <table:table-cell table:style-name="ce19" office:value-type="percentage" office:value="0.0945105995540803">
            <text:p>9,45%</text:p>
          </table:table-cell>
          <table:table-cell table:style-name="Default" office:value-type="float" office:value="1394.87">
            <text:p>1394,8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obert ou Colline Gobert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0.89">
            <text:p>140,89</text:p>
          </table:table-cell>
          <table:table-cell table:style-name="Default" office:value-type="float" office:value="28.54">
            <text:p>28,54</text:p>
          </table:table-cell>
          <table:table-cell table:style-name="Default" office:value-type="float" office:value="0.19">
            <text:p>0,19</text:p>
          </table:table-cell>
          <table:table-cell table:style-name="Default"/>
          <table:table-cell table:style-name="ce17" office:value-type="float" office:value="169.62">
            <text:p>169,62</text:p>
          </table:table-cell>
          <table:table-cell table:style-name="ce19" office:value-type="percentage" office:value="0.104671397716754">
            <text:p>10,47%</text:p>
          </table:table-cell>
          <table:table-cell table:style-name="Default" office:value-type="float" office:value="1620.5">
            <text:p>1620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hampagne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.12">
            <text:p>55,12</text:p>
          </table:table-cell>
          <table:table-cell table:style-name="Default" office:value-type="float" office:value="0.69">
            <text:p>0,6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5.81">
            <text:p>55,81</text:p>
          </table:table-cell>
          <table:table-cell table:style-name="ce19" office:value-type="percentage" office:value="0.0494747573245867">
            <text:p>4,95%</text:p>
          </table:table-cell>
          <table:table-cell table:style-name="Default" office:value-type="float" office:value="1128.05">
            <text:p>1128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Haut Martineau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.89">
            <text:p>35,89</text:p>
          </table:table-cell>
          <table:table-cell table:style-name="Default" office:value-type="float" office:value="0.45">
            <text:p>0,4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6.34">
            <text:p>36,34</text:p>
          </table:table-cell>
          <table:table-cell table:style-name="ce19" office:value-type="percentage" office:value="0.0343462029204669">
            <text:p>3,43%</text:p>
          </table:table-cell>
          <table:table-cell table:style-name="Default" office:value-type="float" office:value="1058.05">
            <text:p>1058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apou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2.58">
            <text:p>62,58</text:p>
          </table:table-cell>
          <table:table-cell table:style-name="Default" office:value-type="float" office:value="14.62">
            <text:p>14,62</text:p>
          </table:table-cell>
          <table:table-cell table:style-name="Default" office:value-type="float" office:value="1.97">
            <text:p>1,97</text:p>
          </table:table-cell>
          <table:table-cell table:style-name="Default"/>
          <table:table-cell table:style-name="ce17" office:value-type="float" office:value="79.17">
            <text:p>79,17</text:p>
          </table:table-cell>
          <table:table-cell table:style-name="ce19" office:value-type="percentage" office:value="0.0574891259358231">
            <text:p>5,75%</text:p>
          </table:table-cell>
          <table:table-cell table:style-name="Default" office:value-type="float" office:value="1377.13">
            <text:p>1377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La Trouble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7.68">
            <text:p>67,68</text:p>
          </table:table-cell>
          <table:table-cell table:style-name="Default" office:value-type="float" office:value="27.38">
            <text:p>27,38</text:p>
          </table:table-cell>
          <table:table-cell table:style-name="Default" office:value-type="float" office:value="1.38">
            <text:p>1,38</text:p>
          </table:table-cell>
          <table:table-cell table:style-name="Default"/>
          <table:table-cell table:style-name="ce17" office:value-type="float" office:value="96.44">
            <text:p>96,44</text:p>
          </table:table-cell>
          <table:table-cell table:style-name="ce19" office:value-type="percentage" office:value="0.0880135798638363">
            <text:p>8,80%</text:p>
          </table:table-cell>
          <table:table-cell table:style-name="Default" office:value-type="float" office:value="1095.74">
            <text:p>1095,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 Ville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4.79">
            <text:p>104,79</text:p>
          </table:table-cell>
          <table:table-cell table:style-name="Default" office:value-type="float" office:value="237.45">
            <text:p>237,4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42.24">
            <text:p>342,24</text:p>
          </table:table-cell>
          <table:table-cell table:style-name="ce19" office:value-type="percentage" office:value="0.257334917364693">
            <text:p>25,73%</text:p>
          </table:table-cell>
          <table:table-cell table:style-name="Default" office:value-type="float" office:value="1329.94">
            <text:p>1329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Bassin         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7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.73">
            <text:p>28,73</text:p>
          </table:table-cell>
          <table:table-cell table:style-name="Default" office:value-type="float" office:value="10.32">
            <text:p>10,3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9.05">
            <text:p>39,05</text:p>
          </table:table-cell>
          <table:table-cell table:style-name="ce19" office:value-type="percentage" office:value="0.0522002994332157">
            <text:p>5,22%</text:p>
          </table:table-cell>
          <table:table-cell table:style-name="Default" office:value-type="float" office:value="748.08">
            <text:p>748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Grande Rivière                 </text:p>
          </table:table-cell>
          <table:table-cell table:style-name="ce3" office:value-type="string">
            <text:p>8ème</text:p>
          </table:table-cell>
          <table:table-cell table:style-name="Default"/>
          <table:table-cell table:style-name="Default" office:value-type="string">
            <text:p>Commune de Plaisanc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1-08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0.72">
            <text:p>260,72</text:p>
          </table:table-cell>
          <table:table-cell table:style-name="Default" office:value-type="float" office:value="217.83">
            <text:p>217,8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78.55">
            <text:p>478,55</text:p>
          </table:table-cell>
          <table:table-cell table:style-name="ce19" office:value-type="percentage" office:value="0.0765884644376978">
            <text:p>7,66%</text:p>
          </table:table-cell>
          <table:table-cell table:style-name="Default" office:value-type="float" office:value="6248.33">
            <text:p>6248,3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llon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2.69">
            <text:p>272,69</text:p>
          </table:table-cell>
          <table:table-cell table:style-name="Default" office:value-type="float" office:value="2.38">
            <text:p>2,3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5.07">
            <text:p>275,07</text:p>
          </table:table-cell>
          <table:table-cell table:style-name="ce19" office:value-type="percentage" office:value="0.116731170749096">
            <text:p>11,67%</text:p>
          </table:table-cell>
          <table:table-cell table:style-name="Default" office:value-type="float" office:value="2356.44">
            <text:p>2356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udin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2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1.68">
            <text:p>81,68</text:p>
          </table:table-cell>
          <table:table-cell table:style-name="Default" office:value-type="float" office:value="8.59">
            <text:p>8,5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0.27">
            <text:p>90,27</text:p>
          </table:table-cell>
          <table:table-cell table:style-name="ce19" office:value-type="percentage" office:value="0.111627734428135">
            <text:p>11,16%</text:p>
          </table:table-cell>
          <table:table-cell table:style-name="Default" office:value-type="float" office:value="808.67">
            <text:p>808,6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avine Trompette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3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79.09">
            <text:p>179,09</text:p>
          </table:table-cell>
          <table:table-cell table:style-name="Default" office:value-type="float" office:value="121.73">
            <text:p>121,7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00.82">
            <text:p>300,82</text:p>
          </table:table-cell>
          <table:table-cell table:style-name="ce19" office:value-type="percentage" office:value="0.296459086832691">
            <text:p>29,65%</text:p>
          </table:table-cell>
          <table:table-cell table:style-name="Default" office:value-type="float" office:value="1014.71">
            <text:p>1014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Joly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4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.23">
            <text:p>34,23</text:p>
          </table:table-cell>
          <table:table-cell table:style-name="Default" office:value-type="float" office:value="1.03">
            <text:p>1,0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5.26">
            <text:p>35,26</text:p>
          </table:table-cell>
          <table:table-cell table:style-name="ce19" office:value-type="percentage" office:value="0.0841326652350275">
            <text:p>8,41%</text:p>
          </table:table-cell>
          <table:table-cell table:style-name="Default" office:value-type="float" office:value="419.1">
            <text:p>419,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Dubourg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.01">
            <text:p>10,01</text:p>
          </table:table-cell>
          <table:table-cell table:style-name="Default" office:value-type="float" office:value="4.65">
            <text:p>4,6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.66">
            <text:p>14,66</text:p>
          </table:table-cell>
          <table:table-cell table:style-name="ce19" office:value-type="percentage" office:value="0.0429534134192793">
            <text:p>4,30%</text:p>
          </table:table-cell>
          <table:table-cell table:style-name="Default" office:value-type="float" office:value="341.3">
            <text:p>341,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Piment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6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.48">
            <text:p>54,48</text:p>
          </table:table-cell>
          <table:table-cell table:style-name="Default" office:value-type="float" office:value="9.99">
            <text:p>9,99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64.52">
            <text:p>64,52</text:p>
          </table:table-cell>
          <table:table-cell table:style-name="ce19" office:value-type="percentage" office:value="0.12402921953095">
            <text:p>12,40%</text:p>
          </table:table-cell>
          <table:table-cell table:style-name="Default" office:value-type="float" office:value="520.2">
            <text:p>520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Rivière Laporte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7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1.53">
            <text:p>31,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1.53">
            <text:p>31,53</text:p>
          </table:table-cell>
          <table:table-cell table:style-name="ce19" office:value-type="percentage" office:value="0.0628125186764149">
            <text:p>6,28%</text:p>
          </table:table-cell>
          <table:table-cell table:style-name="Default" office:value-type="float" office:value="501.97">
            <text:p>501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Margot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ilate </text:p>
          </table:table-cell>
          <table:table-cell table:style-name="Default" office:value-type="string">
            <text:p>Département du Nord</text:p>
          </table:table-cell>
          <table:table-cell table:style-name="Default" office:value-type="string">
            <text:p>372-08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0.15">
            <text:p>330,15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31.85">
            <text:p>331,85</text:p>
          </table:table-cell>
          <table:table-cell table:style-name="ce19" office:value-type="percentage" office:value="0.0862344506435426">
            <text:p>8,62%</text:p>
          </table:table-cell>
          <table:table-cell table:style-name="Default" office:value-type="float" office:value="3848.23">
            <text:p>3848,2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umas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rt-Libert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1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6.54">
            <text:p>116,54</text:p>
          </table:table-cell>
          <table:table-cell table:style-name="Default" office:value-type="float" office:value="14.36">
            <text:p>14,3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0.9">
            <text:p>130,9</text:p>
          </table:table-cell>
          <table:table-cell table:style-name="ce19" office:value-type="percentage" office:value="0.144970872926219">
            <text:p>14,50%</text:p>
          </table:table-cell>
          <table:table-cell table:style-name="Default" office:value-type="float" office:value="902.94">
            <text:p>902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yaha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rt-Libert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1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7.75">
            <text:p>247,75</text:p>
          </table:table-cell>
          <table:table-cell table:style-name="Default" office:value-type="float" office:value="89.91">
            <text:p>89,91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338.16">
            <text:p>338,16</text:p>
          </table:table-cell>
          <table:table-cell table:style-name="ce19" office:value-type="percentage" office:value="0.238070429872855">
            <text:p>23,81%</text:p>
          </table:table-cell>
          <table:table-cell table:style-name="Default" office:value-type="float" office:value="1420.42">
            <text:p>1420,4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oiseau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rt-Libert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1-0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0.09">
            <text:p>130,09</text:p>
          </table:table-cell>
          <table:table-cell table:style-name="Default" office:value-type="float" office:value="13.82">
            <text:p>13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3.91">
            <text:p>143,91</text:p>
          </table:table-cell>
          <table:table-cell table:style-name="ce19" office:value-type="percentage" office:value="0.26178305713714">
            <text:p>26,18%</text:p>
          </table:table-cell>
          <table:table-cell table:style-name="Default" office:value-type="float" office:value="549.73">
            <text:p>549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Haut-Madeleine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ort-Libert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1-04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2.19">
            <text:p>142,1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2.19">
            <text:p>142,19</text:p>
          </table:table-cell>
          <table:table-cell table:style-name="ce19" office:value-type="percentage" office:value="0.320053120849934">
            <text:p>32,01%</text:p>
          </table:table-cell>
          <table:table-cell table:style-name="Default" office:value-type="float" office:value="444.27">
            <text:p>444,2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-Maribahoux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Férrier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2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0.72">
            <text:p>100,72</text:p>
          </table:table-cell>
          <table:table-cell table:style-name="Default" office:value-type="float" office:value="16.41">
            <text:p>16,4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7.13">
            <text:p>117,13</text:p>
          </table:table-cell>
          <table:table-cell table:style-name="ce19" office:value-type="percentage" office:value="0.0760856149923674">
            <text:p>7,61%</text:p>
          </table:table-cell>
          <table:table-cell table:style-name="Default" office:value-type="float" office:value="1539.45">
            <text:p>1539,4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Haut des Perches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rches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3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2.25">
            <text:p>82,25</text:p>
          </table:table-cell>
          <table:table-cell table:style-name="Default" office:value-type="float" office:value="15.01">
            <text:p>15,01</text:p>
          </table:table-cell>
          <table:table-cell table:style-name="Default" office:value-type="float" office:value="8.38">
            <text:p>8,38</text:p>
          </table:table-cell>
          <table:table-cell table:style-name="Default"/>
          <table:table-cell table:style-name="ce17" office:value-type="float" office:value="105.64">
            <text:p>105,64</text:p>
          </table:table-cell>
          <table:table-cell table:style-name="ce19" office:value-type="percentage" office:value="0.194173329657201">
            <text:p>19,42%</text:p>
          </table:table-cell>
          <table:table-cell table:style-name="Default" office:value-type="float" office:value="544.05">
            <text:p>544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 des Perches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rches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13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4.62">
            <text:p>164,62</text:p>
          </table:table-cell>
          <table:table-cell table:style-name="Default" office:value-type="float" office:value="51.61">
            <text:p>51,61</text:p>
          </table:table-cell>
          <table:table-cell table:style-name="Default" office:value-type="float" office:value="11.32">
            <text:p>11,32</text:p>
          </table:table-cell>
          <table:table-cell table:style-name="Default"/>
          <table:table-cell table:style-name="ce17" office:value-type="float" office:value="227.55">
            <text:p>227,55</text:p>
          </table:table-cell>
          <table:table-cell table:style-name="ce19" office:value-type="percentage" office:value="0.175278458196608">
            <text:p>17,53%</text:p>
          </table:table-cell>
          <table:table-cell table:style-name="Default" office:value-type="float" office:value="1298.22">
            <text:p>1298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Haut Maribahoux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Ouanaminth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1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1.54">
            <text:p>661,54</text:p>
          </table:table-cell>
          <table:table-cell table:style-name="Default" office:value-type="float" office:value="529.55">
            <text:p>529,55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1191.19">
            <text:p>1191,19</text:p>
          </table:table-cell>
          <table:table-cell table:style-name="ce19" office:value-type="percentage" office:value="0.363587804200585">
            <text:p>36,36%</text:p>
          </table:table-cell>
          <table:table-cell table:style-name="Default" office:value-type="float" office:value="3276.21">
            <text:p>3276,2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Acul des Pins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Ouanaminth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1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8.01">
            <text:p>298,01</text:p>
          </table:table-cell>
          <table:table-cell table:style-name="Default" office:value-type="float" office:value="213.31">
            <text:p>213,3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11.32">
            <text:p>511,32</text:p>
          </table:table-cell>
          <table:table-cell table:style-name="ce19" office:value-type="percentage" office:value="0.14119245383052">
            <text:p>14,12%</text:p>
          </table:table-cell>
          <table:table-cell table:style-name="Default" office:value-type="float" office:value="3621.44">
            <text:p>3621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avane Longue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Ouanaminth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1-0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39.91">
            <text:p>439,91</text:p>
          </table:table-cell>
          <table:table-cell table:style-name="Default" office:value-type="float" office:value="17.3">
            <text:p>17,3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17" office:value-type="float" office:value="458.14">
            <text:p>458,14</text:p>
          </table:table-cell>
          <table:table-cell table:style-name="ce19" office:value-type="percentage" office:value="0.111801454438967">
            <text:p>11,18%</text:p>
          </table:table-cell>
          <table:table-cell table:style-name="Default" office:value-type="float" office:value="4097.8">
            <text:p>4097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Gens de Nantes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Ouanaminth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1-04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0.81">
            <text:p>100,81</text:p>
          </table:table-cell>
          <table:table-cell table:style-name="Default" office:value-type="float" office:value="8.06">
            <text:p>8,0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8.87">
            <text:p>108,87</text:p>
          </table:table-cell>
          <table:table-cell table:style-name="ce19" office:value-type="percentage" office:value="0.0458020084393156">
            <text:p>4,58%</text:p>
          </table:table-cell>
          <table:table-cell table:style-name="Default" office:value-type="float" office:value="2376.97">
            <text:p>2376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Savane au lait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Ouanaminth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1-05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9.34">
            <text:p>99,34</text:p>
          </table:table-cell>
          <table:table-cell table:style-name="Default" office:value-type="float" office:value="35.97">
            <text:p>35,97</text:p>
          </table:table-cell>
          <table:table-cell table:style-name="Default" office:value-type="float" office:value="0.03">
            <text:p>0,03</text:p>
          </table:table-cell>
          <table:table-cell table:style-name="Default"/>
          <table:table-cell table:style-name="ce17" office:value-type="float" office:value="135.34">
            <text:p>135,34</text:p>
          </table:table-cell>
          <table:table-cell table:style-name="ce19" office:value-type="percentage" office:value="0.0982547334185155">
            <text:p>9,83%</text:p>
          </table:table-cell>
          <table:table-cell table:style-name="Default" office:value-type="float" office:value="1377.44">
            <text:p>1377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Capotille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potill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2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1.61">
            <text:p>161,61</text:p>
          </table:table-cell>
          <table:table-cell table:style-name="Default" office:value-type="float" office:value="4.53">
            <text:p>4,5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66.14">
            <text:p>166,14</text:p>
          </table:table-cell>
          <table:table-cell table:style-name="ce19" office:value-type="percentage" office:value="0.0685673250736684">
            <text:p>6,86%</text:p>
          </table:table-cell>
          <table:table-cell table:style-name="Default" office:value-type="float" office:value="2423.02">
            <text:p>2423,0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mine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potill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2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7.31">
            <text:p>147,3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7.31">
            <text:p>147,31</text:p>
          </table:table-cell>
          <table:table-cell table:style-name="ce19" office:value-type="percentage" office:value="0.204500652469667">
            <text:p>20,45%</text:p>
          </table:table-cell>
          <table:table-cell table:style-name="Default" office:value-type="float" office:value="720.34">
            <text:p>720,3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vanette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nt-Organis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3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.34">
            <text:p>54,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4.34">
            <text:p>54,34</text:p>
          </table:table-cell>
          <table:table-cell table:style-name="ce19" office:value-type="percentage" office:value="0.0289732980720014">
            <text:p>2,90%</text:p>
          </table:table-cell>
          <table:table-cell table:style-name="Default" office:value-type="float" office:value="1875.52">
            <text:p>1875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 Poux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nt-Organisé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23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8.49">
            <text:p>68,49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8.55">
            <text:p>68,55</text:p>
          </table:table-cell>
          <table:table-cell table:style-name="ce19" office:value-type="percentage" office:value="0.0413168347266338">
            <text:p>4,13%</text:p>
          </table:table-cell>
          <table:table-cell table:style-name="Default" office:value-type="float" office:value="1659.13">
            <text:p>1659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arcin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Trou du Nord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1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8.98">
            <text:p>88,98</text:p>
          </table:table-cell>
          <table:table-cell table:style-name="Default" office:value-type="float" office:value="70.63">
            <text:p>70,63</text:p>
          </table:table-cell>
          <table:table-cell table:style-name="Default" office:value-type="float" office:value="1.25">
            <text:p>1,25</text:p>
          </table:table-cell>
          <table:table-cell table:style-name="Default"/>
          <table:table-cell table:style-name="ce17" office:value-type="float" office:value="160.86">
            <text:p>160,86</text:p>
          </table:table-cell>
          <table:table-cell table:style-name="ce19" office:value-type="percentage" office:value="0.182787146038816">
            <text:p>18,28%</text:p>
          </table:table-cell>
          <table:table-cell table:style-name="Default" office:value-type="float" office:value="880.04">
            <text:p>880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Roucou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Trou du Nord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1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3.86">
            <text:p>113,86</text:p>
          </table:table-cell>
          <table:table-cell table:style-name="Default" office:value-type="float" office:value="18.46">
            <text:p>18,46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17" office:value-type="float" office:value="133.32">
            <text:p>133,32</text:p>
          </table:table-cell>
          <table:table-cell table:style-name="ce19" office:value-type="percentage" office:value="0.0484148600065367">
            <text:p>4,84%</text:p>
          </table:table-cell>
          <table:table-cell table:style-name="Default" office:value-type="float" office:value="2753.7">
            <text:p>2753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oche-Plate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Trou du Nord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1-0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.23">
            <text:p>45,23</text:p>
          </table:table-cell>
          <table:table-cell table:style-name="Default" office:value-type="float" office:value="26.33">
            <text:p>26,33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71.66">
            <text:p>71,66</text:p>
          </table:table-cell>
          <table:table-cell table:style-name="ce19" office:value-type="percentage" office:value="0.0811827347909822">
            <text:p>8,12%</text:p>
          </table:table-cell>
          <table:table-cell table:style-name="Default" office:value-type="float" office:value="882.7">
            <text:p>882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Foulon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.14">
            <text:p>7,14</text:p>
          </table:table-cell>
          <table:table-cell table:style-name="Default" office:value-type="float" office:value="0.76">
            <text:p>0,7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.9">
            <text:p>7,9</text:p>
          </table:table-cell>
          <table:table-cell table:style-name="ce19" office:value-type="percentage" office:value="0.0240692218633843">
            <text:p>2,41%</text:p>
          </table:table-cell>
          <table:table-cell table:style-name="Default" office:value-type="float" office:value="328.22">
            <text:p>328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-Blanc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.34">
            <text:p>4,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.34">
            <text:p>4,34</text:p>
          </table:table-cell>
          <table:table-cell table:style-name="ce19" office:value-type="percentage" office:value="0.0223711340206186">
            <text:p>2,24%</text:p>
          </table:table-cell>
          <table:table-cell table:style-name="Default" office:value-type="float" office:value="194">
            <text:p>1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otelette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.52">
            <text:p>8,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.52">
            <text:p>8,52</text:p>
          </table:table-cell>
          <table:table-cell table:style-name="ce19" office:value-type="percentage" office:value="0.0155616438356164">
            <text:p>1,56%</text:p>
          </table:table-cell>
          <table:table-cell table:style-name="Default" office:value-type="float" office:value="547.5">
            <text:p>547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Sarazin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4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.78">
            <text:p>14,7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.78">
            <text:p>14,78</text:p>
          </table:table-cell>
          <table:table-cell table:style-name="ce19" office:value-type="percentage" office:value="0.035577594299882">
            <text:p>3,56%</text:p>
          </table:table-cell>
          <table:table-cell table:style-name="Default" office:value-type="float" office:value="415.43">
            <text:p>415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oka-Neuf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5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.39">
            <text:p>12,39</text:p>
          </table:table-cell>
          <table:table-cell table:style-name="Default" office:value-type="float" office:value="6.88">
            <text:p>6,8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.27">
            <text:p>19,27</text:p>
          </table:table-cell>
          <table:table-cell table:style-name="ce19" office:value-type="percentage" office:value="0.035652833539936">
            <text:p>3,57%</text:p>
          </table:table-cell>
          <table:table-cell table:style-name="Default" office:value-type="float" office:value="540.49">
            <text:p>540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Fond-Bleu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e-Suzann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2-06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0.77">
            <text:p>70,77</text:p>
          </table:table-cell>
          <table:table-cell table:style-name="Default" office:value-type="float" office:value="0.16">
            <text:p>0,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0.93">
            <text:p>70,93</text:p>
          </table:table-cell>
          <table:table-cell table:style-name="ce19" office:value-type="percentage" office:value="0.0646263461923939">
            <text:p>6,46%</text:p>
          </table:table-cell>
          <table:table-cell table:style-name="Default" office:value-type="float" office:value="1097.54">
            <text:p>1097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Fond-Blanc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errier-Roug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3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4.19">
            <text:p>274,19</text:p>
          </table:table-cell>
          <table:table-cell table:style-name="Default" office:value-type="float" office:value="172.15">
            <text:p>172,15</text:p>
          </table:table-cell>
          <table:table-cell table:style-name="Default" office:value-type="float" office:value="0.66">
            <text:p>0,66</text:p>
          </table:table-cell>
          <table:table-cell table:style-name="Default"/>
          <table:table-cell table:style-name="ce17" office:value-type="float" office:value="447">
            <text:p>447</text:p>
          </table:table-cell>
          <table:table-cell table:style-name="ce19" office:value-type="percentage" office:value="0.146140039428387">
            <text:p>14,61%</text:p>
          </table:table-cell>
          <table:table-cell table:style-name="Default" office:value-type="float" office:value="3058.71">
            <text:p>3058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rand Bassin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errier-Roug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3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1.57">
            <text:p>91,57</text:p>
          </table:table-cell>
          <table:table-cell table:style-name="Default" office:value-type="float" office:value="90.48">
            <text:p>90,48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182.15">
            <text:p>182,15</text:p>
          </table:table-cell>
          <table:table-cell table:style-name="ce19" office:value-type="percentage" office:value="0.180348320280399">
            <text:p>18,03%</text:p>
          </table:table-cell>
          <table:table-cell table:style-name="Default" office:value-type="float" office:value="1009.99">
            <text:p>1009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hampi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acol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4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0.53">
            <text:p>140,53</text:p>
          </table:table-cell>
          <table:table-cell table:style-name="Default" office:value-type="float" office:value="147.08">
            <text:p>147,08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288.11">
            <text:p>288,11</text:p>
          </table:table-cell>
          <table:table-cell table:style-name="ce19" office:value-type="percentage" office:value="0.187525221624858">
            <text:p>18,75%</text:p>
          </table:table-cell>
          <table:table-cell table:style-name="Default" office:value-type="float" office:value="1536.38">
            <text:p>1536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Glaudine ou Jacquesy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acol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34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.3">
            <text:p>27,3</text:p>
          </table:table-cell>
          <table:table-cell table:style-name="Default" office:value-type="float" office:value="9.38">
            <text:p>9,3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6.68">
            <text:p>36,68</text:p>
          </table:table-cell>
          <table:table-cell table:style-name="ce19" office:value-type="percentage" office:value="0.179416943846605">
            <text:p>17,94%</text:p>
          </table:table-cell>
          <table:table-cell table:style-name="Default" office:value-type="float" office:value="204.44">
            <text:p>204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Trois Palmistes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allières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1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1.31">
            <text:p>151,31</text:p>
          </table:table-cell>
          <table:table-cell table:style-name="Default" office:value-type="float" office:value="50.95">
            <text:p>50,9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2.26">
            <text:p>202,26</text:p>
          </table:table-cell>
          <table:table-cell table:style-name="ce19" office:value-type="percentage" office:value="0.063060029556466">
            <text:p>6,31%</text:p>
          </table:table-cell>
          <table:table-cell table:style-name="Default" office:value-type="float" office:value="3207.42">
            <text:p>3207,4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Ecrevisse ou Grosse Roche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allières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1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78">
            <text:p>26,78</text:p>
          </table:table-cell>
          <table:table-cell table:style-name="Default" office:value-type="float" office:value="0.15">
            <text:p>0,1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6.93">
            <text:p>26,93</text:p>
          </table:table-cell>
          <table:table-cell table:style-name="ce19" office:value-type="percentage" office:value="0.0390007241129616">
            <text:p>3,90%</text:p>
          </table:table-cell>
          <table:table-cell table:style-name="Default" office:value-type="float" office:value="690.5">
            <text:p>690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orosse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allières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1-03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.47">
            <text:p>47,47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7.52">
            <text:p>47,52</text:p>
          </table:table-cell>
          <table:table-cell table:style-name="ce19" office:value-type="percentage" office:value="0.0491477742842959">
            <text:p>4,91%</text:p>
          </table:table-cell>
          <table:table-cell table:style-name="Default" office:value-type="float" office:value="966.88">
            <text:p>966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is-Gamelle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ic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2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8.71">
            <text:p>258,7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8.71">
            <text:p>258,71</text:p>
          </table:table-cell>
          <table:table-cell table:style-name="ce19" office:value-type="percentage" office:value="0.113395193491972">
            <text:p>11,34%</text:p>
          </table:table-cell>
          <table:table-cell table:style-name="Default" office:value-type="float" office:value="2281.49">
            <text:p>2281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Rose-Bonite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rice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2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5.78">
            <text:p>75,78</text:p>
          </table:table-cell>
          <table:table-cell table:style-name="Default" office:value-type="float" office:value="53.37">
            <text:p>53,3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29.15">
            <text:p>129,15</text:p>
          </table:table-cell>
          <table:table-cell table:style-name="ce19" office:value-type="percentage" office:value="0.113397897990184">
            <text:p>11,34%</text:p>
          </table:table-cell>
          <table:table-cell table:style-name="Default" office:value-type="float" office:value="1138.91">
            <text:p>1138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ns-Souci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mbin Crochu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3-01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3.82">
            <text:p>253,82</text:p>
          </table:table-cell>
          <table:table-cell table:style-name="Default" office:value-type="float" office:value="4.89">
            <text:p>4,8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8.71">
            <text:p>258,71</text:p>
          </table:table-cell>
          <table:table-cell table:style-name="ce19" office:value-type="percentage" office:value="0.0877447056748653">
            <text:p>8,77%</text:p>
          </table:table-cell>
          <table:table-cell table:style-name="Default" office:value-type="float" office:value="2948.44">
            <text:p>2948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-Laurenc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mbin Crochu</text:p>
          </table:table-cell>
          <table:table-cell table:style-name="Default" office:value-type="string">
            <text:p>Département du Nord-Est</text:p>
          </table:table-cell>
          <table:table-cell table:style-name="Default" office:value-type="string">
            <text:p>443-02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12.11">
            <text:p>612,1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18.11">
            <text:p>618,11</text:p>
          </table:table-cell>
          <table:table-cell table:style-name="ce19" office:value-type="percentage" office:value="0.142461377480818">
            <text:p>14,25%</text:p>
          </table:table-cell>
          <table:table-cell table:style-name="Default" office:value-type="float" office:value="4338.79">
            <text:p>4338,7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ont Tamari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Gonaiv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1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9.09">
            <text:p>219,09</text:p>
          </table:table-cell>
          <table:table-cell table:style-name="Default" office:value-type="float" office:value="109.84">
            <text:p>109,84</text:p>
          </table:table-cell>
          <table:table-cell table:style-name="Default" office:value-type="float" office:value="4.4">
            <text:p>4,4</text:p>
          </table:table-cell>
          <table:table-cell table:style-name="Default"/>
          <table:table-cell table:style-name="ce17" office:value-type="float" office:value="333.33">
            <text:p>333,33</text:p>
          </table:table-cell>
          <table:table-cell table:style-name="ce19" office:value-type="percentage" office:value="0.135528097288462">
            <text:p>13,55%</text:p>
          </table:table-cell>
          <table:table-cell table:style-name="Default" office:value-type="float" office:value="2459.49">
            <text:p>2459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te Rivière de Bayonnais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Gonaiv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1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01.53">
            <text:p>501,53</text:p>
          </table:table-cell>
          <table:table-cell table:style-name="Default" office:value-type="float" office:value="51.26">
            <text:p>51,26</text:p>
          </table:table-cell>
          <table:table-cell table:style-name="Default" office:value-type="float" office:value="3.55">
            <text:p>3,55</text:p>
          </table:table-cell>
          <table:table-cell table:style-name="Default"/>
          <table:table-cell table:style-name="ce17" office:value-type="float" office:value="556.34">
            <text:p>556,34</text:p>
          </table:table-cell>
          <table:table-cell table:style-name="ce19" office:value-type="percentage" office:value="0.185324352593955">
            <text:p>18,53%</text:p>
          </table:table-cell>
          <table:table-cell table:style-name="Default" office:value-type="float" office:value="3001.98">
            <text:p>3001,9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oteaux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Gonaiv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1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62.54">
            <text:p>1062,54</text:p>
          </table:table-cell>
          <table:table-cell table:style-name="Default" office:value-type="float" office:value="76.2">
            <text:p>76,2</text:p>
          </table:table-cell>
          <table:table-cell table:style-name="Default" office:value-type="float" office:value="28.71">
            <text:p>28,71</text:p>
          </table:table-cell>
          <table:table-cell table:style-name="Default"/>
          <table:table-cell table:style-name="ce17" office:value-type="float" office:value="1167.45">
            <text:p>1167,45</text:p>
          </table:table-cell>
          <table:table-cell table:style-name="ce19" office:value-type="percentage" office:value="0.341185066121137">
            <text:p>34,12%</text:p>
          </table:table-cell>
          <table:table-cell table:style-name="Default" office:value-type="float" office:value="3421.75">
            <text:p>3421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Labranle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Gonaiv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1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97.55">
            <text:p>897,55</text:p>
          </table:table-cell>
          <table:table-cell table:style-name="Default" office:value-type="float" office:value="30.4">
            <text:p>30,4</text:p>
          </table:table-cell>
          <table:table-cell table:style-name="Default" office:value-type="float" office:value="1.53">
            <text:p>1,53</text:p>
          </table:table-cell>
          <table:table-cell table:style-name="Default"/>
          <table:table-cell table:style-name="ce17" office:value-type="float" office:value="929.48">
            <text:p>929,48</text:p>
          </table:table-cell>
          <table:table-cell table:style-name="ce19" office:value-type="percentage" office:value="0.284202061464796">
            <text:p>28,42%</text:p>
          </table:table-cell>
          <table:table-cell table:style-name="Default" office:value-type="float" office:value="3270.49">
            <text:p>3270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sin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Gonaiv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1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36.3">
            <text:p>736,3</text:p>
          </table:table-cell>
          <table:table-cell table:style-name="Default" office:value-type="float" office:value="151.4">
            <text:p>151,4</text:p>
          </table:table-cell>
          <table:table-cell table:style-name="Default" office:value-type="float" office:value="2.25">
            <text:p>2,25</text:p>
          </table:table-cell>
          <table:table-cell table:style-name="Default"/>
          <table:table-cell table:style-name="ce17" office:value-type="float" office:value="889.95">
            <text:p>889,95</text:p>
          </table:table-cell>
          <table:table-cell table:style-name="ce19" office:value-type="percentage" office:value="0.350414023648369">
            <text:p>35,04%</text:p>
          </table:table-cell>
          <table:table-cell table:style-name="Default" office:value-type="float" office:value="2539.71">
            <text:p>2539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vane Carrée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Ennery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2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16.99">
            <text:p>1416,99</text:p>
          </table:table-cell>
          <table:table-cell table:style-name="Default" office:value-type="float" office:value="641.31">
            <text:p>641,3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58.3">
            <text:p>2058,3</text:p>
          </table:table-cell>
          <table:table-cell table:style-name="ce19" office:value-type="percentage" office:value="0.586826552169488">
            <text:p>58,68%</text:p>
          </table:table-cell>
          <table:table-cell table:style-name="Default" office:value-type="float" office:value="3507.51">
            <text:p>3507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Passe-Reine ou bas d'Ennery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Ennery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2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69.29">
            <text:p>1569,29</text:p>
          </table:table-cell>
          <table:table-cell table:style-name="Default" office:value-type="float" office:value="951.89">
            <text:p>951,89</text:p>
          </table:table-cell>
          <table:table-cell table:style-name="Default" office:value-type="float" office:value="23.65">
            <text:p>23,65</text:p>
          </table:table-cell>
          <table:table-cell table:style-name="Default"/>
          <table:table-cell table:style-name="ce17" office:value-type="float" office:value="2544.83">
            <text:p>2544,83</text:p>
          </table:table-cell>
          <table:table-cell table:style-name="ce19" office:value-type="percentage" office:value="0.627796595116921">
            <text:p>62,78%</text:p>
          </table:table-cell>
          <table:table-cell table:style-name="Default" office:value-type="float" office:value="4053.59">
            <text:p>4053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hemin Neuf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Ennery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2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7.6">
            <text:p>487,6</text:p>
          </table:table-cell>
          <table:table-cell table:style-name="Default" office:value-type="float" office:value="2.07">
            <text:p>2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89.67">
            <text:p>489,67</text:p>
          </table:table-cell>
          <table:table-cell table:style-name="ce19" office:value-type="percentage" office:value="0.56970832218357">
            <text:p>56,97%</text:p>
          </table:table-cell>
          <table:table-cell table:style-name="Default" office:value-type="float" office:value="859.51">
            <text:p>859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uilboreau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Ennery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12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7.02">
            <text:p>547,02</text:p>
          </table:table-cell>
          <table:table-cell table:style-name="Default" office:value-type="float" office:value="2.74">
            <text:p>2,7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49.76">
            <text:p>549,76</text:p>
          </table:table-cell>
          <table:table-cell table:style-name="ce19" office:value-type="percentage" office:value="0.577000178423367">
            <text:p>57,70%</text:p>
          </table:table-cell>
          <table:table-cell table:style-name="Default" office:value-type="float" office:value="952.79">
            <text:p>952,7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croix-Périss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Estère</text:p>
          </table:table-cell>
          <table:table-cell table:style-name="Default" office:value-type="string">
            <text:p>Département de l'Artibonite</text:p>
          </table:table-cell>
          <table:table-cell table:style-name="ce9" office:value-type="string">
            <text:p>513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12.34">
            <text:p>412,34</text:p>
          </table:table-cell>
          <table:table-cell table:style-name="Default" office:value-type="float" office:value="11.13">
            <text:p>11,13</text:p>
          </table:table-cell>
          <table:table-cell table:style-name="Default" office:value-type="float" office:value="0.75">
            <text:p>0,75</text:p>
          </table:table-cell>
          <table:table-cell table:style-name="Default"/>
          <table:table-cell table:style-name="ce17" office:value-type="float" office:value="424.22">
            <text:p>424,22</text:p>
          </table:table-cell>
          <table:table-cell table:style-name="ce19" office:value-type="percentage" office:value="0.210902582713963">
            <text:p>21,09%</text:p>
          </table:table-cell>
          <table:table-cell table:style-name="Default" office:value-type="float" office:value="2011.45">
            <text:p>2011,4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Petite Desdunes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Estère</text:p>
          </table:table-cell>
          <table:table-cell table:style-name="Default" office:value-type="string">
            <text:p>Département de l'Artibonite</text:p>
          </table:table-cell>
          <table:table-cell table:style-name="ce9" office:value-type="string">
            <text:p>513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4.44">
            <text:p>134,44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4.62">
            <text:p>134,62</text:p>
          </table:table-cell>
          <table:table-cell table:style-name="ce19" office:value-type="percentage" office:value="0.0876889004689942">
            <text:p>8,77%</text:p>
          </table:table-cell>
          <table:table-cell table:style-name="Default" office:value-type="float" office:value="1535.2">
            <text:p>1535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can Richard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6.93">
            <text:p>466,93</text:p>
          </table:table-cell>
          <table:table-cell table:style-name="Default" office:value-type="float" office:value="1.62">
            <text:p>1,6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68.55">
            <text:p>468,55</text:p>
          </table:table-cell>
          <table:table-cell table:style-name="ce19" office:value-type="percentage" office:value="0.6266466945741">
            <text:p>62,66%</text:p>
          </table:table-cell>
          <table:table-cell table:style-name="Default" office:value-type="float" office:value="747.71">
            <text:p>747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Rivière Mancell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4.61">
            <text:p>354,61</text:p>
          </table:table-cell>
          <table:table-cell table:style-name="Default" office:value-type="float" office:value="4.48">
            <text:p>4,48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style-name="ce17" office:value-type="float" office:value="359.29">
            <text:p>359,29</text:p>
          </table:table-cell>
          <table:table-cell table:style-name="ce19" office:value-type="percentage" office:value="0.200683672842437">
            <text:p>20,07%</text:p>
          </table:table-cell>
          <table:table-cell table:style-name="Default" office:value-type="float" office:value="1790.33">
            <text:p>1790,3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ivière Blanche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14.88">
            <text:p>814,88</text:p>
          </table:table-cell>
          <table:table-cell table:style-name="Default" office:value-type="float" office:value="38.97">
            <text:p>38,97</text:p>
          </table:table-cell>
          <table:table-cell table:style-name="Default" office:value-type="float" office:value="1.37">
            <text:p>1,37</text:p>
          </table:table-cell>
          <table:table-cell table:style-name="Default"/>
          <table:table-cell table:style-name="ce17" office:value-type="float" office:value="855.22">
            <text:p>855,22</text:p>
          </table:table-cell>
          <table:table-cell table:style-name="ce19" office:value-type="percentage" office:value="0.394791022314958">
            <text:p>39,48%</text:p>
          </table:table-cell>
          <table:table-cell table:style-name="Default" office:value-type="float" office:value="2166.26">
            <text:p>2166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'Acul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52.52">
            <text:p>752,52</text:p>
          </table:table-cell>
          <table:table-cell table:style-name="Default" office:value-type="float" office:value="23.24">
            <text:p>23,2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75.76">
            <text:p>775,76</text:p>
          </table:table-cell>
          <table:table-cell table:style-name="ce19" office:value-type="percentage" office:value="0.313643677882088">
            <text:p>31,36%</text:p>
          </table:table-cell>
          <table:table-cell table:style-name="Default" office:value-type="float" office:value="2473.38">
            <text:p>2473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Pendu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8.63">
            <text:p>268,63</text:p>
          </table:table-cell>
          <table:table-cell table:style-name="Default" office:value-type="float" office:value="0.28">
            <text:p>0,2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68.91">
            <text:p>268,91</text:p>
          </table:table-cell>
          <table:table-cell table:style-name="ce19" office:value-type="percentage" office:value="0.167114110642952">
            <text:p>16,71%</text:p>
          </table:table-cell>
          <table:table-cell table:style-name="Default" office:value-type="float" office:value="1609.14">
            <text:p>1609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Savane Carrée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51.87">
            <text:p>1051,87</text:p>
          </table:table-cell>
          <table:table-cell table:style-name="Default" office:value-type="float" office:value="2.48">
            <text:p>2,48</text:p>
          </table:table-cell>
          <table:table-cell table:style-name="Default" office:value-type="float" office:value="4.72">
            <text:p>4,72</text:p>
          </table:table-cell>
          <table:table-cell table:style-name="Default"/>
          <table:table-cell table:style-name="ce17" office:value-type="float" office:value="1059.07">
            <text:p>1059,07</text:p>
          </table:table-cell>
          <table:table-cell table:style-name="ce19" office:value-type="percentage" office:value="0.308037532139658">
            <text:p>30,80%</text:p>
          </table:table-cell>
          <table:table-cell table:style-name="Default" office:value-type="float" office:value="3438.12">
            <text:p>3438,1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Moulin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7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5.76">
            <text:p>485,76</text:p>
          </table:table-cell>
          <table:table-cell table:style-name="Default" office:value-type="float" office:value="5.47">
            <text:p>5,47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491.24">
            <text:p>491,24</text:p>
          </table:table-cell>
          <table:table-cell table:style-name="ce19" office:value-type="percentage" office:value="0.241540382932274">
            <text:p>24,15%</text:p>
          </table:table-cell>
          <table:table-cell table:style-name="Default" office:value-type="float" office:value="2033.78">
            <text:p>2033,7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Ravine Gros-Morne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os-Mor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1-08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12.83">
            <text:p>1012,83</text:p>
          </table:table-cell>
          <table:table-cell table:style-name="Default" office:value-type="float" office:value="3.43">
            <text:p>3,43</text:p>
          </table:table-cell>
          <table:table-cell table:style-name="Default" office:value-type="float" office:value="0.51">
            <text:p>0,51</text:p>
          </table:table-cell>
          <table:table-cell table:style-name="Default"/>
          <table:table-cell table:style-name="ce17" office:value-type="float" office:value="1016.77">
            <text:p>1016,77</text:p>
          </table:table-cell>
          <table:table-cell table:style-name="ce19" office:value-type="percentage" office:value="0.310696551618768">
            <text:p>31,07%</text:p>
          </table:table-cell>
          <table:table-cell table:style-name="Default" office:value-type="float" office:value="3272.55">
            <text:p>3272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oland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erre-Neuv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2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3.44">
            <text:p>453,44</text:p>
          </table:table-cell>
          <table:table-cell table:style-name="Default" office:value-type="float" office:value="2.45">
            <text:p>2,4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5.89">
            <text:p>455,89</text:p>
          </table:table-cell>
          <table:table-cell table:style-name="ce19" office:value-type="percentage" office:value="0.284135670123654">
            <text:p>28,41%</text:p>
          </table:table-cell>
          <table:table-cell table:style-name="Default" office:value-type="float" office:value="1604.48">
            <text:p>1604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 Neuf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erre-Neuv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2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8.05">
            <text:p>278,0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8.05">
            <text:p>278,05</text:p>
          </table:table-cell>
          <table:table-cell table:style-name="ce19" office:value-type="percentage" office:value="0.628106081142134">
            <text:p>62,81%</text:p>
          </table:table-cell>
          <table:table-cell table:style-name="Default" office:value-type="float" office:value="442.68">
            <text:p>442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agon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erre-Neuv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2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62.64">
            <text:p>962,64</text:p>
          </table:table-cell>
          <table:table-cell table:style-name="Default" office:value-type="float" office:value="5.64">
            <text:p>5,64</text:p>
          </table:table-cell>
          <table:table-cell table:style-name="Default" office:value-type="float" office:value="0.6">
            <text:p>0,6</text:p>
          </table:table-cell>
          <table:table-cell table:style-name="Default"/>
          <table:table-cell table:style-name="ce17" office:value-type="float" office:value="968.88">
            <text:p>968,88</text:p>
          </table:table-cell>
          <table:table-cell table:style-name="ce19" office:value-type="percentage" office:value="0.329248649199715">
            <text:p>32,92%</text:p>
          </table:table-cell>
          <table:table-cell table:style-name="Default" office:value-type="float" office:value="2942.7">
            <text:p>2942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'Arbre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Roug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3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9.55">
            <text:p>299,55</text:p>
          </table:table-cell>
          <table:table-cell table:style-name="Default" office:value-type="float" office:value="2.04">
            <text:p>2,0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01.59">
            <text:p>301,59</text:p>
          </table:table-cell>
          <table:table-cell table:style-name="ce19" office:value-type="percentage" office:value="0.0631656330700646">
            <text:p>6,32%</text:p>
          </table:table-cell>
          <table:table-cell table:style-name="Default" office:value-type="float" office:value="4774.59">
            <text:p>4774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ources Chaudes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Anse Roug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23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4.08">
            <text:p>144,08</text:p>
          </table:table-cell>
          <table:table-cell table:style-name="Default" office:value-type="float" office:value="69.52">
            <text:p>69,52</text:p>
          </table:table-cell>
          <table:table-cell table:style-name="Default" office:value-type="float" office:value="1.53">
            <text:p>1,53</text:p>
          </table:table-cell>
          <table:table-cell table:style-name="Default"/>
          <table:table-cell table:style-name="ce17" office:value-type="float" office:value="215.13">
            <text:p>215,13</text:p>
          </table:table-cell>
          <table:table-cell table:style-name="ce19" office:value-type="percentage" office:value="0.0690623786119467">
            <text:p>6,91%</text:p>
          </table:table-cell>
          <table:table-cell table:style-name="Default" office:value-type="float" office:value="3115.01">
            <text:p>3115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élugé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06.4">
            <text:p>406,4</text:p>
          </table:table-cell>
          <table:table-cell table:style-name="Default" office:value-type="float" office:value="44.67">
            <text:p>44,6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1.07">
            <text:p>451,07</text:p>
          </table:table-cell>
          <table:table-cell table:style-name="ce19" office:value-type="percentage" office:value="0.19042693764169">
            <text:p>19,04%</text:p>
          </table:table-cell>
          <table:table-cell table:style-name="Default" office:value-type="float" office:value="2368.73">
            <text:p>2368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is Neuf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89.96">
            <text:p>1289,96</text:p>
          </table:table-cell>
          <table:table-cell table:style-name="Default" office:value-type="float" office:value="17.77">
            <text:p>17,7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07.73">
            <text:p>1307,73</text:p>
          </table:table-cell>
          <table:table-cell table:style-name="ce19" office:value-type="percentage" office:value="0.298912447199517">
            <text:p>29,89%</text:p>
          </table:table-cell>
          <table:table-cell table:style-name="Default" office:value-type="float" office:value="4374.96">
            <text:p>4374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oyavier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53.88">
            <text:p>1353,88</text:p>
          </table:table-cell>
          <table:table-cell table:style-name="Default" office:value-type="float" office:value="3.42">
            <text:p>3,42</text:p>
          </table:table-cell>
          <table:table-cell table:style-name="Default" office:value-type="float" office:value="1.35">
            <text:p>1,35</text:p>
          </table:table-cell>
          <table:table-cell table:style-name="Default"/>
          <table:table-cell table:style-name="ce17" office:value-type="float" office:value="1358.65">
            <text:p>1358,65</text:p>
          </table:table-cell>
          <table:table-cell table:style-name="ce19" office:value-type="percentage" office:value="0.661739278669362">
            <text:p>66,17%</text:p>
          </table:table-cell>
          <table:table-cell table:style-name="Default" office:value-type="float" office:value="2053.15">
            <text:p>2053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louère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09.6">
            <text:p>1109,6</text:p>
          </table:table-cell>
          <table:table-cell table:style-name="Default" office:value-type="float" office:value="89.36">
            <text:p>89,36</text:p>
          </table:table-cell>
          <table:table-cell table:style-name="Default" office:value-type="float" office:value="18.44">
            <text:p>18,44</text:p>
          </table:table-cell>
          <table:table-cell table:style-name="Default"/>
          <table:table-cell table:style-name="ce17" office:value-type="float" office:value="1217.4">
            <text:p>1217,4</text:p>
          </table:table-cell>
          <table:table-cell table:style-name="ce19" office:value-type="percentage" office:value="0.392632417492042">
            <text:p>39,26%</text:p>
          </table:table-cell>
          <table:table-cell table:style-name="Default" office:value-type="float" office:value="3100.61">
            <text:p>3100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ocozelle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9.59">
            <text:p>119,59</text:p>
          </table:table-cell>
          <table:table-cell table:style-name="Default" office:value-type="float" office:value="91.87">
            <text:p>91,87</text:p>
          </table:table-cell>
          <table:table-cell table:style-name="Default" office:value-type="float" office:value="76.81">
            <text:p>76,81</text:p>
          </table:table-cell>
          <table:table-cell table:style-name="Default"/>
          <table:table-cell table:style-name="ce17" office:value-type="float" office:value="288.27">
            <text:p>288,27</text:p>
          </table:table-cell>
          <table:table-cell table:style-name="ce19" office:value-type="percentage" office:value="0.0437432853214851">
            <text:p>4,37%</text:p>
          </table:table-cell>
          <table:table-cell table:style-name="Default" office:value-type="float" office:value="6590.04">
            <text:p>6590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Charrette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arc 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1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9.2">
            <text:p>289,2</text:p>
          </table:table-cell>
          <table:table-cell table:style-name="Default" office:value-type="float" office:value="12.22">
            <text:p>12,22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301.92">
            <text:p>301,92</text:p>
          </table:table-cell>
          <table:table-cell table:style-name="ce19" office:value-type="percentage" office:value="0.44430709460951">
            <text:p>44,43%</text:p>
          </table:table-cell>
          <table:table-cell table:style-name="Default" office:value-type="float" office:value="679.53">
            <text:p>679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iancourt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18.99">
            <text:p>318,99</text:p>
          </table:table-cell>
          <table:table-cell table:style-name="Default" office:value-type="float" office:value="69.38">
            <text:p>69,38</text:p>
          </table:table-cell>
          <table:table-cell table:style-name="Default" office:value-type="float" office:value="250.71">
            <text:p>250,71</text:p>
          </table:table-cell>
          <table:table-cell table:style-name="Default"/>
          <table:table-cell table:style-name="ce17" office:value-type="float" office:value="639.08">
            <text:p>639,08</text:p>
          </table:table-cell>
          <table:table-cell table:style-name="ce19" office:value-type="percentage" office:value="0.211652337488574">
            <text:p>21,17%</text:p>
          </table:table-cell>
          <table:table-cell table:style-name="Default" office:value-type="float" office:value="3019.48">
            <text:p>3019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élanger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9.31">
            <text:p>399,31</text:p>
          </table:table-cell>
          <table:table-cell table:style-name="Default" office:value-type="float" office:value="149.47">
            <text:p>149,47</text:p>
          </table:table-cell>
          <table:table-cell table:style-name="Default" office:value-type="float" office:value="147.77">
            <text:p>147,77</text:p>
          </table:table-cell>
          <table:table-cell table:style-name="Default"/>
          <table:table-cell table:style-name="ce17" office:value-type="float" office:value="696.55">
            <text:p>696,55</text:p>
          </table:table-cell>
          <table:table-cell table:style-name="ce19" office:value-type="percentage" office:value="0.256181568755816">
            <text:p>25,62%</text:p>
          </table:table-cell>
          <table:table-cell table:style-name="Default" office:value-type="float" office:value="2718.97">
            <text:p>2718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uillaume-Mogé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5.16">
            <text:p>595,16</text:p>
          </table:table-cell>
          <table:table-cell table:style-name="Default" office:value-type="float" office:value="2.63">
            <text:p>2,63</text:p>
          </table:table-cell>
          <table:table-cell table:style-name="Default" office:value-type="float" office:value="0.95">
            <text:p>0,95</text:p>
          </table:table-cell>
          <table:table-cell table:style-name="Default"/>
          <table:table-cell table:style-name="ce17" office:value-type="float" office:value="598.74">
            <text:p>598,74</text:p>
          </table:table-cell>
          <table:table-cell table:style-name="ce19" office:value-type="percentage" office:value="0.379153341987778">
            <text:p>37,92%</text:p>
          </table:table-cell>
          <table:table-cell table:style-name="Default" office:value-type="float" office:value="1579.15">
            <text:p>1579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Désarmes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95.56">
            <text:p>895,56</text:p>
          </table:table-cell>
          <table:table-cell table:style-name="Default" office:value-type="float" office:value="87.99">
            <text:p>87,99</text:p>
          </table:table-cell>
          <table:table-cell table:style-name="Default" office:value-type="float" office:value="22.69">
            <text:p>22,69</text:p>
          </table:table-cell>
          <table:table-cell table:style-name="Default"/>
          <table:table-cell table:style-name="ce17" office:value-type="float" office:value="1006.24">
            <text:p>1006,24</text:p>
          </table:table-cell>
          <table:table-cell table:style-name="ce19" office:value-type="percentage" office:value="0.421701995691787">
            <text:p>42,17%</text:p>
          </table:table-cell>
          <table:table-cell table:style-name="Default" office:value-type="float" office:value="2386.14">
            <text:p>2386,1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astien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70.82">
            <text:p>1670,82</text:p>
          </table:table-cell>
          <table:table-cell table:style-name="Default" office:value-type="float" office:value="2.34">
            <text:p>2,34</text:p>
          </table:table-cell>
          <table:table-cell table:style-name="Default" office:value-type="float" office:value="0.75">
            <text:p>0,75</text:p>
          </table:table-cell>
          <table:table-cell table:style-name="Default"/>
          <table:table-cell table:style-name="ce17" office:value-type="float" office:value="1673.91">
            <text:p>1673,91</text:p>
          </table:table-cell>
          <table:table-cell table:style-name="ce19" office:value-type="percentage" office:value="0.472391547292492">
            <text:p>47,24%</text:p>
          </table:table-cell>
          <table:table-cell table:style-name="Default" office:value-type="float" office:value="3543.48">
            <text:p>3543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Terre Nette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Verrett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2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7.01">
            <text:p>257,0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257.11">
            <text:p>257,11</text:p>
          </table:table-cell>
          <table:table-cell table:style-name="ce19" office:value-type="percentage" office:value="0.1709235228421">
            <text:p>17,09%</text:p>
          </table:table-cell>
          <table:table-cell table:style-name="Default" office:value-type="float" office:value="1504.24">
            <text:p>1504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artineau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 Chapell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3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15.55">
            <text:p>1015,55</text:p>
          </table:table-cell>
          <table:table-cell table:style-name="Default" office:value-type="float" office:value="168.21">
            <text:p>168,21</text:p>
          </table:table-cell>
          <table:table-cell table:style-name="Default" office:value-type="float" office:value="4.5">
            <text:p>4,5</text:p>
          </table:table-cell>
          <table:table-cell table:style-name="Default"/>
          <table:table-cell table:style-name="ce17" office:value-type="float" office:value="1188.26">
            <text:p>1188,26</text:p>
          </table:table-cell>
          <table:table-cell table:style-name="ce19" office:value-type="percentage" office:value="0.441410719327182">
            <text:p>44,14%</text:p>
          </table:table-cell>
          <table:table-cell table:style-name="Default" office:value-type="float" office:value="2691.96">
            <text:p>2691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ssous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 Chapell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33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10.11">
            <text:p>910,11</text:p>
          </table:table-cell>
          <table:table-cell table:style-name="Default" office:value-type="float" office:value="8.78">
            <text:p>8,78</text:p>
          </table:table-cell>
          <table:table-cell table:style-name="Default" office:value-type="float" office:value="1.13">
            <text:p>1,13</text:p>
          </table:table-cell>
          <table:table-cell table:style-name="Default"/>
          <table:table-cell table:style-name="ce17" office:value-type="float" office:value="920.02">
            <text:p>920,02</text:p>
          </table:table-cell>
          <table:table-cell table:style-name="ce19" office:value-type="percentage" office:value="0.498501817866567">
            <text:p>49,85%</text:p>
          </table:table-cell>
          <table:table-cell table:style-name="Default" office:value-type="float" office:value="1845.57">
            <text:p>1845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Villars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.2">
            <text:p>23,2</text:p>
          </table:table-cell>
          <table:table-cell table:style-name="Default" office:value-type="float" office:value="37.53">
            <text:p>37,53</text:p>
          </table:table-cell>
          <table:table-cell table:style-name="Default" office:value-type="float" office:value="16.2">
            <text:p>16,2</text:p>
          </table:table-cell>
          <table:table-cell table:style-name="Default"/>
          <table:table-cell table:style-name="ce17" office:value-type="float" office:value="76.93">
            <text:p>76,93</text:p>
          </table:table-cell>
          <table:table-cell table:style-name="ce19" office:value-type="percentage" office:value="0.0216476163140804">
            <text:p>2,16%</text:p>
          </table:table-cell>
          <table:table-cell table:style-name="Default" office:value-type="float" office:value="3553.74">
            <text:p>3553,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ssé Naboth ou Duvallon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.39">
            <text:p>29,39</text:p>
          </table:table-cell>
          <table:table-cell table:style-name="Default" office:value-type="float" office:value="16.49">
            <text:p>16,49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17" office:value-type="float" office:value="46.81">
            <text:p>46,81</text:p>
          </table:table-cell>
          <table:table-cell table:style-name="ce19" office:value-type="percentage" office:value="0.00750129001035213">
            <text:p>0,75%</text:p>
          </table:table-cell>
          <table:table-cell table:style-name="Default" office:value-type="float" office:value="6240.26">
            <text:p>6240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Ogé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5.77">
            <text:p>205,77</text:p>
          </table:table-cell>
          <table:table-cell table:style-name="Default" office:value-type="float" office:value="282.54">
            <text:p>282,54</text:p>
          </table:table-cell>
          <table:table-cell table:style-name="Default" office:value-type="float" office:value="153.65">
            <text:p>153,65</text:p>
          </table:table-cell>
          <table:table-cell table:style-name="Default"/>
          <table:table-cell table:style-name="ce17" office:value-type="float" office:value="641.96">
            <text:p>641,96</text:p>
          </table:table-cell>
          <table:table-cell table:style-name="ce19" office:value-type="percentage" office:value="0.108018064707189">
            <text:p>10,80%</text:p>
          </table:table-cell>
          <table:table-cell table:style-name="Default" office:value-type="float" office:value="5943.08">
            <text:p>5943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oste-Pierrot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51.19">
            <text:p>651,19</text:p>
          </table:table-cell>
          <table:table-cell table:style-name="Default" office:value-type="float" office:value="20.32">
            <text:p>20,32</text:p>
          </table:table-cell>
          <table:table-cell table:style-name="Default" office:value-type="float" office:value="279.44">
            <text:p>279,44</text:p>
          </table:table-cell>
          <table:table-cell table:style-name="Default"/>
          <table:table-cell table:style-name="ce17" office:value-type="float" office:value="950.95">
            <text:p>950,95</text:p>
          </table:table-cell>
          <table:table-cell table:style-name="ce19" office:value-type="percentage" office:value="0.321273404190626">
            <text:p>32,13%</text:p>
          </table:table-cell>
          <table:table-cell table:style-name="Default" office:value-type="float" office:value="2959.94">
            <text:p>2959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Fiéfié ou Petit Cahos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37.85">
            <text:p>737,85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38.05">
            <text:p>738,05</text:p>
          </table:table-cell>
          <table:table-cell table:style-name="ce19" office:value-type="percentage" office:value="0.56296290646143">
            <text:p>56,30%</text:p>
          </table:table-cell>
          <table:table-cell table:style-name="Default" office:value-type="float" office:value="1311.01">
            <text:p>1311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 Croix ou Grand Cahos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sali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1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86.65">
            <text:p>1386,65</text:p>
          </table:table-cell>
          <table:table-cell table:style-name="Default" office:value-type="float" office:value="2.41">
            <text:p>2,41</text:p>
          </table:table-cell>
          <table:table-cell table:style-name="Default" office:value-type="float" office:value="1.27">
            <text:p>1,27</text:p>
          </table:table-cell>
          <table:table-cell table:style-name="Default"/>
          <table:table-cell table:style-name="ce17" office:value-type="float" office:value="1390.33">
            <text:p>1390,33</text:p>
          </table:table-cell>
          <table:table-cell table:style-name="ce19" office:value-type="percentage" office:value="0.357573092195955">
            <text:p>35,76%</text:p>
          </table:table-cell>
          <table:table-cell table:style-name="Default" office:value-type="float" office:value="3888.24">
            <text:p>3888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-Coursin I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2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82.33">
            <text:p>82,33</text:p>
          </table:table-cell>
          <table:table-cell table:style-name="Default" office:value-type="float" office:value="21.47">
            <text:p>21,47</text:p>
          </table:table-cell>
          <table:table-cell table:style-name="Default"/>
          <table:table-cell table:style-name="ce17" office:value-type="float" office:value="122.8">
            <text:p>122,8</text:p>
          </table:table-cell>
          <table:table-cell table:style-name="ce19" office:value-type="percentage" office:value="0.0211820552803345">
            <text:p>2,12%</text:p>
          </table:table-cell>
          <table:table-cell table:style-name="Default" office:value-type="float" office:value="5797.36">
            <text:p>5797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54203">
            <text:p>54203</text:p>
          </table:table-cell>
          <table:table-cell table:style-name="ce3" office:value-type="float" office:value="54203">
            <text:p>54203</text:p>
          </table:table-cell>
          <table:table-cell table:style-name="Default"/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2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8.07">
            <text:p>558,07</text:p>
          </table:table-cell>
          <table:table-cell table:style-name="Default" office:value-type="float" office:value="32.22">
            <text:p>32,22</text:p>
          </table:table-cell>
          <table:table-cell table:style-name="Default" office:value-type="float" office:value="161.95">
            <text:p>161,95</text:p>
          </table:table-cell>
          <table:table-cell table:style-name="Default"/>
          <table:table-cell table:style-name="ce17" office:value-type="float" office:value="752.24">
            <text:p>752,24</text:p>
          </table:table-cell>
          <table:table-cell table:style-name="ce19" office:value-type="percentage" office:value="0.450915630151356">
            <text:p>45,09%</text:p>
          </table:table-cell>
          <table:table-cell table:style-name="Default" office:value-type="float" office:value="1668.25">
            <text:p>1668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54204">
            <text:p>54204</text:p>
          </table:table-cell>
          <table:table-cell table:style-name="ce3" office:value-type="float" office:value="54204">
            <text:p>54204</text:p>
          </table:table-cell>
          <table:table-cell table:style-name="Default"/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2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33.26">
            <text:p>1233,26</text:p>
          </table:table-cell>
          <table:table-cell table:style-name="Default" office:value-type="float" office:value="93.89">
            <text:p>93,89</text:p>
          </table:table-cell>
          <table:table-cell table:style-name="Default" office:value-type="float" office:value="54.12">
            <text:p>54,12</text:p>
          </table:table-cell>
          <table:table-cell table:style-name="Default"/>
          <table:table-cell table:style-name="ce17" office:value-type="float" office:value="1381.27">
            <text:p>1381,27</text:p>
          </table:table-cell>
          <table:table-cell table:style-name="ce19" office:value-type="percentage" office:value="0.406496193337826">
            <text:p>40,65%</text:p>
          </table:table-cell>
          <table:table-cell table:style-name="Default" office:value-type="float" office:value="3397.99">
            <text:p>3397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54205">
            <text:p>54205</text:p>
          </table:table-cell>
          <table:table-cell table:style-name="ce3" office:value-type="float" office:value="54205">
            <text:p>54205</text:p>
          </table:table-cell>
          <table:table-cell table:style-name="Default"/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2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56.46">
            <text:p>956,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56.46">
            <text:p>956,46</text:p>
          </table:table-cell>
          <table:table-cell table:style-name="ce19" office:value-type="percentage" office:value="0.247784355124934">
            <text:p>24,78%</text:p>
          </table:table-cell>
          <table:table-cell table:style-name="Default" office:value-type="float" office:value="3860.05">
            <text:p>3860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Médor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2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1.18">
            <text:p>81,18</text:p>
          </table:table-cell>
          <table:table-cell table:style-name="Default" office:value-type="float" office:value="45.2">
            <text:p>45,2</text:p>
          </table:table-cell>
          <table:table-cell table:style-name="Default" office:value-type="float" office:value="84.3">
            <text:p>84,3</text:p>
          </table:table-cell>
          <table:table-cell table:style-name="Default"/>
          <table:table-cell table:style-name="ce17" office:value-type="float" office:value="210.68">
            <text:p>210,68</text:p>
          </table:table-cell>
          <table:table-cell table:style-name="ce19" office:value-type="percentage" office:value="0.0749553498366978">
            <text:p>7,50%</text:p>
          </table:table-cell>
          <table:table-cell table:style-name="Default" office:value-type="float" office:value="2810.74">
            <text:p>2810,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oteneau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Grande Salin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3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.8">
            <text:p>33,8</text:p>
          </table:table-cell>
          <table:table-cell table:style-name="Default" office:value-type="float" office:value="39.98">
            <text:p>39,98</text:p>
          </table:table-cell>
          <table:table-cell table:style-name="Default" office:value-type="float" office:value="0.02">
            <text:p>0,02</text:p>
          </table:table-cell>
          <table:table-cell table:style-name="Default"/>
          <table:table-cell table:style-name="ce17" office:value-type="float" office:value="73.8">
            <text:p>73,8</text:p>
          </table:table-cell>
          <table:table-cell table:style-name="ce19" office:value-type="percentage" office:value="0.0226586798402225">
            <text:p>2,27%</text:p>
          </table:table-cell>
          <table:table-cell table:style-name="Default" office:value-type="float" office:value="3257.03">
            <text:p>3257,0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Desdunes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esdunes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44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.56">
            <text:p>1,56</text:p>
          </table:table-cell>
          <table:table-cell table:style-name="Default" office:value-type="float" office:value="1.95">
            <text:p>1,9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.51">
            <text:p>3,51</text:p>
          </table:table-cell>
          <table:table-cell table:style-name="ce19" office:value-type="percentage" office:value="0.00134886384161034">
            <text:p>0,13%</text:p>
          </table:table-cell>
          <table:table-cell table:style-name="Default" office:value-type="float" office:value="2602.19">
            <text:p>2602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latana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62.93">
            <text:p>1162,93</text:p>
          </table:table-cell>
          <table:table-cell table:style-name="Default" office:value-type="float" office:value="1.38">
            <text:p>1,38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1164.81">
            <text:p>1164,81</text:p>
          </table:table-cell>
          <table:table-cell table:style-name="ce19" office:value-type="percentage" office:value="0.432765506864075">
            <text:p>43,28%</text:p>
          </table:table-cell>
          <table:table-cell table:style-name="Default" office:value-type="float" office:value="2691.55">
            <text:p>2691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amath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1.57">
            <text:p>531,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532.07">
            <text:p>532,07</text:p>
          </table:table-cell>
          <table:table-cell table:style-name="ce19" office:value-type="percentage" office:value="0.376265840687938">
            <text:p>37,63%</text:p>
          </table:table-cell>
          <table:table-cell table:style-name="Default" office:value-type="float" office:value="1414.08">
            <text:p>1414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as de Sault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39.01">
            <text:p>1639,01</text:p>
          </table:table-cell>
          <table:table-cell table:style-name="Default" office:value-type="float" office:value="1.99">
            <text:p>1,99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7" office:value-type="float" office:value="1641.4">
            <text:p>1641,4</text:p>
          </table:table-cell>
          <table:table-cell table:style-name="ce19" office:value-type="percentage" office:value="0.528503582065524">
            <text:p>52,85%</text:p>
          </table:table-cell>
          <table:table-cell table:style-name="Default" office:value-type="float" office:value="3105.75">
            <text:p>3105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lomas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4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208.44">
            <text:p>2208,44</text:p>
          </table:table-cell>
          <table:table-cell table:style-name="Default" office:value-type="float" office:value="1.09">
            <text:p>1,0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209.53">
            <text:p>2209,53</text:p>
          </table:table-cell>
          <table:table-cell table:style-name="ce19" office:value-type="percentage" office:value="0.533306139393881">
            <text:p>53,33%</text:p>
          </table:table-cell>
          <table:table-cell table:style-name="Default" office:value-type="float" office:value="4143.08">
            <text:p>4143,0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l'Ermite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5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65.95">
            <text:p>1065,95</text:p>
          </table:table-cell>
          <table:table-cell table:style-name="Default" office:value-type="float" office:value="5.71">
            <text:p>5,71</text:p>
          </table:table-cell>
          <table:table-cell table:style-name="Default" office:value-type="float" office:value="0.78">
            <text:p>0,78</text:p>
          </table:table-cell>
          <table:table-cell table:style-name="Default"/>
          <table:table-cell table:style-name="ce17" office:value-type="float" office:value="1072.44">
            <text:p>1072,44</text:p>
          </table:table-cell>
          <table:table-cell table:style-name="ce19" office:value-type="percentage" office:value="0.451643061995427">
            <text:p>45,16%</text:p>
          </table:table-cell>
          <table:table-cell table:style-name="Default" office:value-type="float" office:value="2374.53">
            <text:p>2374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cedras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6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17.47">
            <text:p>1017,47</text:p>
          </table:table-cell>
          <table:table-cell table:style-name="Default" office:value-type="float" office:value="1.43">
            <text:p>1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18.9">
            <text:p>1018,9</text:p>
          </table:table-cell>
          <table:table-cell table:style-name="ce19" office:value-type="percentage" office:value="0.399196044476136">
            <text:p>39,92%</text:p>
          </table:table-cell>
          <table:table-cell table:style-name="Default" office:value-type="float" office:value="2552.38">
            <text:p>2552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Mamont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7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47.2">
            <text:p>1047,2</text:p>
          </table:table-cell>
          <table:table-cell table:style-name="Default" office:value-type="float" office:value="3.37">
            <text:p>3,37</text:p>
          </table:table-cell>
          <table:table-cell table:style-name="Default" office:value-type="float" office:value="0.69">
            <text:p>0,69</text:p>
          </table:table-cell>
          <table:table-cell table:style-name="Default"/>
          <table:table-cell table:style-name="ce17" office:value-type="float" office:value="1051.26">
            <text:p>1051,26</text:p>
          </table:table-cell>
          <table:table-cell table:style-name="ce19" office:value-type="percentage" office:value="0.484076843733884">
            <text:p>48,41%</text:p>
          </table:table-cell>
          <table:table-cell table:style-name="Default" office:value-type="float" office:value="2171.68">
            <text:p>2171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l'Attalaye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Michel de l’Attalay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1-08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1.88">
            <text:p>691,8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91.88">
            <text:p>691,88</text:p>
          </table:table-cell>
          <table:table-cell table:style-name="ce19" office:value-type="percentage" office:value="0.393234287792845">
            <text:p>39,32%</text:p>
          </table:table-cell>
          <table:table-cell table:style-name="Default" office:value-type="float" office:value="1759.46">
            <text:p>1759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rète à Pins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melad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2-01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0.23">
            <text:p>0,23</text:p>
          </table:table-cell>
          <table:table-cell table:style-name="Default"/>
          <table:table-cell table:style-name="ce17" office:value-type="float" office:value="128.4">
            <text:p>128,4</text:p>
          </table:table-cell>
          <table:table-cell table:style-name="ce19" office:value-type="percentage" office:value="0.0914178307488573">
            <text:p>9,14%</text:p>
          </table:table-cell>
          <table:table-cell table:style-name="Default" office:value-type="float" office:value="1404.54">
            <text:p>1404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ssin ou Billier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melad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2-02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.99">
            <text:p>46,99</text:p>
          </table:table-cell>
          <table:table-cell table:style-name="Default" office:value-type="float" office:value="5.66">
            <text:p>5,66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7" office:value-type="float" office:value="53.05">
            <text:p>53,05</text:p>
          </table:table-cell>
          <table:table-cell table:style-name="ce19" office:value-type="percentage" office:value="0.0365184588590821">
            <text:p>3,65%</text:p>
          </table:table-cell>
          <table:table-cell table:style-name="Default" office:value-type="float" office:value="1452.69">
            <text:p>1452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laton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rmelade</text:p>
          </table:table-cell>
          <table:table-cell table:style-name="Default" office:value-type="string">
            <text:p>Département de l'Artibonite</text:p>
          </table:table-cell>
          <table:table-cell table:style-name="Default" office:value-type="string">
            <text:p>552-03</text:p>
          </table:table-cell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25">
            <text:p>26,25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26.59">
            <text:p>26,59</text:p>
          </table:table-cell>
          <table:table-cell table:style-name="ce19" office:value-type="percentage" office:value="0.0750112841345069">
            <text:p>7,50%</text:p>
          </table:table-cell>
          <table:table-cell table:style-name="Default" office:value-type="float" office:value="354.48">
            <text:p>354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Juanaria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Hinch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1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93.97">
            <text:p>4693,97</text:p>
          </table:table-cell>
          <table:table-cell table:style-name="Default" office:value-type="float" office:value="33.66">
            <text:p>33,66</text:p>
          </table:table-cell>
          <table:table-cell table:style-name="Default" office:value-type="float" office:value="0.84">
            <text:p>0,84</text:p>
          </table:table-cell>
          <table:table-cell table:style-name="Default"/>
          <table:table-cell table:style-name="ce17" office:value-type="float" office:value="4728.47">
            <text:p>4728,47</text:p>
          </table:table-cell>
          <table:table-cell table:style-name="ce19" office:value-type="percentage" office:value="0.388357815458028">
            <text:p>38,84%</text:p>
          </table:table-cell>
          <table:table-cell table:style-name="Default" office:value-type="float" office:value="12175.55">
            <text:p>12175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rmont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Hinch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1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99.13">
            <text:p>4299,13</text:p>
          </table:table-cell>
          <table:table-cell table:style-name="Default" office:value-type="float" office:value="15.21">
            <text:p>15,21</text:p>
          </table:table-cell>
          <table:table-cell table:style-name="Default" office:value-type="float" office:value="1.37">
            <text:p>1,37</text:p>
          </table:table-cell>
          <table:table-cell table:style-name="Default"/>
          <table:table-cell table:style-name="ce17" office:value-type="float" office:value="4315.71">
            <text:p>4315,71</text:p>
          </table:table-cell>
          <table:table-cell table:style-name="ce19" office:value-type="percentage" office:value="0.403781165093598">
            <text:p>40,38%</text:p>
          </table:table-cell>
          <table:table-cell table:style-name="Default" office:value-type="float" office:value="10688.24">
            <text:p>10688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Aguahédionde (Rive Droite)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Hinch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1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36.13">
            <text:p>3636,13</text:p>
          </table:table-cell>
          <table:table-cell table:style-name="Default" office:value-type="float" office:value="336.49">
            <text:p>336,49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3972.87">
            <text:p>3972,87</text:p>
          </table:table-cell>
          <table:table-cell table:style-name="ce19" office:value-type="percentage" office:value="0.45603162596148">
            <text:p>45,60%</text:p>
          </table:table-cell>
          <table:table-cell table:style-name="Default" office:value-type="float" office:value="8711.83">
            <text:p>8711,8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Aguahédionde (Rive gauche)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Hinch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1-04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168.37">
            <text:p>4168,37</text:p>
          </table:table-cell>
          <table:table-cell table:style-name="Default" office:value-type="float" office:value="37.33">
            <text:p>37,33</text:p>
          </table:table-cell>
          <table:table-cell table:style-name="Default" office:value-type="float" office:value="2.99">
            <text:p>2,99</text:p>
          </table:table-cell>
          <table:table-cell table:style-name="Default"/>
          <table:table-cell table:style-name="ce17" office:value-type="float" office:value="4208.69">
            <text:p>4208,69</text:p>
          </table:table-cell>
          <table:table-cell table:style-name="ce19" office:value-type="percentage" office:value="0.40938772135461">
            <text:p>40,94%</text:p>
          </table:table-cell>
          <table:table-cell table:style-name="Default" office:value-type="float" office:value="10280.45">
            <text:p>10280,4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vane Grande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ïssad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2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164.27">
            <text:p>4164,27</text:p>
          </table:table-cell>
          <table:table-cell table:style-name="Default" office:value-type="float" office:value="5.47">
            <text:p>5,47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ce17" office:value-type="float" office:value="4170.74">
            <text:p>4170,74</text:p>
          </table:table-cell>
          <table:table-cell table:style-name="ce19" office:value-type="percentage" office:value="0.528250698509761">
            <text:p>52,83%</text:p>
          </table:table-cell>
          <table:table-cell table:style-name="Default" office:value-type="float" office:value="7895.38">
            <text:p>7895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Narang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ïssad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2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84.58">
            <text:p>584,58</text:p>
          </table:table-cell>
          <table:table-cell table:style-name="Default" office:value-type="float" office:value="88.33">
            <text:p>88,3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72.91">
            <text:p>672,91</text:p>
          </table:table-cell>
          <table:table-cell table:style-name="ce19" office:value-type="percentage" office:value="0.250921972592523">
            <text:p>25,09%</text:p>
          </table:table-cell>
          <table:table-cell table:style-name="Default" office:value-type="float" office:value="2681.75">
            <text:p>2681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Hatty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ïssad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2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44.82">
            <text:p>2444,82</text:p>
          </table:table-cell>
          <table:table-cell table:style-name="Default" office:value-type="float" office:value="0.25">
            <text:p>0,2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445.07">
            <text:p>2445,07</text:p>
          </table:table-cell>
          <table:table-cell table:style-name="ce19" office:value-type="percentage" office:value="0.506460553134373">
            <text:p>50,65%</text:p>
          </table:table-cell>
          <table:table-cell table:style-name="Default" office:value-type="float" office:value="4827.76">
            <text:p>4827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abral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ond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3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82.18">
            <text:p>2182,18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0.24">
            <text:p>0,24</text:p>
          </table:table-cell>
          <table:table-cell table:style-name="Default"/>
          <table:table-cell table:style-name="ce17" office:value-type="float" office:value="2182.43">
            <text:p>2182,43</text:p>
          </table:table-cell>
          <table:table-cell table:style-name="ce19" office:value-type="percentage" office:value="0.442622518597841">
            <text:p>44,26%</text:p>
          </table:table-cell>
          <table:table-cell table:style-name="Default" office:value-type="float" office:value="4930.68">
            <text:p>4930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Tierra Muscady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ond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3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0.44">
            <text:p>860,44</text:p>
          </table:table-cell>
          <table:table-cell table:style-name="Default" office:value-type="float" office:value="18.07">
            <text:p>18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78.51">
            <text:p>878,51</text:p>
          </table:table-cell>
          <table:table-cell table:style-name="ce19" office:value-type="percentage" office:value="0.287495950231205">
            <text:p>28,75%</text:p>
          </table:table-cell>
          <table:table-cell table:style-name="Default" office:value-type="float" office:value="3055.73">
            <text:p>3055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aille Tourrible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onde 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3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5.33">
            <text:p>695,33</text:p>
          </table:table-cell>
          <table:table-cell table:style-name="Default" office:value-type="float" office:value="287.05">
            <text:p>287,0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82.38">
            <text:p>982,38</text:p>
          </table:table-cell>
          <table:table-cell table:style-name="ce19" office:value-type="percentage" office:value="0.145190181727893">
            <text:p>14,52%</text:p>
          </table:table-cell>
          <table:table-cell table:style-name="Default" office:value-type="float" office:value="6766.16">
            <text:p>6766,1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  Section Rang </text:p>
          </table:table-cell>
          <table:table-cell table:style-name="ce3" office:value-type="string">
            <text:p>1ère 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erca Carvajal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14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98.62">
            <text:p>2998,62</text:p>
          </table:table-cell>
          <table:table-cell table:style-name="Default" office:value-type="float" office:value="446.8">
            <text:p>446,8</text:p>
          </table:table-cell>
          <table:table-cell table:style-name="Default" office:value-type="float" office:value="4.07">
            <text:p>4,07</text:p>
          </table:table-cell>
          <table:table-cell table:style-name="Default"/>
          <table:table-cell table:style-name="ce17" office:value-type="float" office:value="3449.49">
            <text:p>3449,49</text:p>
          </table:table-cell>
          <table:table-cell table:style-name="ce19" office:value-type="percentage" office:value="0.36472589704116">
            <text:p>36,47%</text:p>
          </table:table-cell>
          <table:table-cell table:style-name="Default" office:value-type="float" office:value="9457.76">
            <text:p>9457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and Boucan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ebalai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1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05.78">
            <text:p>1505,78</text:p>
          </table:table-cell>
          <table:table-cell table:style-name="Default" office:value-type="float" office:value="1.1">
            <text:p>1,1</text:p>
          </table:table-cell>
          <table:table-cell table:style-name="Default" office:value-type="float" office:value="0.12">
            <text:p>0,12</text:p>
          </table:table-cell>
          <table:table-cell table:style-name="Default"/>
          <table:table-cell table:style-name="ce17" office:value-type="float" office:value="1507">
            <text:p>1507</text:p>
          </table:table-cell>
          <table:table-cell table:style-name="ce19" office:value-type="percentage" office:value="0.396715709889462">
            <text:p>39,67%</text:p>
          </table:table-cell>
          <table:table-cell table:style-name="Default" office:value-type="float" office:value="3798.69">
            <text:p>3798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Crête Brulée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ebalai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1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27.83">
            <text:p>927,83</text:p>
          </table:table-cell>
          <table:table-cell table:style-name="Default" office:value-type="float" office:value="12.07">
            <text:p>12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39.9">
            <text:p>939,9</text:p>
          </table:table-cell>
          <table:table-cell table:style-name="ce19" office:value-type="percentage" office:value="0.31166273178237">
            <text:p>31,17%</text:p>
          </table:table-cell>
          <table:table-cell table:style-name="Default" office:value-type="float" office:value="3015.76">
            <text:p>3015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ascogn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ebalai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1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95.28">
            <text:p>1295,28</text:p>
          </table:table-cell>
          <table:table-cell table:style-name="Default" office:value-type="float" office:value="7.48">
            <text:p>7,48</text:p>
          </table:table-cell>
          <table:table-cell table:style-name="Default" office:value-type="float" office:value="2.18">
            <text:p>2,18</text:p>
          </table:table-cell>
          <table:table-cell table:style-name="Default"/>
          <table:table-cell table:style-name="ce17" office:value-type="float" office:value="1304.94">
            <text:p>1304,94</text:p>
          </table:table-cell>
          <table:table-cell table:style-name="ce19" office:value-type="percentage" office:value="0.473066591262548">
            <text:p>47,31%</text:p>
          </table:table-cell>
          <table:table-cell table:style-name="Default" office:value-type="float" office:value="2758.47">
            <text:p>2758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arazin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ebalai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1-04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34">
            <text:p>1934</text:p>
          </table:table-cell>
          <table:table-cell table:style-name="Default" office:value-type="float" office:value="11.37">
            <text:p>11,37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1945.62">
            <text:p>1945,62</text:p>
          </table:table-cell>
          <table:table-cell table:style-name="ce19" office:value-type="percentage" office:value="0.453697917152478">
            <text:p>45,37%</text:p>
          </table:table-cell>
          <table:table-cell table:style-name="Default" office:value-type="float" office:value="4288.36">
            <text:p>4288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anot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ut d'Eau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2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1.61">
            <text:p>861,61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float" office:value="0.3">
            <text:p>0,3</text:p>
          </table:table-cell>
          <table:table-cell table:style-name="Default"/>
          <table:table-cell table:style-name="ce17" office:value-type="float" office:value="862.66">
            <text:p>862,66</text:p>
          </table:table-cell>
          <table:table-cell table:style-name="ce19" office:value-type="percentage" office:value="0.6754094766841">
            <text:p>67,54%</text:p>
          </table:table-cell>
          <table:table-cell table:style-name="Default" office:value-type="float" office:value="1277.24">
            <text:p>1277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 Sell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ut d'Eau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2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81.14">
            <text:p>881,14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81.47">
            <text:p>881,47</text:p>
          </table:table-cell>
          <table:table-cell table:style-name="ce19" office:value-type="percentage" office:value="0.580579083951365">
            <text:p>58,06%</text:p>
          </table:table-cell>
          <table:table-cell table:style-name="Default" office:value-type="float" office:value="1518.26">
            <text:p>1518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oupe Mardi Gras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ut d'Eau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2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2.86">
            <text:p>862,86</text:p>
          </table:table-cell>
          <table:table-cell table:style-name="Default" office:value-type="float" office:value="5.19">
            <text:p>5,1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68.05">
            <text:p>868,05</text:p>
          </table:table-cell>
          <table:table-cell table:style-name="ce19" office:value-type="percentage" office:value="0.604912891986063">
            <text:p>60,49%</text:p>
          </table:table-cell>
          <table:table-cell table:style-name="Default" office:value-type="float" office:value="1435">
            <text:p>143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ontagne Terrible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ut d'Eau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2-04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6.75">
            <text:p>866,75</text:p>
          </table:table-cell>
          <table:table-cell table:style-name="Default" office:value-type="float" office:value="7.25">
            <text:p>7,25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874.25">
            <text:p>874,25</text:p>
          </table:table-cell>
          <table:table-cell table:style-name="ce19" office:value-type="percentage" office:value="0.123639330954593">
            <text:p>12,36%</text:p>
          </table:table-cell>
          <table:table-cell table:style-name="Default" office:value-type="float" office:value="7070.97">
            <text:p>7070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etite Montagn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ucan Carré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3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95.01">
            <text:p>1695,01</text:p>
          </table:table-cell>
          <table:table-cell table:style-name="Default" office:value-type="float" office:value="42.39">
            <text:p>42,39</text:p>
          </table:table-cell>
          <table:table-cell table:style-name="Default" office:value-type="float" office:value="5.38">
            <text:p>5,38</text:p>
          </table:table-cell>
          <table:table-cell table:style-name="Default"/>
          <table:table-cell table:style-name="ce17" office:value-type="float" office:value="1742.78">
            <text:p>1742,78</text:p>
          </table:table-cell>
          <table:table-cell table:style-name="ce19" office:value-type="percentage" office:value="0.622141464912218">
            <text:p>62,21%</text:p>
          </table:table-cell>
          <table:table-cell table:style-name="Default" office:value-type="float" office:value="2801.26">
            <text:p>2801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ucan Carré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ucan Carré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3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63.09">
            <text:p>1463,09</text:p>
          </table:table-cell>
          <table:table-cell table:style-name="Default" office:value-type="float" office:value="1.07">
            <text:p>1,0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64.16">
            <text:p>1464,16</text:p>
          </table:table-cell>
          <table:table-cell table:style-name="ce19" office:value-type="percentage" office:value="0.611503700362519">
            <text:p>61,15%</text:p>
          </table:table-cell>
          <table:table-cell table:style-name="Default" office:value-type="float" office:value="2394.36">
            <text:p>2394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es Bayes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ucan Carré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23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04.47">
            <text:p>1804,47</text:p>
          </table:table-cell>
          <table:table-cell table:style-name="Default" office:value-type="float" office:value="1.48">
            <text:p>1,4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805.95">
            <text:p>1805,95</text:p>
          </table:table-cell>
          <table:table-cell table:style-name="ce19" office:value-type="percentage" office:value="0.490500699376672">
            <text:p>49,05%</text:p>
          </table:table-cell>
          <table:table-cell table:style-name="Default" office:value-type="float" office:value="3681.85">
            <text:p>3681,8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etit Fond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scahoba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1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792.22">
            <text:p>1792,22</text:p>
          </table:table-cell>
          <table:table-cell table:style-name="Default" office:value-type="float" office:value="37.51">
            <text:p>37,51</text:p>
          </table:table-cell>
          <table:table-cell table:style-name="Default" office:value-type="float" office:value="0.61">
            <text:p>0,61</text:p>
          </table:table-cell>
          <table:table-cell table:style-name="Default"/>
          <table:table-cell table:style-name="ce17" office:value-type="float" office:value="1830.34">
            <text:p>1830,34</text:p>
          </table:table-cell>
          <table:table-cell table:style-name="ce19" office:value-type="percentage" office:value="0.529731826048703">
            <text:p>52,97%</text:p>
          </table:table-cell>
          <table:table-cell table:style-name="Default" office:value-type="float" office:value="3455.22">
            <text:p>3455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Juampas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scahobas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1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93.11">
            <text:p>1393,11</text:p>
          </table:table-cell>
          <table:table-cell table:style-name="Default" office:value-type="float" office:value="48.78">
            <text:p>48,78</text:p>
          </table:table-cell>
          <table:table-cell table:style-name="Default" office:value-type="float" office:value="9.37">
            <text:p>9,37</text:p>
          </table:table-cell>
          <table:table-cell table:style-name="Default"/>
          <table:table-cell table:style-name="ce17" office:value-type="float" office:value="1451.26">
            <text:p>1451,26</text:p>
          </table:table-cell>
          <table:table-cell table:style-name="ce19" office:value-type="percentage" office:value="0.262184612827582">
            <text:p>26,22%</text:p>
          </table:table-cell>
          <table:table-cell table:style-name="Default" office:value-type="float" office:value="5535.26">
            <text:p>5535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Renthe-Math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adèr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2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05.61">
            <text:p>1105,61</text:p>
          </table:table-cell>
          <table:table-cell table:style-name="Default" office:value-type="float" office:value="186.1">
            <text:p>186,1</text:p>
          </table:table-cell>
          <table:table-cell table:style-name="Default" office:value-type="float" office:value="5.8">
            <text:p>5,8</text:p>
          </table:table-cell>
          <table:table-cell table:style-name="Default"/>
          <table:table-cell table:style-name="ce17" office:value-type="float" office:value="1297.51">
            <text:p>1297,51</text:p>
          </table:table-cell>
          <table:table-cell table:style-name="ce19" office:value-type="percentage" office:value="0.179326043330919">
            <text:p>17,93%</text:p>
          </table:table-cell>
          <table:table-cell table:style-name="Default" office:value-type="float" office:value="7235.48">
            <text:p>7235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Roye-Sec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adèr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2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16.61">
            <text:p>616,61</text:p>
          </table:table-cell>
          <table:table-cell table:style-name="Default" office:value-type="float" office:value="103.59">
            <text:p>103,59</text:p>
          </table:table-cell>
          <table:table-cell table:style-name="Default" office:value-type="float" office:value="0.71">
            <text:p>0,71</text:p>
          </table:table-cell>
          <table:table-cell table:style-name="Default"/>
          <table:table-cell table:style-name="ce17" office:value-type="float" office:value="720.91">
            <text:p>720,91</text:p>
          </table:table-cell>
          <table:table-cell table:style-name="ce19" office:value-type="percentage" office:value="0.172497044931399">
            <text:p>17,25%</text:p>
          </table:table-cell>
          <table:table-cell table:style-name="Default" office:value-type="float" office:value="4179.26">
            <text:p>4179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iaribes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lladèr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2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73.72">
            <text:p>673,72</text:p>
          </table:table-cell>
          <table:table-cell table:style-name="Default" office:value-type="float" office:value="183.21">
            <text:p>183,21</text:p>
          </table:table-cell>
          <table:table-cell table:style-name="Default" office:value-type="float" office:value="0.86">
            <text:p>0,86</text:p>
          </table:table-cell>
          <table:table-cell table:style-name="Default"/>
          <table:table-cell table:style-name="ce17" office:value-type="float" office:value="857.79">
            <text:p>857,79</text:p>
          </table:table-cell>
          <table:table-cell table:style-name="ce19" office:value-type="percentage" office:value="0.263233967336267">
            <text:p>26,32%</text:p>
          </table:table-cell>
          <table:table-cell table:style-name="Default" office:value-type="float" office:value="3258.66">
            <text:p>3258,6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Savanette (Colombier)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vanett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3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9.75">
            <text:p>479,75</text:p>
          </table:table-cell>
          <table:table-cell table:style-name="Default" office:value-type="float" office:value="10.7">
            <text:p>10,7</text:p>
          </table:table-cell>
          <table:table-cell table:style-name="Default" office:value-type="float" office:value="1.06">
            <text:p>1,06</text:p>
          </table:table-cell>
          <table:table-cell table:style-name="Default"/>
          <table:table-cell table:style-name="ce17" office:value-type="float" office:value="491.51">
            <text:p>491,51</text:p>
          </table:table-cell>
          <table:table-cell table:style-name="ce19" office:value-type="percentage" office:value="0.221687496899144">
            <text:p>22,17%</text:p>
          </table:table-cell>
          <table:table-cell table:style-name="Default" office:value-type="float" office:value="2217.13">
            <text:p>2217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 Hay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vanett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33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60.65">
            <text:p>760,65</text:p>
          </table:table-cell>
          <table:table-cell table:style-name="Default" office:value-type="float" office:value="43.16">
            <text:p>43,16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804.06">
            <text:p>804,06</text:p>
          </table:table-cell>
          <table:table-cell table:style-name="ce19" office:value-type="percentage" office:value="0.163186361560708">
            <text:p>16,32%</text:p>
          </table:table-cell>
          <table:table-cell table:style-name="Default" office:value-type="float" office:value="4927.25">
            <text:p>4927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Acajou Brûlé No. 1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erca-la-Sourc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41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12.05">
            <text:p>2112,05</text:p>
          </table:table-cell>
          <table:table-cell table:style-name="Default" office:value-type="float" office:value="1049.25">
            <text:p>1049,25</text:p>
          </table:table-cell>
          <table:table-cell table:style-name="Default" office:value-type="float" office:value="3.94">
            <text:p>3,94</text:p>
          </table:table-cell>
          <table:table-cell table:style-name="Default"/>
          <table:table-cell table:style-name="ce17" office:value-type="float" office:value="3165.24">
            <text:p>3165,24</text:p>
          </table:table-cell>
          <table:table-cell table:style-name="ce19" office:value-type="percentage" office:value="0.232606538944862">
            <text:p>23,26%</text:p>
          </table:table-cell>
          <table:table-cell table:style-name="Default" office:value-type="float" office:value="13607.7">
            <text:p>13607,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Acajou Brûlé No. 2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erca-la-Sourc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41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703.66">
            <text:p>1703,66</text:p>
          </table:table-cell>
          <table:table-cell table:style-name="Default" office:value-type="float" office:value="34.23">
            <text:p>34,2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37.89">
            <text:p>1737,89</text:p>
          </table:table-cell>
          <table:table-cell table:style-name="ce19" office:value-type="percentage" office:value="0.256993459413018">
            <text:p>25,70%</text:p>
          </table:table-cell>
          <table:table-cell table:style-name="Default" office:value-type="float" office:value="6762.39">
            <text:p>6762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amielle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erca-la-Sourc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41-0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54.99">
            <text:p>2854,99</text:p>
          </table:table-cell>
          <table:table-cell table:style-name="Default" office:value-type="float" office:value="837.95">
            <text:p>837,95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3693.44">
            <text:p>3693,44</text:p>
          </table:table-cell>
          <table:table-cell table:style-name="ce19" office:value-type="percentage" office:value="0.327016895188209">
            <text:p>32,70%</text:p>
          </table:table-cell>
          <table:table-cell table:style-name="Default" office:value-type="float" office:value="11294.34">
            <text:p>11294,3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atelgate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ssiqu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42-01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05.2">
            <text:p>1805,2</text:p>
          </table:table-cell>
          <table:table-cell table:style-name="Default" office:value-type="float" office:value="192.82">
            <text:p>192,8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98.02">
            <text:p>1998,02</text:p>
          </table:table-cell>
          <table:table-cell table:style-name="ce19" office:value-type="percentage" office:value="0.261378279132986">
            <text:p>26,14%</text:p>
          </table:table-cell>
          <table:table-cell table:style-name="Default" office:value-type="float" office:value="7644.17">
            <text:p>7644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ocian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assique</text:p>
          </table:table-cell>
          <table:table-cell table:style-name="Default" office:value-type="string">
            <text:p>Département du centre</text:p>
          </table:table-cell>
          <table:table-cell table:style-name="Default" office:value-type="string">
            <text:p>642-02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22.85">
            <text:p>3022,85</text:p>
          </table:table-cell>
          <table:table-cell table:style-name="Default" office:value-type="float" office:value="1027.52">
            <text:p>1027,52</text:p>
          </table:table-cell>
          <table:table-cell table:style-name="Default" office:value-type="float" office:value="3.3">
            <text:p>3,3</text:p>
          </table:table-cell>
          <table:table-cell table:style-name="Default"/>
          <table:table-cell table:style-name="ce17" office:value-type="float" office:value="4053.67">
            <text:p>4053,67</text:p>
          </table:table-cell>
          <table:table-cell table:style-name="ce19" office:value-type="percentage" office:value="0.267314719135133">
            <text:p>26,73%</text:p>
          </table:table-cell>
          <table:table-cell table:style-name="Default" office:value-type="float" office:value="15164.41">
            <text:p>15164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rdet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9.83">
            <text:p>219,83</text:p>
          </table:table-cell>
          <table:table-cell table:style-name="Default" office:value-type="float" office:value="115.87">
            <text:p>115,87</text:p>
          </table:table-cell>
          <table:table-cell table:style-name="Default" office:value-type="float" office:value="59.62">
            <text:p>59,62</text:p>
          </table:table-cell>
          <table:table-cell table:style-name="Default"/>
          <table:table-cell table:style-name="ce17" office:value-type="float" office:value="395.32">
            <text:p>395,32</text:p>
          </table:table-cell>
          <table:table-cell table:style-name="ce19" office:value-type="percentage" office:value="0.254987583448899">
            <text:p>25,50%</text:p>
          </table:table-cell>
          <table:table-cell table:style-name="Default" office:value-type="float" office:value="1550.35">
            <text:p>1550,3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frède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04.32">
            <text:p>904,32</text:p>
          </table:table-cell>
          <table:table-cell table:style-name="Default" office:value-type="float" office:value="444.64">
            <text:p>444,64</text:p>
          </table:table-cell>
          <table:table-cell table:style-name="Default" office:value-type="float" office:value="2.2">
            <text:p>2,2</text:p>
          </table:table-cell>
          <table:table-cell table:style-name="Default"/>
          <table:table-cell table:style-name="ce17" office:value-type="float" office:value="1351.16">
            <text:p>1351,16</text:p>
          </table:table-cell>
          <table:table-cell table:style-name="ce19" office:value-type="percentage" office:value="0.536508856708346">
            <text:p>53,65%</text:p>
          </table:table-cell>
          <table:table-cell table:style-name="Default" office:value-type="float" office:value="2518.43">
            <text:p>2518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aborde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39.91">
            <text:p>739,91</text:p>
          </table:table-cell>
          <table:table-cell table:style-name="Default" office:value-type="float" office:value="101.18">
            <text:p>101,18</text:p>
          </table:table-cell>
          <table:table-cell table:style-name="Default" office:value-type="float" office:value="2.8">
            <text:p>2,8</text:p>
          </table:table-cell>
          <table:table-cell table:style-name="Default"/>
          <table:table-cell table:style-name="ce17" office:value-type="float" office:value="843.89">
            <text:p>843,89</text:p>
          </table:table-cell>
          <table:table-cell table:style-name="ce19" office:value-type="percentage" office:value="0.399790603696176">
            <text:p>39,98%</text:p>
          </table:table-cell>
          <table:table-cell table:style-name="Default" office:value-type="float" office:value="2110.83">
            <text:p>2110,8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urent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46.7">
            <text:p>646,7</text:p>
          </table:table-cell>
          <table:table-cell table:style-name="Default" office:value-type="float" office:value="8.74">
            <text:p>8,74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655.69">
            <text:p>655,69</text:p>
          </table:table-cell>
          <table:table-cell table:style-name="ce19" office:value-type="percentage" office:value="0.269535119847739">
            <text:p>26,95%</text:p>
          </table:table-cell>
          <table:table-cell table:style-name="Default" office:value-type="float" office:value="2432.67">
            <text:p>2432,6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ercy             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5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3.3">
            <text:p>463,3</text:p>
          </table:table-cell>
          <table:table-cell table:style-name="Default" office:value-type="float" office:value="81.6">
            <text:p>81,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44.9">
            <text:p>544,9</text:p>
          </table:table-cell>
          <table:table-cell table:style-name="ce19" office:value-type="percentage" office:value="0.373761900842319">
            <text:p>37,38%</text:p>
          </table:table-cell>
          <table:table-cell table:style-name="Default" office:value-type="float" office:value="1457.88">
            <text:p>1457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oulmier     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ay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1-08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55.18">
            <text:p>255,18</text:p>
          </table:table-cell>
          <table:table-cell table:style-name="Default" office:value-type="float" office:value="35.28">
            <text:p>35,2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90.46">
            <text:p>290,46</text:p>
          </table:table-cell>
          <table:table-cell table:style-name="ce19" office:value-type="percentage" office:value="0.298216614133615">
            <text:p>29,82%</text:p>
          </table:table-cell>
          <table:table-cell table:style-name="Default" office:value-type="float" office:value="973.99">
            <text:p>973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ury 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orbeck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2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3.83">
            <text:p>213,83</text:p>
          </table:table-cell>
          <table:table-cell table:style-name="Default" office:value-type="float" office:value="47.44">
            <text:p>47,44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261.52">
            <text:p>261,52</text:p>
          </table:table-cell>
          <table:table-cell table:style-name="ce19" office:value-type="percentage" office:value="0.23366481714781">
            <text:p>23,37%</text:p>
          </table:table-cell>
          <table:table-cell table:style-name="Default" office:value-type="float" office:value="1119.21">
            <text:p>1119,2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érault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orbeck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2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65.06">
            <text:p>565,06</text:p>
          </table:table-cell>
          <table:table-cell table:style-name="Default" office:value-type="float" office:value="189.53">
            <text:p>189,5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54.59">
            <text:p>754,59</text:p>
          </table:table-cell>
          <table:table-cell table:style-name="ce19" office:value-type="percentage" office:value="0.556814911562216">
            <text:p>55,68%</text:p>
          </table:table-cell>
          <table:table-cell table:style-name="Default" office:value-type="float" office:value="1355.19">
            <text:p>1355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Solon 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orbeck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2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7.85">
            <text:p>47,85</text:p>
          </table:table-cell>
          <table:table-cell table:style-name="Default" office:value-type="float" office:value="44.64">
            <text:p>44,6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2.49">
            <text:p>92,49</text:p>
          </table:table-cell>
          <table:table-cell table:style-name="ce19" office:value-type="percentage" office:value="0.221479885057471">
            <text:p>22,15%</text:p>
          </table:table-cell>
          <table:table-cell table:style-name="Default" office:value-type="float" office:value="417.6">
            <text:p>417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oreau    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orbeck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2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0.35">
            <text:p>210,35</text:p>
          </table:table-cell>
          <table:table-cell table:style-name="Default" office:value-type="float" office:value="60.7">
            <text:p>60,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1.05">
            <text:p>271,05</text:p>
          </table:table-cell>
          <table:table-cell table:style-name="ce19" office:value-type="percentage" office:value="0.267429011188508">
            <text:p>26,74%</text:p>
          </table:table-cell>
          <table:table-cell table:style-name="Default" office:value-type="float" office:value="1013.54">
            <text:p>1013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Fond-Palmiste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ntal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3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6.38">
            <text:p>156,38</text:p>
          </table:table-cell>
          <table:table-cell table:style-name="Default" office:value-type="float" office:value="62.68">
            <text:p>62,68</text:p>
          </table:table-cell>
          <table:table-cell table:style-name="Default" office:value-type="float" office:value="0.31">
            <text:p>0,31</text:p>
          </table:table-cell>
          <table:table-cell table:style-name="Default"/>
          <table:table-cell table:style-name="ce17" office:value-type="float" office:value="219.37">
            <text:p>219,37</text:p>
          </table:table-cell>
          <table:table-cell table:style-name="ce19" office:value-type="percentage" office:value="0.204559865721746">
            <text:p>20,46%</text:p>
          </table:table-cell>
          <table:table-cell table:style-name="Default" office:value-type="float" office:value="1072.4">
            <text:p>1072,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elonière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ntal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3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5.2">
            <text:p>165,2</text:p>
          </table:table-cell>
          <table:table-cell table:style-name="Default" office:value-type="float" office:value="79.91">
            <text:p>79,91</text:p>
          </table:table-cell>
          <table:table-cell table:style-name="Default" office:value-type="float" office:value="6.86">
            <text:p>6,86</text:p>
          </table:table-cell>
          <table:table-cell table:style-name="Default"/>
          <table:table-cell table:style-name="ce17" office:value-type="float" office:value="251.97">
            <text:p>251,97</text:p>
          </table:table-cell>
          <table:table-cell table:style-name="ce19" office:value-type="percentage" office:value="0.138049111887882">
            <text:p>13,80%</text:p>
          </table:table-cell>
          <table:table-cell table:style-name="Default" office:value-type="float" office:value="1825.22">
            <text:p>1825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arrefour Canon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ntal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3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2.23">
            <text:p>242,23</text:p>
          </table:table-cell>
          <table:table-cell table:style-name="Default" office:value-type="float" office:value="19.86">
            <text:p>19,8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62.09">
            <text:p>262,09</text:p>
          </table:table-cell>
          <table:table-cell table:style-name="ce19" office:value-type="percentage" office:value="0.0850342453531116">
            <text:p>8,50%</text:p>
          </table:table-cell>
          <table:table-cell table:style-name="Default" office:value-type="float" office:value="3082.17">
            <text:p>3082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evy-Mersa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mp-Perr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4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7.07">
            <text:p>107,07</text:p>
          </table:table-cell>
          <table:table-cell table:style-name="Default" office:value-type="float" office:value="83.56">
            <text:p>83,5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0.63">
            <text:p>190,63</text:p>
          </table:table-cell>
          <table:table-cell table:style-name="ce19" office:value-type="percentage" office:value="0.268349334159182">
            <text:p>26,83%</text:p>
          </table:table-cell>
          <table:table-cell table:style-name="Default" office:value-type="float" office:value="710.38">
            <text:p>710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hamplois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mp-Perr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4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2.14">
            <text:p>122,14</text:p>
          </table:table-cell>
          <table:table-cell table:style-name="Default" office:value-type="float" office:value="31.63">
            <text:p>31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53.77">
            <text:p>153,77</text:p>
          </table:table-cell>
          <table:table-cell table:style-name="ce19" office:value-type="percentage" office:value="0.169229076101909">
            <text:p>16,92%</text:p>
          </table:table-cell>
          <table:table-cell table:style-name="Default" office:value-type="float" office:value="908.65">
            <text:p>908,6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ibi-Davezac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mp-Perr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4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.4">
            <text:p>29,4</text:p>
          </table:table-cell>
          <table:table-cell table:style-name="Default" office:value-type="float" office:value="11.92">
            <text:p>11,9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.32">
            <text:p>41,32</text:p>
          </table:table-cell>
          <table:table-cell table:style-name="ce19" office:value-type="percentage" office:value="0.100780487804878">
            <text:p>10,08%</text:p>
          </table:table-cell>
          <table:table-cell table:style-name="Default" office:value-type="float" office:value="410">
            <text:p>410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aniche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niche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5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98.46">
            <text:p>298,46</text:p>
          </table:table-cell>
          <table:table-cell table:style-name="Default" office:value-type="float" office:value="18.08">
            <text:p>18,0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16.54">
            <text:p>316,54</text:p>
          </table:table-cell>
          <table:table-cell table:style-name="ce19" office:value-type="percentage" office:value="0.384556509907305">
            <text:p>38,46%</text:p>
          </table:table-cell>
          <table:table-cell table:style-name="Default" office:value-type="float" office:value="823.13">
            <text:p>823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ory  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niche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5-10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6.01">
            <text:p>236,01</text:p>
          </table:table-cell>
          <table:table-cell table:style-name="Default" office:value-type="float" office:value="12.18">
            <text:p>12,18</text:p>
          </table:table-cell>
          <table:table-cell table:style-name="Default" office:value-type="float" office:value="0.71">
            <text:p>0,71</text:p>
          </table:table-cell>
          <table:table-cell table:style-name="Default"/>
          <table:table-cell table:style-name="ce17" office:value-type="float" office:value="248.9">
            <text:p>248,9</text:p>
          </table:table-cell>
          <table:table-cell table:style-name="ce19" office:value-type="percentage" office:value="0.287091825553364">
            <text:p>28,71%</text:p>
          </table:table-cell>
          <table:table-cell table:style-name="Default" office:value-type="float" office:value="866.97">
            <text:p>866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elon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aniche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5-1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6.31">
            <text:p>236,31</text:p>
          </table:table-cell>
          <table:table-cell table:style-name="Default" office:value-type="float" office:value="23.63">
            <text:p>23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9.94">
            <text:p>259,94</text:p>
          </table:table-cell>
          <table:table-cell table:style-name="ce19" office:value-type="percentage" office:value="0.238976942595521">
            <text:p>23,90%</text:p>
          </table:table-cell>
          <table:table-cell table:style-name="Default" office:value-type="float" office:value="1087.72">
            <text:p>1087,7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Ile-à-Vache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'Ile-à-Vache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16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34.51">
            <text:p>734,51</text:p>
          </table:table-cell>
          <table:table-cell table:style-name="Default" office:value-type="float" office:value="147.68">
            <text:p>147,68</text:p>
          </table:table-cell>
          <table:table-cell table:style-name="Default" office:value-type="float" office:value="1.15">
            <text:p>1,15</text:p>
          </table:table-cell>
          <table:table-cell table:style-name="Default"/>
          <table:table-cell table:style-name="ce17" office:value-type="float" office:value="883.34">
            <text:p>883,34</text:p>
          </table:table-cell>
          <table:table-cell table:style-name="ce19" office:value-type="percentage" office:value="0.393855894417692">
            <text:p>39,39%</text:p>
          </table:table-cell>
          <table:table-cell table:style-name="Default" office:value-type="float" office:value="2242.8">
            <text:p>2242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zarr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Arnique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1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1.02">
            <text:p>41,02</text:p>
          </table:table-cell>
          <table:table-cell table:style-name="Default" office:value-type="float" office:value="35.58">
            <text:p>35,5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6.6">
            <text:p>76,6</text:p>
          </table:table-cell>
          <table:table-cell table:style-name="ce19" office:value-type="percentage" office:value="0.121062696568837">
            <text:p>12,11%</text:p>
          </table:table-cell>
          <table:table-cell table:style-name="Default" office:value-type="float" office:value="632.73">
            <text:p>632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Anse à Drick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Arnique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1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13.6">
            <text:p>413,6</text:p>
          </table:table-cell>
          <table:table-cell table:style-name="Default" office:value-type="float" office:value="253.05">
            <text:p>253,05</text:p>
          </table:table-cell>
          <table:table-cell table:style-name="Default" office:value-type="float" office:value="2.98">
            <text:p>2,98</text:p>
          </table:table-cell>
          <table:table-cell table:style-name="Default"/>
          <table:table-cell table:style-name="ce17" office:value-type="float" office:value="669.63">
            <text:p>669,63</text:p>
          </table:table-cell>
          <table:table-cell table:style-name="ce19" office:value-type="percentage" office:value="0.352888167498432">
            <text:p>35,29%</text:p>
          </table:table-cell>
          <table:table-cell table:style-name="Default" office:value-type="float" office:value="1897.57">
            <text:p>1897,5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rbois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Salu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1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98.7">
            <text:p>598,7</text:p>
          </table:table-cell>
          <table:table-cell table:style-name="Default" office:value-type="float" office:value="1.53">
            <text:p>1,5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00.23">
            <text:p>600,23</text:p>
          </table:table-cell>
          <table:table-cell table:style-name="ce19" office:value-type="percentage" office:value="0.324847244997916">
            <text:p>32,48%</text:p>
          </table:table-cell>
          <table:table-cell table:style-name="Default" office:value-type="float" office:value="1847.73">
            <text:p>1847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umont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Salu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1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38.03">
            <text:p>438,03</text:p>
          </table:table-cell>
          <table:table-cell table:style-name="Default" office:value-type="float" office:value="2.46">
            <text:p>2,4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40.49">
            <text:p>440,49</text:p>
          </table:table-cell>
          <table:table-cell table:style-name="ce19" office:value-type="percentage" office:value="0.3814922270818">
            <text:p>38,15%</text:p>
          </table:table-cell>
          <table:table-cell table:style-name="Default" office:value-type="float" office:value="1154.65">
            <text:p>1154,6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Tapion 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Jean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2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3.26">
            <text:p>463,26</text:p>
          </table:table-cell>
          <table:table-cell table:style-name="Default" office:value-type="float" office:value="62.33">
            <text:p>62,3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25.59">
            <text:p>525,59</text:p>
          </table:table-cell>
          <table:table-cell table:style-name="ce19" office:value-type="percentage" office:value="0.360922650112619">
            <text:p>36,09%</text:p>
          </table:table-cell>
          <table:table-cell table:style-name="Default" office:value-type="float" office:value="1456.24">
            <text:p>1456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ébouchette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Jean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2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83.6">
            <text:p>583,6</text:p>
          </table:table-cell>
          <table:table-cell table:style-name="Default" office:value-type="float" office:value="10.31">
            <text:p>10,3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93.91">
            <text:p>593,91</text:p>
          </table:table-cell>
          <table:table-cell table:style-name="ce19" office:value-type="percentage" office:value="0.335612529172765">
            <text:p>33,56%</text:p>
          </table:table-cell>
          <table:table-cell table:style-name="Default" office:value-type="float" office:value="1769.63">
            <text:p>1769,6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Trichet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Jean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2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41.92">
            <text:p>441,92</text:p>
          </table:table-cell>
          <table:table-cell table:style-name="Default" office:value-type="float" office:value="1.59">
            <text:p>1,59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7" office:value-type="float" office:value="443.91">
            <text:p>443,91</text:p>
          </table:table-cell>
          <table:table-cell table:style-name="ce19" office:value-type="percentage" office:value="0.3524605783431">
            <text:p>35,25%</text:p>
          </table:table-cell>
          <table:table-cell table:style-name="Default" office:value-type="float" office:value="1259.46">
            <text:p>1259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'Arniquet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Arnique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23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8.12">
            <text:p>158,12</text:p>
          </table:table-cell>
          <table:table-cell table:style-name="Default" office:value-type="float" office:value="49.39">
            <text:p>49,39</text:p>
          </table:table-cell>
          <table:table-cell table:style-name="Default" office:value-type="float" office:value="0.58">
            <text:p>0,58</text:p>
          </table:table-cell>
          <table:table-cell table:style-name="Default"/>
          <table:table-cell table:style-name="ce17" office:value-type="float" office:value="208.09">
            <text:p>208,09</text:p>
          </table:table-cell>
          <table:table-cell table:style-name="ce19" office:value-type="percentage" office:value="0.212449462980357">
            <text:p>21,24%</text:p>
          </table:table-cell>
          <table:table-cell table:style-name="Default" office:value-type="float" office:value="979.48">
            <text:p>979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Macéan 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47.04">
            <text:p>547,04</text:p>
          </table:table-cell>
          <table:table-cell table:style-name="Default" office:value-type="float" office:value="11.29">
            <text:p>11,2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58.33">
            <text:p>558,33</text:p>
          </table:table-cell>
          <table:table-cell table:style-name="ce19" office:value-type="percentage" office:value="0.38624320323201">
            <text:p>38,62%</text:p>
          </table:table-cell>
          <table:table-cell table:style-name="Default" office:value-type="float" office:value="1445.54">
            <text:p>1445,5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ellevue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3.2">
            <text:p>183,2</text:p>
          </table:table-cell>
          <table:table-cell table:style-name="Default" office:value-type="float" office:value="10.43">
            <text:p>10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3.63">
            <text:p>193,63</text:p>
          </table:table-cell>
          <table:table-cell table:style-name="ce19" office:value-type="percentage" office:value="0.360550424549382">
            <text:p>36,06%</text:p>
          </table:table-cell>
          <table:table-cell table:style-name="Default" office:value-type="float" office:value="537.04">
            <text:p>537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rodequin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3.82">
            <text:p>183,82</text:p>
          </table:table-cell>
          <table:table-cell table:style-name="Default" office:value-type="float" office:value="10.05">
            <text:p>10,0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93.87">
            <text:p>193,87</text:p>
          </table:table-cell>
          <table:table-cell table:style-name="ce19" office:value-type="percentage" office:value="0.49926605032062">
            <text:p>49,93%</text:p>
          </table:table-cell>
          <table:table-cell table:style-name="Default" office:value-type="float" office:value="388.31">
            <text:p>388,3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Flamands  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69.37">
            <text:p>769,37</text:p>
          </table:table-cell>
          <table:table-cell table:style-name="Default" office:value-type="float" office:value="59.05">
            <text:p>59,05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828.92">
            <text:p>828,92</text:p>
          </table:table-cell>
          <table:table-cell table:style-name="ce19" office:value-type="percentage" office:value="0.379382311480512">
            <text:p>37,94%</text:p>
          </table:table-cell>
          <table:table-cell table:style-name="Default" office:value-type="float" office:value="2184.92">
            <text:p>2184,9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are à Coiffe    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5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7.49">
            <text:p>217,49</text:p>
          </table:table-cell>
          <table:table-cell table:style-name="Default" office:value-type="float" office:value="55.75">
            <text:p>55,75</text:p>
          </table:table-cell>
          <table:table-cell table:style-name="Default" office:value-type="float" office:value="0.99">
            <text:p>0,99</text:p>
          </table:table-cell>
          <table:table-cell table:style-name="Default"/>
          <table:table-cell table:style-name="ce17" office:value-type="float" office:value="274.23">
            <text:p>274,23</text:p>
          </table:table-cell>
          <table:table-cell table:style-name="ce19" office:value-type="percentage" office:value="0.385853583036682">
            <text:p>38,59%</text:p>
          </table:table-cell>
          <table:table-cell table:style-name="Default" office:value-type="float" office:value="710.71">
            <text:p>710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 Colline    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6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14.98">
            <text:p>814,98</text:p>
          </table:table-cell>
          <table:table-cell table:style-name="Default" office:value-type="float" office:value="15.48">
            <text:p>15,4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30.46">
            <text:p>830,46</text:p>
          </table:table-cell>
          <table:table-cell table:style-name="ce19" office:value-type="percentage" office:value="0.377778889763314">
            <text:p>37,78%</text:p>
          </table:table-cell>
          <table:table-cell table:style-name="Default" office:value-type="float" office:value="2198.27">
            <text:p>2198,2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Fond des Blancs                 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7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5.16">
            <text:p>305,16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05.58">
            <text:p>305,58</text:p>
          </table:table-cell>
          <table:table-cell table:style-name="ce19" office:value-type="percentage" office:value="0.408890197232853">
            <text:p>40,89%</text:p>
          </table:table-cell>
          <table:table-cell table:style-name="Default" office:value-type="float" office:value="747.34">
            <text:p>747,3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Frangipane                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09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09.1">
            <text:p>709,1</text:p>
          </table:table-cell>
          <table:table-cell table:style-name="Default" office:value-type="float" office:value="29.27">
            <text:p>29,2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38.37">
            <text:p>738,37</text:p>
          </table:table-cell>
          <table:table-cell table:style-name="ce19" office:value-type="percentage" office:value="0.370110275689223">
            <text:p>37,01%</text:p>
          </table:table-cell>
          <table:table-cell table:style-name="Default" office:value-type="float" office:value="1995">
            <text:p>199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0ème Sect. Guirand                             </text:p>
          </table:table-cell>
          <table:table-cell table:style-name="ce3" office:value-type="string">
            <text:p>10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10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57.52">
            <text:p>457,52</text:p>
          </table:table-cell>
          <table:table-cell table:style-name="Default" office:value-type="float" office:value="0.43">
            <text:p>0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7.95">
            <text:p>457,95</text:p>
          </table:table-cell>
          <table:table-cell table:style-name="ce19" office:value-type="percentage" office:value="0.372259569659971">
            <text:p>37,23%</text:p>
          </table:table-cell>
          <table:table-cell table:style-name="Default" office:value-type="float" office:value="1230.19">
            <text:p>1230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Colline à Mongons               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qui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1-1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44.84">
            <text:p>444,84</text:p>
          </table:table-cell>
          <table:table-cell table:style-name="Default" office:value-type="float" office:value="12.22">
            <text:p>12,2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57.06">
            <text:p>457,06</text:p>
          </table:table-cell>
          <table:table-cell table:style-name="ce19" office:value-type="percentage" office:value="0.388633329648745">
            <text:p>38,86%</text:p>
          </table:table-cell>
          <table:table-cell table:style-name="Default" office:value-type="float" office:value="1176.07">
            <text:p>1176,0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Grand Fonds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87.79">
            <text:p>387,79</text:p>
          </table:table-cell>
          <table:table-cell table:style-name="Default" office:value-type="float" office:value="171.1">
            <text:p>171,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58.89">
            <text:p>558,89</text:p>
          </table:table-cell>
          <table:table-cell table:style-name="ce19" office:value-type="percentage" office:value="0.6473729324005">
            <text:p>64,74%</text:p>
          </table:table-cell>
          <table:table-cell table:style-name="Default" office:value-type="float" office:value="863.32">
            <text:p>863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ie Dumesle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776.75">
            <text:p>776,75</text:p>
          </table:table-cell>
          <table:table-cell table:style-name="Default" office:value-type="float" office:value="1.39">
            <text:p>1,3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78.14">
            <text:p>778,14</text:p>
          </table:table-cell>
          <table:table-cell table:style-name="ce19" office:value-type="percentage" office:value="0.383405188342243">
            <text:p>38,34%</text:p>
          </table:table-cell>
          <table:table-cell table:style-name="Default" office:value-type="float" office:value="2029.55">
            <text:p>2029,5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enodière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2.91">
            <text:p>422,91</text:p>
          </table:table-cell>
          <table:table-cell table:style-name="Default" office:value-type="float" office:value="2.67">
            <text:p>2,67</text:p>
          </table:table-cell>
          <table:table-cell table:style-name="Default" office:value-type="float" office:value="0.06">
            <text:p>0,06</text:p>
          </table:table-cell>
          <table:table-cell table:style-name="Default"/>
          <table:table-cell table:style-name="ce17" office:value-type="float" office:value="425.64">
            <text:p>425,64</text:p>
          </table:table-cell>
          <table:table-cell table:style-name="ce19" office:value-type="percentage" office:value="0.33821753226114">
            <text:p>33,82%</text:p>
          </table:table-cell>
          <table:table-cell table:style-name="Default" office:value-type="float" office:value="1258.48">
            <text:p>1258,4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Zanglais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3.73">
            <text:p>203,73</text:p>
          </table:table-cell>
          <table:table-cell table:style-name="Default" office:value-type="float" office:value="2.96">
            <text:p>2,9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6.69">
            <text:p>206,69</text:p>
          </table:table-cell>
          <table:table-cell table:style-name="ce19" office:value-type="percentage" office:value="0.421773288439955">
            <text:p>42,18%</text:p>
          </table:table-cell>
          <table:table-cell table:style-name="Default" office:value-type="float" office:value="490.05">
            <text:p>490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Sucrerie-Henri   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5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8.7">
            <text:p>368,7</text:p>
          </table:table-cell>
          <table:table-cell table:style-name="Default" office:value-type="float" office:value="44.89">
            <text:p>44,8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3.59">
            <text:p>413,59</text:p>
          </table:table-cell>
          <table:table-cell table:style-name="ce19" office:value-type="percentage" office:value="0.351408301117295">
            <text:p>35,14%</text:p>
          </table:table-cell>
          <table:table-cell table:style-name="Default" office:value-type="float" office:value="1176.95">
            <text:p>1176,9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Solon         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6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4.2">
            <text:p>154,2</text:p>
          </table:table-cell>
          <table:table-cell table:style-name="Default" office:value-type="float" office:value="4.56">
            <text:p>4,5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58.76">
            <text:p>158,76</text:p>
          </table:table-cell>
          <table:table-cell table:style-name="ce19" office:value-type="percentage" office:value="0.241717417783191">
            <text:p>24,17%</text:p>
          </table:table-cell>
          <table:table-cell table:style-name="Default" office:value-type="float" office:value="656.8">
            <text:p>656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Chérette                            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7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71.03">
            <text:p>371,03</text:p>
          </table:table-cell>
          <table:table-cell table:style-name="Default" office:value-type="float" office:value="183.93">
            <text:p>183,9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54.96">
            <text:p>554,96</text:p>
          </table:table-cell>
          <table:table-cell table:style-name="ce19" office:value-type="percentage" office:value="0.66647451602056">
            <text:p>66,65%</text:p>
          </table:table-cell>
          <table:table-cell table:style-name="Default" office:value-type="float" office:value="832.68">
            <text:p>832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Corail-Henri                   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Sud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2-08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35.93">
            <text:p>535,9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35.93">
            <text:p>535,93</text:p>
          </table:table-cell>
          <table:table-cell table:style-name="ce19" office:value-type="percentage" office:value="0.338480680081347">
            <text:p>33,85%</text:p>
          </table:table-cell>
          <table:table-cell table:style-name="Default" office:value-type="float" office:value="1583.34">
            <text:p>1583,3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oileau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vaill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3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1.37">
            <text:p>661,37</text:p>
          </table:table-cell>
          <table:table-cell table:style-name="Default" office:value-type="float" office:value="96.15">
            <text:p>96,15</text:p>
          </table:table-cell>
          <table:table-cell table:style-name="Default" office:value-type="float" office:value="3.2">
            <text:p>3,2</text:p>
          </table:table-cell>
          <table:table-cell table:style-name="Default"/>
          <table:table-cell table:style-name="ce17" office:value-type="float" office:value="760.72">
            <text:p>760,72</text:p>
          </table:table-cell>
          <table:table-cell table:style-name="ce19" office:value-type="percentage" office:value="0.319490642744347">
            <text:p>31,95%</text:p>
          </table:table-cell>
          <table:table-cell table:style-name="Default" office:value-type="float" office:value="2381.04">
            <text:p>2381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rtineau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vaill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3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07.56">
            <text:p>1007,56</text:p>
          </table:table-cell>
          <table:table-cell table:style-name="Default" office:value-type="float" office:value="38.63">
            <text:p>38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46.19">
            <text:p>1046,19</text:p>
          </table:table-cell>
          <table:table-cell table:style-name="ce19" office:value-type="percentage" office:value="0.318460344276517">
            <text:p>31,85%</text:p>
          </table:table-cell>
          <table:table-cell table:style-name="Default" office:value-type="float" office:value="3285.15">
            <text:p>3285,1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os-Marin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vaill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3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9.65">
            <text:p>89,65</text:p>
          </table:table-cell>
          <table:table-cell table:style-name="Default" office:value-type="float" office:value="155.03">
            <text:p>155,03</text:p>
          </table:table-cell>
          <table:table-cell table:style-name="Default" office:value-type="float" office:value="7.38">
            <text:p>7,38</text:p>
          </table:table-cell>
          <table:table-cell table:style-name="Default"/>
          <table:table-cell table:style-name="ce17" office:value-type="float" office:value="252.06">
            <text:p>252,06</text:p>
          </table:table-cell>
          <table:table-cell table:style-name="ce19" office:value-type="percentage" office:value="0.210646832692629">
            <text:p>21,06%</text:p>
          </table:table-cell>
          <table:table-cell table:style-name="Default" office:value-type="float" office:value="1196.6">
            <text:p>1196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are-Henri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vaill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3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3.97">
            <text:p>273,97</text:p>
          </table:table-cell>
          <table:table-cell table:style-name="Default" office:value-type="float" office:value="364.31">
            <text:p>364,31</text:p>
          </table:table-cell>
          <table:table-cell table:style-name="Default" office:value-type="float" office:value="0.84">
            <text:p>0,84</text:p>
          </table:table-cell>
          <table:table-cell table:style-name="Default"/>
          <table:table-cell table:style-name="ce17" office:value-type="float" office:value="639.12">
            <text:p>639,12</text:p>
          </table:table-cell>
          <table:table-cell table:style-name="ce19" office:value-type="percentage" office:value="0.322484938391208">
            <text:p>32,25%</text:p>
          </table:table-cell>
          <table:table-cell table:style-name="Default" office:value-type="float" office:value="1981.86">
            <text:p>1981,8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Laroque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availl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33-05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9.35">
            <text:p>69,35</text:p>
          </table:table-cell>
          <table:table-cell table:style-name="Default" office:value-type="float" office:value="34.67">
            <text:p>34,6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4.02">
            <text:p>104,02</text:p>
          </table:table-cell>
          <table:table-cell table:style-name="ce19" office:value-type="percentage" office:value="0.156425757165629">
            <text:p>15,64%</text:p>
          </table:table-cell>
          <table:table-cell table:style-name="Default" office:value-type="float" office:value="664.98">
            <text:p>664,9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ondé  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ôteaux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1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0.7">
            <text:p>390,7</text:p>
          </table:table-cell>
          <table:table-cell table:style-name="Default" office:value-type="float" office:value="18.31">
            <text:p>18,31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7" office:value-type="float" office:value="409.51">
            <text:p>409,51</text:p>
          </table:table-cell>
          <table:table-cell table:style-name="ce19" office:value-type="percentage" office:value="0.314511731500326">
            <text:p>31,45%</text:p>
          </table:table-cell>
          <table:table-cell table:style-name="Default" office:value-type="float" office:value="1302.05">
            <text:p>1302,0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espas 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ôteaux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1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1.05">
            <text:p>131,05</text:p>
          </table:table-cell>
          <table:table-cell table:style-name="Default" office:value-type="float" office:value="23.05">
            <text:p>23,05</text:p>
          </table:table-cell>
          <table:table-cell table:style-name="Default" office:value-type="float" office:value="0.02">
            <text:p>0,02</text:p>
          </table:table-cell>
          <table:table-cell table:style-name="Default"/>
          <table:table-cell table:style-name="ce17" office:value-type="float" office:value="154.12">
            <text:p>154,12</text:p>
          </table:table-cell>
          <table:table-cell table:style-name="ce19" office:value-type="percentage" office:value="0.19824037867874">
            <text:p>19,82%</text:p>
          </table:table-cell>
          <table:table-cell table:style-name="Default" office:value-type="float" office:value="777.44">
            <text:p>777,4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Quentin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Côteaux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1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4.76">
            <text:p>274,76</text:p>
          </table:table-cell>
          <table:table-cell table:style-name="Default" office:value-type="float" office:value="47.02">
            <text:p>47,02</text:p>
          </table:table-cell>
          <table:table-cell table:style-name="Default" office:value-type="float" office:value="0.31">
            <text:p>0,31</text:p>
          </table:table-cell>
          <table:table-cell table:style-name="Default"/>
          <table:table-cell table:style-name="ce17" office:value-type="float" office:value="322.09">
            <text:p>322,09</text:p>
          </table:table-cell>
          <table:table-cell table:style-name="ce19" office:value-type="percentage" office:value="0.33709405645271">
            <text:p>33,71%</text:p>
          </table:table-cell>
          <table:table-cell table:style-name="Default" office:value-type="float" office:value="955.49">
            <text:p>955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aricot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à-Pimen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2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3.54">
            <text:p>43,54</text:p>
          </table:table-cell>
          <table:table-cell table:style-name="Default" office:value-type="float" office:value="6.92">
            <text:p>6,9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0.46">
            <text:p>50,46</text:p>
          </table:table-cell>
          <table:table-cell table:style-name="ce19" office:value-type="percentage" office:value="0.257029339853301">
            <text:p>25,70%</text:p>
          </table:table-cell>
          <table:table-cell table:style-name="Default" office:value-type="float" office:value="196.32">
            <text:p>196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lais 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à-Piment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2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7.5">
            <text:p>207,5</text:p>
          </table:table-cell>
          <table:table-cell table:style-name="Default" office:value-type="float" office:value="2.92">
            <text:p>2,92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210.43">
            <text:p>210,43</text:p>
          </table:table-cell>
          <table:table-cell table:style-name="ce19" office:value-type="percentage" office:value="0.225880206097037">
            <text:p>22,59%</text:p>
          </table:table-cell>
          <table:table-cell table:style-name="Default" office:value-type="float" office:value="931.6">
            <text:p>931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eaulieu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che-à-Bateau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3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4.14">
            <text:p>284,14</text:p>
          </table:table-cell>
          <table:table-cell table:style-name="Default" office:value-type="float" office:value="0.49">
            <text:p>0,4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84.63">
            <text:p>284,63</text:p>
          </table:table-cell>
          <table:table-cell table:style-name="ce19" office:value-type="percentage" office:value="0.353933771869832">
            <text:p>35,39%</text:p>
          </table:table-cell>
          <table:table-cell table:style-name="Default" office:value-type="float" office:value="804.19">
            <text:p>804,1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Renaudin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che-à-Bateau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3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3.04">
            <text:p>83,04</text:p>
          </table:table-cell>
          <table:table-cell table:style-name="Default" office:value-type="float" office:value="8.15">
            <text:p>8,15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1.19">
            <text:p>91,19</text:p>
          </table:table-cell>
          <table:table-cell table:style-name="ce19" office:value-type="percentage" office:value="0.192416441593518">
            <text:p>19,24%</text:p>
          </table:table-cell>
          <table:table-cell table:style-name="Default" office:value-type="float" office:value="473.92">
            <text:p>473,9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eauclos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che-à-Bateau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43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5.49">
            <text:p>85,49</text:p>
          </table:table-cell>
          <table:table-cell table:style-name="Default" office:value-type="float" office:value="21.04">
            <text:p>21,04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17" office:value-type="float" office:value="106.91">
            <text:p>106,91</text:p>
          </table:table-cell>
          <table:table-cell table:style-name="ce19" office:value-type="percentage" office:value="0.204538062714037">
            <text:p>20,45%</text:p>
          </table:table-cell>
          <table:table-cell table:style-name="Default" office:value-type="float" office:value="522.69">
            <text:p>522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Randel 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rdonnièr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1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0.68">
            <text:p>60,68</text:p>
          </table:table-cell>
          <table:table-cell table:style-name="Default" office:value-type="float" office:value="1.91">
            <text:p>1,9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2.59">
            <text:p>62,59</text:p>
          </table:table-cell>
          <table:table-cell table:style-name="ce19" office:value-type="percentage" office:value="0.108738707435719">
            <text:p>10,87%</text:p>
          </table:table-cell>
          <table:table-cell table:style-name="Default" office:value-type="float" office:value="575.6">
            <text:p>575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éjoie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rdonnièr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1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13.85">
            <text:p>313,85</text:p>
          </table:table-cell>
          <table:table-cell table:style-name="Default" office:value-type="float" office:value="0.89">
            <text:p>0,8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14.74">
            <text:p>314,74</text:p>
          </table:table-cell>
          <table:table-cell table:style-name="ce19" office:value-type="percentage" office:value="0.177149643438079">
            <text:p>17,71%</text:p>
          </table:table-cell>
          <table:table-cell table:style-name="Default" office:value-type="float" office:value="1776.69">
            <text:p>1776,6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Bony  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rdonnière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1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80.41">
            <text:p>380,41</text:p>
          </table:table-cell>
          <table:table-cell table:style-name="Default" office:value-type="float" office:value="9.64">
            <text:p>9,6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90.05">
            <text:p>390,05</text:p>
          </table:table-cell>
          <table:table-cell table:style-name="ce19" office:value-type="percentage" office:value="0.310799289237364">
            <text:p>31,08%</text:p>
          </table:table-cell>
          <table:table-cell table:style-name="Default" office:value-type="float" office:value="1254.99">
            <text:p>1254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Verone 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nglai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2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7.35">
            <text:p>107,35</text:p>
          </table:table-cell>
          <table:table-cell table:style-name="Default" office:value-type="float" office:value="229.94">
            <text:p>229,94</text:p>
          </table:table-cell>
          <table:table-cell table:style-name="Default" office:value-type="float" office:value="436.84">
            <text:p>436,84</text:p>
          </table:table-cell>
          <table:table-cell table:style-name="Default"/>
          <table:table-cell table:style-name="ce17" office:value-type="float" office:value="774.13">
            <text:p>774,13</text:p>
          </table:table-cell>
          <table:table-cell table:style-name="ce19" office:value-type="percentage" office:value="0.277260240610013">
            <text:p>27,73%</text:p>
          </table:table-cell>
          <table:table-cell table:style-name="Default" office:value-type="float" office:value="2792.07">
            <text:p>2792,0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Edelin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nglai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2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0.48">
            <text:p>80,48</text:p>
          </table:table-cell>
          <table:table-cell table:style-name="Default" office:value-type="float" office:value="144.57">
            <text:p>144,57</text:p>
          </table:table-cell>
          <table:table-cell table:style-name="Default" office:value-type="float" office:value="234.65">
            <text:p>234,65</text:p>
          </table:table-cell>
          <table:table-cell table:style-name="Default"/>
          <table:table-cell table:style-name="ce17" office:value-type="float" office:value="459.7">
            <text:p>459,7</text:p>
          </table:table-cell>
          <table:table-cell table:style-name="ce19" office:value-type="percentage" office:value="0.189651473645995">
            <text:p>18,97%</text:p>
          </table:table-cell>
          <table:table-cell table:style-name="Default" office:value-type="float" office:value="2423.92">
            <text:p>2423,9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osse 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nglais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2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2.09">
            <text:p>552,09</text:p>
          </table:table-cell>
          <table:table-cell table:style-name="Default" office:value-type="float" office:value="92.93">
            <text:p>92,93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645.27">
            <text:p>645,27</text:p>
          </table:table-cell>
          <table:table-cell table:style-name="ce19" office:value-type="percentage" office:value="0.209445445250499">
            <text:p>20,94%</text:p>
          </table:table-cell>
          <table:table-cell table:style-name="Default" office:value-type="float" office:value="3080.85">
            <text:p>3080,8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lactote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ubur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3-01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23.94">
            <text:p>523,94</text:p>
          </table:table-cell>
          <table:table-cell table:style-name="Default" office:value-type="float" office:value="488.67">
            <text:p>488,6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12.61">
            <text:p>1012,61</text:p>
          </table:table-cell>
          <table:table-cell table:style-name="ce19" office:value-type="percentage" office:value="0.558505738884875">
            <text:p>55,85%</text:p>
          </table:table-cell>
          <table:table-cell table:style-name="Default" office:value-type="float" office:value="1813.07">
            <text:p>1813,0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evre  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ubur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3-02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29.83">
            <text:p>429,83</text:p>
          </table:table-cell>
          <table:table-cell table:style-name="Default" office:value-type="float" office:value="91.58">
            <text:p>91,58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521.66">
            <text:p>521,66</text:p>
          </table:table-cell>
          <table:table-cell table:style-name="ce19" office:value-type="percentage" office:value="0.229604883824313">
            <text:p>22,96%</text:p>
          </table:table-cell>
          <table:table-cell table:style-name="Default" office:value-type="float" office:value="2271.99">
            <text:p>2271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oby  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ubur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3-03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4.94">
            <text:p>554,94</text:p>
          </table:table-cell>
          <table:table-cell table:style-name="Default" office:value-type="float" office:value="68.79">
            <text:p>68,7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23.73">
            <text:p>623,73</text:p>
          </table:table-cell>
          <table:table-cell table:style-name="ce19" office:value-type="percentage" office:value="0.253934844031169">
            <text:p>25,39%</text:p>
          </table:table-cell>
          <table:table-cell table:style-name="Default" office:value-type="float" office:value="2456.26">
            <text:p>2456,2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Dalmette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uburon</text:p>
          </table:table-cell>
          <table:table-cell table:style-name="Default" office:value-type="string">
            <text:p>Département du Sud</text:p>
          </table:table-cell>
          <table:table-cell table:style-name="Default" office:value-type="string">
            <text:p>753-04</text:p>
          </table:table-cell>
          <table:table-cell table:style-name="Default"/>
          <table:table-cell table:style-name="Default" office:value-type="float" office:value="7">
            <text:p>7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29.3">
            <text:p>329,3</text:p>
          </table:table-cell>
          <table:table-cell table:style-name="Default" office:value-type="float" office:value="79.17">
            <text:p>79,1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08.47">
            <text:p>408,47</text:p>
          </table:table-cell>
          <table:table-cell table:style-name="ce19" office:value-type="percentage" office:value="0.455642687429585">
            <text:p>45,56%</text:p>
          </table:table-cell>
          <table:table-cell table:style-name="Default" office:value-type="float" office:value="896.47">
            <text:p>896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se Voldrogue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31.46">
            <text:p>231,46</text:p>
          </table:table-cell>
          <table:table-cell table:style-name="Default" office:value-type="float" office:value="119.04">
            <text:p>119,04</text:p>
          </table:table-cell>
          <table:table-cell table:style-name="Default" office:value-type="float" office:value="3.29">
            <text:p>3,29</text:p>
          </table:table-cell>
          <table:table-cell table:style-name="Default"/>
          <table:table-cell table:style-name="ce17" office:value-type="float" office:value="353.79">
            <text:p>353,79</text:p>
          </table:table-cell>
          <table:table-cell table:style-name="ce19" office:value-type="percentage" office:value="0.323746339677892">
            <text:p>32,37%</text:p>
          </table:table-cell>
          <table:table-cell table:style-name="Default" office:value-type="float" office:value="1092.8">
            <text:p>1092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Haute Voldrogue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43.13">
            <text:p>443,13</text:p>
          </table:table-cell>
          <table:table-cell table:style-name="Default" office:value-type="float" office:value="102.13">
            <text:p>102,13</text:p>
          </table:table-cell>
          <table:table-cell table:style-name="Default" office:value-type="float" office:value="6.05">
            <text:p>6,05</text:p>
          </table:table-cell>
          <table:table-cell table:style-name="Default"/>
          <table:table-cell table:style-name="ce17" office:value-type="float" office:value="551.31">
            <text:p>551,31</text:p>
          </table:table-cell>
          <table:table-cell table:style-name="ce19" office:value-type="percentage" office:value="0.184619248543299">
            <text:p>18,46%</text:p>
          </table:table-cell>
          <table:table-cell table:style-name="Default" office:value-type="float" office:value="2986.2">
            <text:p>2986,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Haute Guinaudée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8.79">
            <text:p>208,79</text:p>
          </table:table-cell>
          <table:table-cell table:style-name="Default" office:value-type="float" office:value="212.56">
            <text:p>212,56</text:p>
          </table:table-cell>
          <table:table-cell table:style-name="Default" office:value-type="float" office:value="11.93">
            <text:p>11,93</text:p>
          </table:table-cell>
          <table:table-cell table:style-name="Default"/>
          <table:table-cell table:style-name="ce17" office:value-type="float" office:value="433.28">
            <text:p>433,28</text:p>
          </table:table-cell>
          <table:table-cell table:style-name="ce19" office:value-type="percentage" office:value="0.133207078470676">
            <text:p>13,32%</text:p>
          </table:table-cell>
          <table:table-cell table:style-name="Default" office:value-type="float" office:value="3252.68">
            <text:p>3252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Basse Guinaudée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57.32">
            <text:p>557,32</text:p>
          </table:table-cell>
          <table:table-cell table:style-name="Default" office:value-type="float" office:value="359.66">
            <text:p>359,66</text:p>
          </table:table-cell>
          <table:table-cell table:style-name="Default" office:value-type="float" office:value="42.11">
            <text:p>42,11</text:p>
          </table:table-cell>
          <table:table-cell table:style-name="Default"/>
          <table:table-cell table:style-name="ce17" office:value-type="float" office:value="959.09">
            <text:p>959,09</text:p>
          </table:table-cell>
          <table:table-cell table:style-name="ce19" office:value-type="percentage" office:value="0.346386934600771">
            <text:p>34,64%</text:p>
          </table:table-cell>
          <table:table-cell table:style-name="Default" office:value-type="float" office:value="2768.84">
            <text:p>2768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Ravine à Charles 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5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5.46">
            <text:p>95,4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02.46">
            <text:p>102,46</text:p>
          </table:table-cell>
          <table:table-cell table:style-name="ce19" office:value-type="percentage" office:value="0.11372692662027">
            <text:p>11,37%</text:p>
          </table:table-cell>
          <table:table-cell table:style-name="Default" office:value-type="float" office:value="900.93">
            <text:p>900,9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Iles Blanches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6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23.39">
            <text:p>323,39</text:p>
          </table:table-cell>
          <table:table-cell table:style-name="Default" office:value-type="float" office:value="293.58">
            <text:p>293,58</text:p>
          </table:table-cell>
          <table:table-cell table:style-name="Default" office:value-type="float" office:value="211.1">
            <text:p>211,1</text:p>
          </table:table-cell>
          <table:table-cell table:style-name="Default"/>
          <table:table-cell table:style-name="ce17" office:value-type="float" office:value="828.07">
            <text:p>828,07</text:p>
          </table:table-cell>
          <table:table-cell table:style-name="ce19" office:value-type="percentage" office:value="0.126241729426472">
            <text:p>12,62%</text:p>
          </table:table-cell>
          <table:table-cell table:style-name="Default" office:value-type="float" office:value="6559.4">
            <text:p>6559,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Marfranc ou Grande Rivière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7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5.4">
            <text:p>155,4</text:p>
          </table:table-cell>
          <table:table-cell table:style-name="Default" office:value-type="float" office:value="41.23">
            <text:p>41,23</text:p>
          </table:table-cell>
          <table:table-cell table:style-name="Default" office:value-type="float" office:value="8.76">
            <text:p>8,76</text:p>
          </table:table-cell>
          <table:table-cell table:style-name="Default"/>
          <table:table-cell table:style-name="ce17" office:value-type="float" office:value="205.39">
            <text:p>205,39</text:p>
          </table:table-cell>
          <table:table-cell table:style-name="ce19" office:value-type="percentage" office:value="0.293280214758967">
            <text:p>29,33%</text:p>
          </table:table-cell>
          <table:table-cell table:style-name="Default" office:value-type="float" office:value="700.32">
            <text:p>700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8ème Sect. Fond Rouge Dahere                   </text:p>
          </table:table-cell>
          <table:table-cell table:style-name="ce3" office:value-type="string">
            <text:p>8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8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6.97">
            <text:p>186,97</text:p>
          </table:table-cell>
          <table:table-cell table:style-name="Default" office:value-type="float" office:value="117.09">
            <text:p>117,09</text:p>
          </table:table-cell>
          <table:table-cell table:style-name="Default" office:value-type="float" office:value="62.24">
            <text:p>62,24</text:p>
          </table:table-cell>
          <table:table-cell table:style-name="Default"/>
          <table:table-cell table:style-name="ce17" office:value-type="float" office:value="366.3">
            <text:p>366,3</text:p>
          </table:table-cell>
          <table:table-cell table:style-name="ce19" office:value-type="percentage" office:value="0.322592008736316">
            <text:p>32,26%</text:p>
          </table:table-cell>
          <table:table-cell table:style-name="Default" office:value-type="float" office:value="1135.49">
            <text:p>1135,4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9ème Sect. Fond Rouge Torbeck                  </text:p>
          </table:table-cell>
          <table:table-cell table:style-name="ce3" office:value-type="string">
            <text:p>9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érém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1-09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0.88">
            <text:p>130,88</text:p>
          </table:table-cell>
          <table:table-cell table:style-name="Default" office:value-type="float" office:value="20.61">
            <text:p>20,61</text:p>
          </table:table-cell>
          <table:table-cell table:style-name="Default" office:value-type="float" office:value="1.95">
            <text:p>1,95</text:p>
          </table:table-cell>
          <table:table-cell table:style-name="Default"/>
          <table:table-cell table:style-name="ce17" office:value-type="float" office:value="153.44">
            <text:p>153,44</text:p>
          </table:table-cell>
          <table:table-cell table:style-name="ce19" office:value-type="percentage" office:value="0.250358960971153">
            <text:p>25,04%</text:p>
          </table:table-cell>
          <table:table-cell table:style-name="Default" office:value-type="float" office:value="612.88">
            <text:p>612,8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Anse du Cler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bricot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2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9.44">
            <text:p>99,44</text:p>
          </table:table-cell>
          <table:table-cell table:style-name="Default" office:value-type="float" office:value="39.3">
            <text:p>39,3</text:p>
          </table:table-cell>
          <table:table-cell table:style-name="Default" office:value-type="float" office:value="0.06">
            <text:p>0,06</text:p>
          </table:table-cell>
          <table:table-cell table:style-name="Default"/>
          <table:table-cell table:style-name="ce17" office:value-type="float" office:value="138.8">
            <text:p>138,8</text:p>
          </table:table-cell>
          <table:table-cell table:style-name="ce19" office:value-type="percentage" office:value="0.124624017957351">
            <text:p>12,46%</text:p>
          </table:table-cell>
          <table:table-cell table:style-name="Default" office:value-type="float" office:value="1113.75">
            <text:p>1113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alisiers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bricot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2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4.66">
            <text:p>94,66</text:p>
          </table:table-cell>
          <table:table-cell table:style-name="Default" office:value-type="float" office:value="48.44">
            <text:p>48,44</text:p>
          </table:table-cell>
          <table:table-cell table:style-name="Default" office:value-type="float" office:value="0.89">
            <text:p>0,89</text:p>
          </table:table-cell>
          <table:table-cell table:style-name="Default"/>
          <table:table-cell table:style-name="ce17" office:value-type="float" office:value="143.99">
            <text:p>143,99</text:p>
          </table:table-cell>
          <table:table-cell table:style-name="ce19" office:value-type="percentage" office:value="0.157052016186207">
            <text:p>15,71%</text:p>
          </table:table-cell>
          <table:table-cell table:style-name="Default" office:value-type="float" office:value="916.83">
            <text:p>916,8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re Sect. Danglise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bricot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2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8.53">
            <text:p>58,53</text:p>
          </table:table-cell>
          <table:table-cell table:style-name="Default" office:value-type="float" office:value="7.98">
            <text:p>7,98</text:p>
          </table:table-cell>
          <table:table-cell table:style-name="Default" office:value-type="float" office:value="0.57">
            <text:p>0,57</text:p>
          </table:table-cell>
          <table:table-cell table:style-name="Default"/>
          <table:table-cell table:style-name="ce17" office:value-type="float" office:value="67.08">
            <text:p>67,08</text:p>
          </table:table-cell>
          <table:table-cell table:style-name="ce19" office:value-type="percentage" office:value="0.0603503342300114">
            <text:p>6,04%</text:p>
          </table:table-cell>
          <table:table-cell table:style-name="Default" office:value-type="float" office:value="1111.51">
            <text:p>1111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re Sect. La Seringue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Abricot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2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.25">
            <text:p>13,25</text:p>
          </table:table-cell>
          <table:table-cell table:style-name="Default" office:value-type="float" office:value="0.29">
            <text:p>0,2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.54">
            <text:p>13,54</text:p>
          </table:table-cell>
          <table:table-cell table:style-name="ce19" office:value-type="percentage" office:value="0.0188186240444753">
            <text:p>1,88%</text:p>
          </table:table-cell>
          <table:table-cell table:style-name="Default" office:value-type="float" office:value="719.5">
            <text:p>719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ion de Désormeau ou Bonbon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nbo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3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.42">
            <text:p>66,42</text:p>
          </table:table-cell>
          <table:table-cell table:style-name="Default" office:value-type="float" office:value="20.19">
            <text:p>20,19</text:p>
          </table:table-cell>
          <table:table-cell table:style-name="Default" office:value-type="float" office:value="0.24">
            <text:p>0,24</text:p>
          </table:table-cell>
          <table:table-cell table:style-name="Default"/>
          <table:table-cell table:style-name="ce17" office:value-type="float" office:value="86.85">
            <text:p>86,85</text:p>
          </table:table-cell>
          <table:table-cell table:style-name="ce19" office:value-type="percentage" office:value="0.0940708808110567">
            <text:p>9,41%</text:p>
          </table:table-cell>
          <table:table-cell table:style-name="Default" office:value-type="float" office:value="923.24">
            <text:p>923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Anote ou 1ère Tapion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rro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4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1.27">
            <text:p>91,27</text:p>
          </table:table-cell>
          <table:table-cell table:style-name="Default" office:value-type="float" office:value="14.65">
            <text:p>14,65</text:p>
          </table:table-cell>
          <table:table-cell table:style-name="Default" office:value-type="float" office:value="4.58">
            <text:p>4,58</text:p>
          </table:table-cell>
          <table:table-cell table:style-name="Default"/>
          <table:table-cell table:style-name="ce17" office:value-type="float" office:value="110.5">
            <text:p>110,5</text:p>
          </table:table-cell>
          <table:table-cell table:style-name="ce19" office:value-type="percentage" office:value="0.0881208332004211">
            <text:p>8,81%</text:p>
          </table:table-cell>
          <table:table-cell table:style-name="Default" office:value-type="float" office:value="1253.96">
            <text:p>1253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ources Chaudes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rro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4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9.05">
            <text:p>139,05</text:p>
          </table:table-cell>
          <table:table-cell table:style-name="Default" office:value-type="float" office:value="124.68">
            <text:p>124,68</text:p>
          </table:table-cell>
          <table:table-cell table:style-name="Default" office:value-type="float" office:value="38.36">
            <text:p>38,36</text:p>
          </table:table-cell>
          <table:table-cell table:style-name="Default"/>
          <table:table-cell table:style-name="ce17" office:value-type="float" office:value="302.09">
            <text:p>302,09</text:p>
          </table:table-cell>
          <table:table-cell table:style-name="ce19" office:value-type="percentage" office:value="0.135658601426236">
            <text:p>13,57%</text:p>
          </table:table-cell>
          <table:table-cell table:style-name="Default" office:value-type="float" office:value="2226.84">
            <text:p>2226,8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L'Assise ou Chameau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orro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4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5.38">
            <text:p>335,38</text:p>
          </table:table-cell>
          <table:table-cell table:style-name="Default" office:value-type="float" office:value="122.86">
            <text:p>122,86</text:p>
          </table:table-cell>
          <table:table-cell table:style-name="Default" office:value-type="float" office:value="24.18">
            <text:p>24,18</text:p>
          </table:table-cell>
          <table:table-cell table:style-name="Default"/>
          <table:table-cell table:style-name="ce17" office:value-type="float" office:value="482.42">
            <text:p>482,42</text:p>
          </table:table-cell>
          <table:table-cell table:style-name="ce19" office:value-type="percentage" office:value="0.143057095919009">
            <text:p>14,31%</text:p>
          </table:table-cell>
          <table:table-cell table:style-name="Default" office:value-type="float" office:value="3372.22">
            <text:p>3372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Dejean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mbella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5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5.67">
            <text:p>285,67</text:p>
          </table:table-cell>
          <table:table-cell table:style-name="Default" office:value-type="float" office:value="36.16">
            <text:p>36,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21.83">
            <text:p>321,83</text:p>
          </table:table-cell>
          <table:table-cell table:style-name="ce19" office:value-type="percentage" office:value="0.19414951376656">
            <text:p>19,41%</text:p>
          </table:table-cell>
          <table:table-cell table:style-name="Default" office:value-type="float" office:value="1657.64">
            <text:p>1657,6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e Boucan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mbellan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15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98.55">
            <text:p>398,55</text:p>
          </table:table-cell>
          <table:table-cell table:style-name="Default" office:value-type="float" office:value="70.47">
            <text:p>70,47</text:p>
          </table:table-cell>
          <table:table-cell table:style-name="Default" office:value-type="float" office:value="3.1">
            <text:p>3,1</text:p>
          </table:table-cell>
          <table:table-cell table:style-name="Default"/>
          <table:table-cell table:style-name="ce17" office:value-type="float" office:value="472.12">
            <text:p>472,12</text:p>
          </table:table-cell>
          <table:table-cell table:style-name="ce19" office:value-type="percentage" office:value="0.16681683432444">
            <text:p>16,68%</text:p>
          </table:table-cell>
          <table:table-cell table:style-name="Default" office:value-type="float" office:value="2830.17">
            <text:p>2830,1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Grandoit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 d'Ainaul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1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4.82">
            <text:p>214,82</text:p>
          </table:table-cell>
          <table:table-cell table:style-name="Default" office:value-type="float" office:value="16.19">
            <text:p>16,19</text:p>
          </table:table-cell>
          <table:table-cell table:style-name="Default" office:value-type="float" office:value="0.19">
            <text:p>0,19</text:p>
          </table:table-cell>
          <table:table-cell table:style-name="Default"/>
          <table:table-cell table:style-name="ce17" office:value-type="float" office:value="231.2">
            <text:p>231,2</text:p>
          </table:table-cell>
          <table:table-cell table:style-name="ce19" office:value-type="percentage" office:value="0.171293517962852">
            <text:p>17,13%</text:p>
          </table:table-cell>
          <table:table-cell table:style-name="Default" office:value-type="float" office:value="1349.73">
            <text:p>1349,7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oudon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 d'Ainaul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1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4.33">
            <text:p>204,33</text:p>
          </table:table-cell>
          <table:table-cell table:style-name="Default" office:value-type="float" office:value="135.43">
            <text:p>135,43</text:p>
          </table:table-cell>
          <table:table-cell table:style-name="Default" office:value-type="float" office:value="37.45">
            <text:p>37,45</text:p>
          </table:table-cell>
          <table:table-cell table:style-name="Default"/>
          <table:table-cell table:style-name="ce17" office:value-type="float" office:value="377.21">
            <text:p>377,21</text:p>
          </table:table-cell>
          <table:table-cell table:style-name="ce19" office:value-type="percentage" office:value="0.170876557191393">
            <text:p>17,09%</text:p>
          </table:table-cell>
          <table:table-cell table:style-name="Default" office:value-type="float" office:value="2207.5">
            <text:p>2207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Ilet à Pierre Joseph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 d'Ainaul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1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0.98">
            <text:p>210,98</text:p>
          </table:table-cell>
          <table:table-cell table:style-name="Default" office:value-type="float" office:value="159.68">
            <text:p>159,68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float" office:value="374.66">
            <text:p>374,66</text:p>
          </table:table-cell>
          <table:table-cell table:style-name="ce19" office:value-type="percentage" office:value="0.172583594746855">
            <text:p>17,26%</text:p>
          </table:table-cell>
          <table:table-cell table:style-name="Default" office:value-type="float" office:value="2170.89">
            <text:p>2170,8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andou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 d'Ainaul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1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72.03">
            <text:p>172,03</text:p>
          </table:table-cell>
          <table:table-cell table:style-name="Default" office:value-type="float" office:value="0.73">
            <text:p>0,7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2.76">
            <text:p>172,76</text:p>
          </table:table-cell>
          <table:table-cell table:style-name="ce19" office:value-type="percentage" office:value="0.227202188379494">
            <text:p>22,72%</text:p>
          </table:table-cell>
          <table:table-cell table:style-name="Default" office:value-type="float" office:value="760.38">
            <text:p>760,3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riadelle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ame Mar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2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2.95">
            <text:p>92,9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92.95">
            <text:p>92,95</text:p>
          </table:table-cell>
          <table:table-cell table:style-name="ce19" office:value-type="percentage" office:value="0.0795511926260024">
            <text:p>7,96%</text:p>
          </table:table-cell>
          <table:table-cell table:style-name="Default" office:value-type="float" office:value="1168.43">
            <text:p>1168,4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allier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ame Mar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2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8.37">
            <text:p>48,37</text:p>
          </table:table-cell>
          <table:table-cell table:style-name="Default" office:value-type="float" office:value="2.67">
            <text:p>2,67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17" office:value-type="float" office:value="51.97">
            <text:p>51,97</text:p>
          </table:table-cell>
          <table:table-cell table:style-name="ce19" office:value-type="percentage" office:value="0.0578852986712111">
            <text:p>5,79%</text:p>
          </table:table-cell>
          <table:table-cell table:style-name="Default" office:value-type="float" office:value="897.81">
            <text:p>897,8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ésormeau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ame Mar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2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.72">
            <text:p>5,7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.72">
            <text:p>5,72</text:p>
          </table:table-cell>
          <table:table-cell table:style-name="ce19" office:value-type="percentage" office:value="0.00626101424052365">
            <text:p>0,63%</text:p>
          </table:table-cell>
          <table:table-cell table:style-name="Default" office:value-type="float" office:value="913.59">
            <text:p>913,5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Petite Rivière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Dame Marie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2-05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.88">
            <text:p>14,88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.89">
            <text:p>14,89</text:p>
          </table:table-cell>
          <table:table-cell table:style-name="ce19" office:value-type="percentage" office:value="0.0179188177671878">
            <text:p>1,79%</text:p>
          </table:table-cell>
          <table:table-cell table:style-name="Default" office:value-type="float" office:value="830.97">
            <text:p>830,9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Matador (Jorgue)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Iroi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3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01.74">
            <text:p>301,74</text:p>
          </table:table-cell>
          <table:table-cell table:style-name="Default" office:value-type="float" office:value="20.69">
            <text:p>20,69</text:p>
          </table:table-cell>
          <table:table-cell table:style-name="Default" office:value-type="float" office:value="3.05">
            <text:p>3,05</text:p>
          </table:table-cell>
          <table:table-cell table:style-name="Default"/>
          <table:table-cell table:style-name="ce17" office:value-type="float" office:value="325.48">
            <text:p>325,48</text:p>
          </table:table-cell>
          <table:table-cell table:style-name="ce19" office:value-type="percentage" office:value="0.165090056960838">
            <text:p>16,51%</text:p>
          </table:table-cell>
          <table:table-cell table:style-name="Default" office:value-type="float" office:value="1971.53">
            <text:p>1971,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Belair        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Iroi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3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1.64">
            <text:p>141,64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1.84">
            <text:p>141,84</text:p>
          </table:table-cell>
          <table:table-cell table:style-name="ce19" office:value-type="percentage" office:value="0.14992548120118">
            <text:p>14,99%</text:p>
          </table:table-cell>
          <table:table-cell table:style-name="Default" office:value-type="float" office:value="946.07">
            <text:p>946,0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ème Sect. Garcasse </text:p>
          </table:table-cell>
          <table:table-cell table:style-name="ce3" office:value-type="string">
            <text:p>7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s Irois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23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.07">
            <text:p>27,0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.07">
            <text:p>27,07</text:p>
          </table:table-cell>
          <table:table-cell table:style-name="ce19" office:value-type="percentage" office:value="0.09468345575376">
            <text:p>9,47%</text:p>
          </table:table-cell>
          <table:table-cell table:style-name="Default" office:value-type="float" office:value="285.9">
            <text:p>285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uquillon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orai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1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.24">
            <text:p>33,24</text:p>
          </table:table-cell>
          <table:table-cell table:style-name="Default" office:value-type="float" office:value="2.48">
            <text:p>2,48</text:p>
          </table:table-cell>
          <table:table-cell table:style-name="Default" office:value-type="float" office:value="0.13">
            <text:p>0,13</text:p>
          </table:table-cell>
          <table:table-cell table:style-name="Default"/>
          <table:table-cell table:style-name="ce17" office:value-type="float" office:value="35.85">
            <text:p>35,85</text:p>
          </table:table-cell>
          <table:table-cell table:style-name="ce19" office:value-type="percentage" office:value="0.0579890653812559">
            <text:p>5,80%</text:p>
          </table:table-cell>
          <table:table-cell table:style-name="Default" office:value-type="float" office:value="618.22">
            <text:p>618,2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ds d'Icaque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orai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1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93.68">
            <text:p>193,68</text:p>
          </table:table-cell>
          <table:table-cell table:style-name="Default" office:value-type="float" office:value="219.31">
            <text:p>219,31</text:p>
          </table:table-cell>
          <table:table-cell table:style-name="Default" office:value-type="float" office:value="8.02">
            <text:p>8,02</text:p>
          </table:table-cell>
          <table:table-cell table:style-name="Default"/>
          <table:table-cell table:style-name="ce17" office:value-type="float" office:value="421.01">
            <text:p>421,01</text:p>
          </table:table-cell>
          <table:table-cell table:style-name="ce19" office:value-type="percentage" office:value="0.356262798923621">
            <text:p>35,63%</text:p>
          </table:table-cell>
          <table:table-cell table:style-name="Default" office:value-type="float" office:value="1181.74">
            <text:p>1181,7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hampy (Nan Campèche)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orai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1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7.81">
            <text:p>247,81</text:p>
          </table:table-cell>
          <table:table-cell table:style-name="Default" office:value-type="float" office:value="300.12">
            <text:p>300,12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17" office:value-type="float" office:value="548.38">
            <text:p>548,38</text:p>
          </table:table-cell>
          <table:table-cell table:style-name="ce19" office:value-type="percentage" office:value="0.402418709776842">
            <text:p>40,24%</text:p>
          </table:table-cell>
          <table:table-cell table:style-name="Default" office:value-type="float" office:value="1362.71">
            <text:p>1362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. Carrefour Charles ou Jacquin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seaux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2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9.76">
            <text:p>149,76</text:p>
          </table:table-cell>
          <table:table-cell table:style-name="Default" office:value-type="float" office:value="59.07">
            <text:p>59,07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17" office:value-type="float" office:value="209.28">
            <text:p>209,28</text:p>
          </table:table-cell>
          <table:table-cell table:style-name="ce19" office:value-type="percentage" office:value="0.200315865039483">
            <text:p>20,03%</text:p>
          </table:table-cell>
          <table:table-cell table:style-name="Default" office:value-type="float" office:value="1044.75">
            <text:p>1044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Fond-Cochon ou Lopineau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seaux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2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9.07">
            <text:p>279,07</text:p>
          </table:table-cell>
          <table:table-cell table:style-name="Default" office:value-type="float" office:value="207.22">
            <text:p>207,22</text:p>
          </table:table-cell>
          <table:table-cell table:style-name="Default" office:value-type="float" office:value="57.49">
            <text:p>57,49</text:p>
          </table:table-cell>
          <table:table-cell table:style-name="Default"/>
          <table:table-cell table:style-name="ce17" office:value-type="float" office:value="543.78">
            <text:p>543,78</text:p>
          </table:table-cell>
          <table:table-cell table:style-name="ce19" office:value-type="percentage" office:value="0.125635652449154">
            <text:p>12,56%</text:p>
          </table:table-cell>
          <table:table-cell table:style-name="Default" office:value-type="float" office:value="4328.23">
            <text:p>4328,2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Grand-Vincent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seaux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2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0.59">
            <text:p>260,59</text:p>
          </table:table-cell>
          <table:table-cell table:style-name="Default" office:value-type="float" office:value="89.21">
            <text:p>89,21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17" office:value-type="float" office:value="350.05">
            <text:p>350,05</text:p>
          </table:table-cell>
          <table:table-cell table:style-name="ce19" office:value-type="percentage" office:value="0.211853636099545">
            <text:p>21,19%</text:p>
          </table:table-cell>
          <table:table-cell table:style-name="Default" office:value-type="float" office:value="1652.32">
            <text:p>1652,3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es Gommiers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Roseaux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2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7.96">
            <text:p>157,96</text:p>
          </table:table-cell>
          <table:table-cell table:style-name="Default" office:value-type="float" office:value="49.76">
            <text:p>49,7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7.72">
            <text:p>207,72</text:p>
          </table:table-cell>
          <table:table-cell table:style-name="ce19" office:value-type="percentage" office:value="0.173250150130113">
            <text:p>17,33%</text:p>
          </table:table-cell>
          <table:table-cell table:style-name="Default" office:value-type="float" office:value="1198.96">
            <text:p>1198,9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Mouline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aumon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3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64.39">
            <text:p>164,39</text:p>
          </table:table-cell>
          <table:table-cell table:style-name="Default" office:value-type="float" office:value="166.36">
            <text:p>166,36</text:p>
          </table:table-cell>
          <table:table-cell table:style-name="Default" office:value-type="float" office:value="1.29">
            <text:p>1,29</text:p>
          </table:table-cell>
          <table:table-cell table:style-name="Default"/>
          <table:table-cell table:style-name="ce17" office:value-type="float" office:value="332.04">
            <text:p>332,04</text:p>
          </table:table-cell>
          <table:table-cell table:style-name="ce19" office:value-type="percentage" office:value="0.0984297601508284">
            <text:p>9,84%</text:p>
          </table:table-cell>
          <table:table-cell table:style-name="Default" office:value-type="float" office:value="3373.37">
            <text:p>3373,3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hardonnette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aumon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3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2.35">
            <text:p>32,35</text:p>
          </table:table-cell>
          <table:table-cell table:style-name="Default" office:value-type="float" office:value="11.23">
            <text:p>11,23</text:p>
          </table:table-cell>
          <table:table-cell table:style-name="Default" office:value-type="float" office:value="0.03">
            <text:p>0,03</text:p>
          </table:table-cell>
          <table:table-cell table:style-name="Default"/>
          <table:table-cell table:style-name="ce17" office:value-type="float" office:value="43.61">
            <text:p>43,61</text:p>
          </table:table-cell>
          <table:table-cell table:style-name="ce19" office:value-type="percentage" office:value="0.107310711385615">
            <text:p>10,73%</text:p>
          </table:table-cell>
          <table:table-cell table:style-name="Default" office:value-type="float" office:value="406.39">
            <text:p>406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eaumont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eaumont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3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6.87">
            <text:p>336,87</text:p>
          </table:table-cell>
          <table:table-cell table:style-name="Default" office:value-type="float" office:value="293.16">
            <text:p>293,16</text:p>
          </table:table-cell>
          <table:table-cell table:style-name="Default" office:value-type="float" office:value="181.44">
            <text:p>181,44</text:p>
          </table:table-cell>
          <table:table-cell table:style-name="Default"/>
          <table:table-cell table:style-name="ce17" office:value-type="float" office:value="811.47">
            <text:p>811,47</text:p>
          </table:table-cell>
          <table:table-cell table:style-name="ce19" office:value-type="percentage" office:value="0.160576791788613">
            <text:p>16,06%</text:p>
          </table:table-cell>
          <table:table-cell table:style-name="Default" office:value-type="float" office:value="5053.47">
            <text:p>5053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ernagousse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1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5.34">
            <text:p>335,34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35.54">
            <text:p>335,54</text:p>
          </table:table-cell>
          <table:table-cell table:style-name="ce19" office:value-type="percentage" office:value="0.172479554228201">
            <text:p>17,25%</text:p>
          </table:table-cell>
          <table:table-cell table:style-name="Default" office:value-type="float" office:value="1945.39">
            <text:p>1945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Espère 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2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2.93">
            <text:p>142,93</text:p>
          </table:table-cell>
          <table:table-cell table:style-name="Default" office:value-type="float" office:value="0.1">
            <text:p>0,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43.03">
            <text:p>143,03</text:p>
          </table:table-cell>
          <table:table-cell table:style-name="ce19" office:value-type="percentage" office:value="0.10828141205684">
            <text:p>10,83%</text:p>
          </table:table-cell>
          <table:table-cell table:style-name="Default" office:value-type="float" office:value="1320.91">
            <text:p>1320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Jn Bellune 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3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0.11">
            <text:p>180,11</text:p>
          </table:table-cell>
          <table:table-cell table:style-name="Default" office:value-type="float" office:value="5.79">
            <text:p>5,79</text:p>
          </table:table-cell>
          <table:table-cell table:style-name="Default" office:value-type="float" office:value="0.26">
            <text:p>0,26</text:p>
          </table:table-cell>
          <table:table-cell table:style-name="Default"/>
          <table:table-cell table:style-name="ce17" office:value-type="float" office:value="186.16">
            <text:p>186,16</text:p>
          </table:table-cell>
          <table:table-cell table:style-name="ce19" office:value-type="percentage" office:value="0.0865075861428007">
            <text:p>8,65%</text:p>
          </table:table-cell>
          <table:table-cell table:style-name="Default" office:value-type="float" office:value="2151.95">
            <text:p>2151,9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Tozia     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4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13.02">
            <text:p>213,02</text:p>
          </table:table-cell>
          <table:table-cell table:style-name="Default" office:value-type="float" office:value="9.63">
            <text:p>9,63</text:p>
          </table:table-cell>
          <table:table-cell table:style-name="Default" office:value-type="float" office:value="0.86">
            <text:p>0,86</text:p>
          </table:table-cell>
          <table:table-cell table:style-name="Default"/>
          <table:table-cell table:style-name="ce17" office:value-type="float" office:value="223.51">
            <text:p>223,51</text:p>
          </table:table-cell>
          <table:table-cell table:style-name="ce19" office:value-type="percentage" office:value="0.107059888586058">
            <text:p>10,71%</text:p>
          </table:table-cell>
          <table:table-cell table:style-name="Default" office:value-type="float" office:value="2087.71">
            <text:p>2087,7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Duchity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5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9.38">
            <text:p>159,38</text:p>
          </table:table-cell>
          <table:table-cell table:style-name="Default" office:value-type="float" office:value="21.49">
            <text:p>21,49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7" office:value-type="float" office:value="181.29">
            <text:p>181,29</text:p>
          </table:table-cell>
          <table:table-cell table:style-name="ce19" office:value-type="percentage" office:value="0.100722262347908">
            <text:p>10,07%</text:p>
          </table:table-cell>
          <table:table-cell table:style-name="Default" office:value-type="float" office:value="1799.9">
            <text:p>1799,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es Iles Cayemittes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estel</text:p>
          </table:table-cell>
          <table:table-cell table:style-name="Default" office:value-type="string">
            <text:p>Département de la Grand'Anse</text:p>
          </table:table-cell>
          <table:table-cell table:style-name="Default" office:value-type="string">
            <text:p>834-06</text:p>
          </table:table-cell>
          <table:table-cell table:style-name="Default"/>
          <table:table-cell table:style-name="Default" office:value-type="float" office:value="8">
            <text:p>8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.36">
            <text:p>28,3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8.36">
            <text:p>28,36</text:p>
          </table:table-cell>
          <table:table-cell table:style-name="ce19" office:value-type="percentage" office:value="0.0630923248053393">
            <text:p>6,31%</text:p>
          </table:table-cell>
          <table:table-cell table:style-name="Default" office:value-type="float" office:value="449.5">
            <text:p>449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udin 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35.86">
            <text:p>35,86</text:p>
          </table:table-cell>
          <table:table-cell table:style-name="Default" office:value-type="float" office:value="1.24">
            <text:p>1,24</text:p>
          </table:table-cell>
          <table:table-cell table:style-name="Default"/>
          <table:table-cell table:style-name="ce17" office:value-type="float" office:value="180.1">
            <text:p>180,1</text:p>
          </table:table-cell>
          <table:table-cell table:style-name="ce19" office:value-type="percentage" office:value="0.108362765566994">
            <text:p>10,84%</text:p>
          </table:table-cell>
          <table:table-cell table:style-name="Default" office:value-type="float" office:value="1662.01">
            <text:p>1662,0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La Pointe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3.9">
            <text:p>463,9</text:p>
          </table:table-cell>
          <table:table-cell table:style-name="Default" office:value-type="float" office:value="41.94">
            <text:p>41,94</text:p>
          </table:table-cell>
          <table:table-cell table:style-name="Default" office:value-type="float" office:value="2.45">
            <text:p>2,45</text:p>
          </table:table-cell>
          <table:table-cell table:style-name="Default"/>
          <table:table-cell table:style-name="ce17" office:value-type="float" office:value="508.29">
            <text:p>508,29</text:p>
          </table:table-cell>
          <table:table-cell table:style-name="ce19" office:value-type="percentage" office:value="0.293819438824468">
            <text:p>29,38%</text:p>
          </table:table-cell>
          <table:table-cell table:style-name="Default" office:value-type="float" office:value="1729.94">
            <text:p>1729,9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Aubert      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8.64">
            <text:p>58,64</text:p>
          </table:table-cell>
          <table:table-cell table:style-name="Default" office:value-type="float" office:value="5.27">
            <text:p>5,2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63.91">
            <text:p>63,91</text:p>
          </table:table-cell>
          <table:table-cell table:style-name="ce19" office:value-type="percentage" office:value="0.069899705789065">
            <text:p>6,99%</text:p>
          </table:table-cell>
          <table:table-cell table:style-name="Default" office:value-type="float" office:value="914.31">
            <text:p>914,3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 Corne          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5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08.4">
            <text:p>808,4</text:p>
          </table:table-cell>
          <table:table-cell table:style-name="Default" office:value-type="float" office:value="5.44">
            <text:p>5,4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13.84">
            <text:p>813,84</text:p>
          </table:table-cell>
          <table:table-cell table:style-name="ce19" office:value-type="percentage" office:value="0.268408034035817">
            <text:p>26,84%</text:p>
          </table:table-cell>
          <table:table-cell table:style-name="Default" office:value-type="float" office:value="3032.1">
            <text:p>3032,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Mahotière 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6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11.39">
            <text:p>1511,39</text:p>
          </table:table-cell>
          <table:table-cell table:style-name="Default" office:value-type="float" office:value="621.73">
            <text:p>621,73</text:p>
          </table:table-cell>
          <table:table-cell table:style-name="Default" office:value-type="float" office:value="103.01">
            <text:p>103,01</text:p>
          </table:table-cell>
          <table:table-cell table:style-name="Default"/>
          <table:table-cell table:style-name="ce17" office:value-type="float" office:value="2236.13">
            <text:p>2236,13</text:p>
          </table:table-cell>
          <table:table-cell table:style-name="ce19" office:value-type="percentage" office:value="0.39261553480222">
            <text:p>39,26%</text:p>
          </table:table-cell>
          <table:table-cell table:style-name="Default" office:value-type="float" office:value="5695.47">
            <text:p>5695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as des moustiques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ort-de-Paix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1-07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332.11">
            <text:p>1332,11</text:p>
          </table:table-cell>
          <table:table-cell table:style-name="Default" office:value-type="float" office:value="181.16">
            <text:p>181,16</text:p>
          </table:table-cell>
          <table:table-cell table:style-name="Default" office:value-type="float" office:value="0.03">
            <text:p>0,03</text:p>
          </table:table-cell>
          <table:table-cell table:style-name="Default"/>
          <table:table-cell table:style-name="ce17" office:value-type="float" office:value="1513.3">
            <text:p>1513,3</text:p>
          </table:table-cell>
          <table:table-cell table:style-name="ce19" office:value-type="percentage" office:value="0.394234326235222">
            <text:p>39,42%</text:p>
          </table:table-cell>
          <table:table-cell table:style-name="Default" office:value-type="float" office:value="3838.58">
            <text:p>3838,5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ointe des Oiseaux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 Tortu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2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8.85">
            <text:p>338,85</text:p>
          </table:table-cell>
          <table:table-cell table:style-name="Default" office:value-type="float" office:value="2.46">
            <text:p>2,4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41.31">
            <text:p>341,31</text:p>
          </table:table-cell>
          <table:table-cell table:style-name="ce19" office:value-type="percentage" office:value="0.0648273189855097">
            <text:p>6,48%</text:p>
          </table:table-cell>
          <table:table-cell table:style-name="Default" office:value-type="float" office:value="5264.91">
            <text:p>5264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re Rouge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la Tortu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2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00.92">
            <text:p>200,92</text:p>
          </table:table-cell>
          <table:table-cell table:style-name="Default" office:value-type="float" office:value="0.67">
            <text:p>0,67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01.59">
            <text:p>201,59</text:p>
          </table:table-cell>
          <table:table-cell table:style-name="ce19" office:value-type="percentage" office:value="0.0484570379166286">
            <text:p>4,85%</text:p>
          </table:table-cell>
          <table:table-cell table:style-name="Default" office:value-type="float" office:value="4160.18">
            <text:p>4160,1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 Plate      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ssin Bleu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3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2.9">
            <text:p>92,9</text:p>
          </table:table-cell>
          <table:table-cell table:style-name="Default" office:value-type="float" office:value="3.26">
            <text:p>3,26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17" office:value-type="float" office:value="96.57">
            <text:p>96,57</text:p>
          </table:table-cell>
          <table:table-cell table:style-name="ce19" office:value-type="percentage" office:value="0.052271767724335">
            <text:p>5,23%</text:p>
          </table:table-cell>
          <table:table-cell table:style-name="Default" office:value-type="float" office:value="1847.46">
            <text:p>1847,4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Carreau Datty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ssin Bleu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3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2.93">
            <text:p>342,93</text:p>
          </table:table-cell>
          <table:table-cell table:style-name="Default" office:value-type="float" office:value="24.78">
            <text:p>24,78</text:p>
          </table:table-cell>
          <table:table-cell table:style-name="Default" office:value-type="float" office:value="2.94">
            <text:p>2,94</text:p>
          </table:table-cell>
          <table:table-cell table:style-name="Default"/>
          <table:table-cell table:style-name="ce17" office:value-type="float" office:value="370.65">
            <text:p>370,65</text:p>
          </table:table-cell>
          <table:table-cell table:style-name="ce19" office:value-type="percentage" office:value="0.295489333205778">
            <text:p>29,55%</text:p>
          </table:table-cell>
          <table:table-cell table:style-name="Default" office:value-type="float" office:value="1254.36">
            <text:p>1254,3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Haut des Moustiques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ssin Bleu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3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529.42">
            <text:p>529,42</text:p>
          </table:table-cell>
          <table:table-cell table:style-name="Default" office:value-type="float" office:value="1.2">
            <text:p>1,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30.62">
            <text:p>530,62</text:p>
          </table:table-cell>
          <table:table-cell table:style-name="ce19" office:value-type="percentage" office:value="0.219948849104859">
            <text:p>21,99%</text:p>
          </table:table-cell>
          <table:table-cell table:style-name="Default" office:value-type="float" office:value="2412.47">
            <text:p>2412,4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ion Chansolme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nsolm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4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8">
            <text:p>18</text:p>
          </table:table-cell>
          <table:table-cell table:style-name="ce15" office:value-type="float" office:value="0">
            <text:p>0</text:p>
          </table:table-cell>
          <table:table-cell table:style-name="Default"/>
          <table:table-cell table:style-name="ce17" office:value-type="float" office:value="173">
            <text:p>173</text:p>
          </table:table-cell>
          <table:table-cell table:style-name="ce19" office:value-type="percentage" office:value="0.102877599443391">
            <text:p>10,29%</text:p>
          </table:table-cell>
          <table:table-cell table:style-name="Default" office:value-type="float" office:value="1681.61">
            <text:p>1681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Source Beauvoir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Chansolm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14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16.23">
            <text:p>116,23</text:p>
          </table:table-cell>
          <table:table-cell table:style-name="Default" office:value-type="float" office:value="20.01">
            <text:p>20,0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36.24">
            <text:p>136,24</text:p>
          </table:table-cell>
          <table:table-cell table:style-name="ce19" office:value-type="percentage" office:value="0.0814774059278042">
            <text:p>8,15%</text:p>
          </table:table-cell>
          <table:table-cell table:style-name="Default" office:value-type="float" office:value="1672.12">
            <text:p>1672,1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Rivière des Nègres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7.93">
            <text:p>37,93</text:p>
          </table:table-cell>
          <table:table-cell table:style-name="Default" office:value-type="float" office:value="5.57">
            <text:p>5,57</text:p>
          </table:table-cell>
          <table:table-cell table:style-name="Default" office:value-type="float" office:value="0.01">
            <text:p>0,01</text:p>
          </table:table-cell>
          <table:table-cell table:style-name="Default"/>
          <table:table-cell table:style-name="ce17" office:value-type="float" office:value="43.51">
            <text:p>43,51</text:p>
          </table:table-cell>
          <table:table-cell table:style-name="ce19" office:value-type="percentage" office:value="0.0408771056265913">
            <text:p>4,09%</text:p>
          </table:table-cell>
          <table:table-cell table:style-name="Default" office:value-type="float" office:value="1064.41">
            <text:p>1064,4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erourvay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2">
            <text:p>12</text:p>
          </table:table-cell>
          <table:table-cell table:style-name="ce19" office:value-type="percentage" office:value="0.0104369607570276">
            <text:p>1,04%</text:p>
          </table:table-cell>
          <table:table-cell table:style-name="Default" office:value-type="float" office:value="1149.76">
            <text:p>1149,7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es Granges                       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96.23">
            <text:p>96,23</text:p>
          </table:table-cell>
          <table:table-cell table:style-name="Default" office:value-type="float" office:value="16.05">
            <text:p>16,05</text:p>
          </table:table-cell>
          <table:table-cell table:style-name="Default" office:value-type="float" office:value="1.08">
            <text:p>1,08</text:p>
          </table:table-cell>
          <table:table-cell table:style-name="Default"/>
          <table:table-cell table:style-name="ce17" office:value-type="float" office:value="113.36">
            <text:p>113,36</text:p>
          </table:table-cell>
          <table:table-cell table:style-name="ce19" office:value-type="percentage" office:value="0.0487412662581963">
            <text:p>4,87%</text:p>
          </table:table-cell>
          <table:table-cell table:style-name="Default" office:value-type="float" office:value="2325.75">
            <text:p>2325,7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Rivière des Barres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4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86.53">
            <text:p>86,53</text:p>
          </table:table-cell>
          <table:table-cell table:style-name="Default" office:value-type="float" office:value="0.74">
            <text:p>0,7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87.27">
            <text:p>87,27</text:p>
          </table:table-cell>
          <table:table-cell table:style-name="ce19" office:value-type="percentage" office:value="0.0636236385110013">
            <text:p>6,36%</text:p>
          </table:table-cell>
          <table:table-cell table:style-name="Default" office:value-type="float" office:value="1371.66">
            <text:p>1371,6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ème Sect. Bonneau                             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5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6.19">
            <text:p>36,19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ce17" office:value-type="float" office:value="36.38">
            <text:p>36,38</text:p>
          </table:table-cell>
          <table:table-cell table:style-name="ce19" office:value-type="percentage" office:value="0.0576645691007941">
            <text:p>5,77%</text:p>
          </table:table-cell>
          <table:table-cell table:style-name="Default" office:value-type="float" office:value="630.89">
            <text:p>630,8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ème Sect. Lafague (Chamoise)                  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Saint-Louis du Nord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1-06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95">
            <text:p>26,9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7.01">
            <text:p>27,01</text:p>
          </table:table-cell>
          <table:table-cell table:style-name="ce19" office:value-type="percentage" office:value="0.0233484898255563">
            <text:p>2,33%</text:p>
          </table:table-cell>
          <table:table-cell table:style-name="Default" office:value-type="float" office:value="1156.82">
            <text:p>1156,8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Bas de Sainte-Anne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-à-Foleur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2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.18">
            <text:p>3,18</text:p>
          </table:table-cell>
          <table:table-cell table:style-name="Default" office:value-type="float" office:value="48.87">
            <text:p>48,87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52.15">
            <text:p>52,15</text:p>
          </table:table-cell>
          <table:table-cell table:style-name="ce19" office:value-type="percentage" office:value="0.0346162015771447">
            <text:p>3,46%</text:p>
          </table:table-cell>
          <table:table-cell table:style-name="Default" office:value-type="float" office:value="1506.52">
            <text:p>1506,52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yance   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-à-Foleur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2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.07">
            <text:p>12,07</text:p>
          </table:table-cell>
          <table:table-cell table:style-name="Default" office:value-type="float" office:value="13.64">
            <text:p>13,64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5.71">
            <text:p>25,71</text:p>
          </table:table-cell>
          <table:table-cell table:style-name="ce19" office:value-type="percentage" office:value="0.0672526092756808">
            <text:p>6,73%</text:p>
          </table:table-cell>
          <table:table-cell table:style-name="Default" office:value-type="float" office:value="382.29">
            <text:p>382,2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Côtes de Fer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'Anse-à-Foleur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22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7.61">
            <text:p>7,61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7.94">
            <text:p>7,94</text:p>
          </table:table-cell>
          <table:table-cell table:style-name="ce19" office:value-type="percentage" office:value="0.0389980353634578">
            <text:p>3,90%</text:p>
          </table:table-cell>
          <table:table-cell table:style-name="Default" office:value-type="float" office:value="203.6">
            <text:p>203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de Côtes de Fer                      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Mole Saint-Nicola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1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5.66">
            <text:p>125,66</text:p>
          </table:table-cell>
          <table:table-cell table:style-name="Default" office:value-type="float" office:value="96.9">
            <text:p>96,9</text:p>
          </table:table-cell>
          <table:table-cell table:style-name="Default" office:value-type="float" office:value="0.22">
            <text:p>0,22</text:p>
          </table:table-cell>
          <table:table-cell table:style-name="Default"/>
          <table:table-cell table:style-name="ce17" office:value-type="float" office:value="222.78">
            <text:p>222,78</text:p>
          </table:table-cell>
          <table:table-cell table:style-name="ce19" office:value-type="percentage" office:value="0.0982331438750899">
            <text:p>9,82%</text:p>
          </table:table-cell>
          <table:table-cell table:style-name="Default" office:value-type="float" office:value="2267.87">
            <text:p>2267,8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Mare-Rouge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Mole Saint-Nicola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1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07.7">
            <text:p>107,7</text:p>
          </table:table-cell>
          <table:table-cell table:style-name="Default" office:value-type="float" office:value="6.93">
            <text:p>6,9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14.63">
            <text:p>114,63</text:p>
          </table:table-cell>
          <table:table-cell table:style-name="ce19" office:value-type="percentage" office:value="0.0803152916447714">
            <text:p>8,03%</text:p>
          </table:table-cell>
          <table:table-cell table:style-name="Default" office:value-type="float" office:value="1427.25">
            <text:p>1427,2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Damé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u Mole Saint-Nicola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1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7.04">
            <text:p>67,04</text:p>
          </table:table-cell>
          <table:table-cell table:style-name="Default" office:value-type="float" office:value="36.29">
            <text:p>36,29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ce17" office:value-type="float" office:value="103.43">
            <text:p>103,43</text:p>
          </table:table-cell>
          <table:table-cell table:style-name="ce19" office:value-type="percentage" office:value="0.143736624141861">
            <text:p>14,37%</text:p>
          </table:table-cell>
          <table:table-cell table:style-name="Default" office:value-type="float" office:value="719.58">
            <text:p>719,5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Citerne Rémy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e de Henn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2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3.37">
            <text:p>33,3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6.37">
            <text:p>36,37</text:p>
          </table:table-cell>
          <table:table-cell table:style-name="ce19" office:value-type="percentage" office:value="0.0823502773689573">
            <text:p>8,24%</text:p>
          </table:table-cell>
          <table:table-cell table:style-name="Default" office:value-type="float" office:value="441.65">
            <text:p>441,6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os d'Ane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e de Henn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2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6.45">
            <text:p>26,45</text:p>
          </table:table-cell>
          <table:table-cell table:style-name="Default" office:value-type="float" office:value="14.98">
            <text:p>14,98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.43">
            <text:p>41,43</text:p>
          </table:table-cell>
          <table:table-cell table:style-name="ce19" office:value-type="percentage" office:value="0.07368346168211">
            <text:p>7,37%</text:p>
          </table:table-cell>
          <table:table-cell table:style-name="Default" office:value-type="float" office:value="562.27">
            <text:p>562,27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Réserve (Ti paradis) 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e de Henn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2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40.4">
            <text:p>340,4</text:p>
          </table:table-cell>
          <table:table-cell table:style-name="Default" office:value-type="float" office:value="67.42">
            <text:p>67,4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07.82">
            <text:p>407,82</text:p>
          </table:table-cell>
          <table:table-cell table:style-name="ce19" office:value-type="percentage" office:value="0.148136578278242">
            <text:p>14,81%</text:p>
          </table:table-cell>
          <table:table-cell table:style-name="Default" office:value-type="float" office:value="2753">
            <text:p>275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'Estère Dere                           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aie de Henne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2-04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8.26">
            <text:p>38,26</text:p>
          </table:table-cell>
          <table:table-cell table:style-name="Default" office:value-type="float" office:value="11.43">
            <text:p>11,4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9.69">
            <text:p>49,69</text:p>
          </table:table-cell>
          <table:table-cell table:style-name="ce19" office:value-type="percentage" office:value="0.0823868817667833">
            <text:p>8,24%</text:p>
          </table:table-cell>
          <table:table-cell table:style-name="Default" office:value-type="float" office:value="603.13">
            <text:p>603,1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Plate Forme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mbardopoli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3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42.8">
            <text:p>242,8</text:p>
          </table:table-cell>
          <table:table-cell table:style-name="Default" office:value-type="float" office:value="225.81">
            <text:p>225,81</text:p>
          </table:table-cell>
          <table:table-cell table:style-name="Default" office:value-type="float" office:value="1.24">
            <text:p>1,24</text:p>
          </table:table-cell>
          <table:table-cell table:style-name="Default"/>
          <table:table-cell table:style-name="ce17" office:value-type="float" office:value="469.85">
            <text:p>469,85</text:p>
          </table:table-cell>
          <table:table-cell table:style-name="ce19" office:value-type="percentage" office:value="0.126952861134078">
            <text:p>12,70%</text:p>
          </table:table-cell>
          <table:table-cell table:style-name="Default" office:value-type="float" office:value="3700.98">
            <text:p>3700,9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des Forges                          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mbardopoli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3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93.54">
            <text:p>493,54</text:p>
          </table:table-cell>
          <table:table-cell table:style-name="Default" office:value-type="float" office:value="84.62">
            <text:p>84,6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78.16">
            <text:p>578,16</text:p>
          </table:table-cell>
          <table:table-cell table:style-name="ce19" office:value-type="percentage" office:value="0.168429638908715">
            <text:p>16,84%</text:p>
          </table:table-cell>
          <table:table-cell table:style-name="Default" office:value-type="float" office:value="3432.65">
            <text:p>3432,6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ème Sect. Plaine d'Orange 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Bombardopolis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3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11.17">
            <text:p>311,17</text:p>
          </table:table-cell>
          <table:table-cell table:style-name="Default" office:value-type="float" office:value="132.72">
            <text:p>132,7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43.89">
            <text:p>443,89</text:p>
          </table:table-cell>
          <table:table-cell table:style-name="ce19" office:value-type="percentage" office:value="0.149307599420112">
            <text:p>14,93%</text:p>
          </table:table-cell>
          <table:table-cell table:style-name="Default" office:value-type="float" office:value="2972.99">
            <text:p>2972,9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1ère Sect. Lacoma</text:p>
          </table:table-cell>
          <table:table-cell table:style-name="ce3" office:value-type="string">
            <text:p>1èr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1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11.66">
            <text:p>1211,66</text:p>
          </table:table-cell>
          <table:table-cell table:style-name="Default" office:value-type="float" office:value="2941.71">
            <text:p>2941,71</text:p>
          </table:table-cell>
          <table:table-cell table:style-name="Default" office:value-type="float" office:value="1.9">
            <text:p>1,9</text:p>
          </table:table-cell>
          <table:table-cell table:style-name="Default"/>
          <table:table-cell table:style-name="ce17" office:value-type="float" office:value="4155.27">
            <text:p>4155,27</text:p>
          </table:table-cell>
          <table:table-cell table:style-name="ce19" office:value-type="percentage" office:value="0.381855023985002">
            <text:p>38,19%</text:p>
          </table:table-cell>
          <table:table-cell table:style-name="Default" office:value-type="float" office:value="10881.8">
            <text:p>10881,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e Sect. Guinaudée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2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231.84">
            <text:p>1231,84</text:p>
          </table:table-cell>
          <table:table-cell table:style-name="Default" office:value-type="float" office:value="494.63">
            <text:p>494,6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1726.47">
            <text:p>1726,47</text:p>
          </table:table-cell>
          <table:table-cell table:style-name="ce19" office:value-type="percentage" office:value="0.388316344432349">
            <text:p>38,83%</text:p>
          </table:table-cell>
          <table:table-cell table:style-name="Default" office:value-type="float" office:value="4446.04">
            <text:p>4446,0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3e Sect. Vieille Hatte</text:p>
          </table:table-cell>
          <table:table-cell table:style-name="ce3" office:value-type="string">
            <text:p>3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3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64.97">
            <text:p>664,97</text:p>
          </table:table-cell>
          <table:table-cell table:style-name="Default" office:value-type="float" office:value="207.04">
            <text:p>207,04</text:p>
          </table:table-cell>
          <table:table-cell table:style-name="Default" office:value-type="float" office:value="9.89">
            <text:p>9,89</text:p>
          </table:table-cell>
          <table:table-cell table:style-name="Default"/>
          <table:table-cell table:style-name="ce17" office:value-type="float" office:value="881.9">
            <text:p>881,9</text:p>
          </table:table-cell>
          <table:table-cell table:style-name="ce19" office:value-type="percentage" office:value="0.184598703476166">
            <text:p>18,46%</text:p>
          </table:table-cell>
          <table:table-cell table:style-name="Default" office:value-type="float" office:value="4777.39">
            <text:p>4777,39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e Sect. La Montagne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4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1.56">
            <text:p>281,56</text:p>
          </table:table-cell>
          <table:table-cell table:style-name="Default" office:value-type="float" office:value="134.85">
            <text:p>134,85</text:p>
          </table:table-cell>
          <table:table-cell table:style-name="Default" office:value-type="float" office:value="0.27">
            <text:p>0,27</text:p>
          </table:table-cell>
          <table:table-cell table:style-name="Default"/>
          <table:table-cell table:style-name="ce17" office:value-type="float" office:value="416.68">
            <text:p>416,68</text:p>
          </table:table-cell>
          <table:table-cell table:style-name="ce19" office:value-type="percentage" office:value="0.160787188886745">
            <text:p>16,08%</text:p>
          </table:table-cell>
          <table:table-cell table:style-name="Default" office:value-type="float" office:value="2591.5">
            <text:p>2591,5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5e Sect. Dessources</text:p>
          </table:table-cell>
          <table:table-cell table:style-name="ce3" office:value-type="string">
            <text:p>5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5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359.83">
            <text:p>359,83</text:p>
          </table:table-cell>
          <table:table-cell table:style-name="Default" office:value-type="float" office:value="273.8">
            <text:p>273,8</text:p>
          </table:table-cell>
          <table:table-cell table:style-name="Default" office:value-type="float" office:value="4.58">
            <text:p>4,58</text:p>
          </table:table-cell>
          <table:table-cell table:style-name="Default"/>
          <table:table-cell table:style-name="ce17" office:value-type="float" office:value="638.21">
            <text:p>638,21</text:p>
          </table:table-cell>
          <table:table-cell table:style-name="ce19" office:value-type="percentage" office:value="0.426922022061529">
            <text:p>42,69%</text:p>
          </table:table-cell>
          <table:table-cell table:style-name="Default" office:value-type="float" office:value="1494.91">
            <text:p>1494,9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6e Sect. Grande Source</text:p>
          </table:table-cell>
          <table:table-cell table:style-name="ce3" office:value-type="string">
            <text:p>6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6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189.92">
            <text:p>189,92</text:p>
          </table:table-cell>
          <table:table-cell table:style-name="Default" office:value-type="float" office:value="283.15">
            <text:p>283,15</text:p>
          </table:table-cell>
          <table:table-cell table:style-name="Default" office:value-type="float" office:value="0.57">
            <text:p>0,57</text:p>
          </table:table-cell>
          <table:table-cell table:style-name="Default"/>
          <table:table-cell table:style-name="ce17" office:value-type="float" office:value="473.64">
            <text:p>473,64</text:p>
          </table:table-cell>
          <table:table-cell table:style-name="ce19" office:value-type="percentage" office:value="0.266747765556626">
            <text:p>26,67%</text:p>
          </table:table-cell>
          <table:table-cell table:style-name="Default" office:value-type="float" office:value="1775.61">
            <text:p>1775,6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7e Diondion</text:p>
          </table:table-cell>
          <table:table-cell table:style-name="ce3" office:value-type="string">
            <text:p>7ème</text:p>
          </table:table-cell>
          <table:table-cell table:style-name="Default"/>
          <table:table-cell table:style-name="Default" office:value-type="string">
            <text:p>Commune de Jean Rabel</text:p>
          </table:table-cell>
          <table:table-cell table:style-name="Default" office:value-type="string">
            <text:p>Département du Nord'Ouest</text:p>
          </table:table-cell>
          <table:table-cell table:style-name="Default" office:value-type="string">
            <text:p>934-07</text:p>
          </table:table-cell>
          <table:table-cell table:style-name="Default"/>
          <table:table-cell table:style-name="Default" office:value-type="float" office:value="9">
            <text:p>9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64.51">
            <text:p>464,51</text:p>
          </table:table-cell>
          <table:table-cell table:style-name="Default" office:value-type="float" office:value="53.16">
            <text:p>53,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17.67">
            <text:p>517,67</text:p>
          </table:table-cell>
          <table:table-cell table:style-name="ce19" office:value-type="percentage" office:value="0.23708157965844">
            <text:p>23,71%</text:p>
          </table:table-cell>
          <table:table-cell table:style-name="Default" office:value-type="float" office:value="2183.51">
            <text:p>2183,51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43380">
            <text:p>43380</text:p>
          </table:table-cell>
          <table:table-cell table:style-name="ce3" office:value-type="float" office:value="43380">
            <text:p>43380</text:p>
          </table:table-cell>
          <table:table-cell table:style-name="Default"/>
          <table:table-cell table:style-name="Default" office:value-type="string">
            <text:p>Commune de Terrier-Rouge</text:p>
          </table:table-cell>
          <table:table-cell table:style-name="Default" office:value-type="string">
            <text:p>Département du Nord-Est</text:p>
          </table:table-cell>
          <table:table-cell table:style-name="Default"/>
          <table:table-cell table:style-name="ce12" office:value-type="string">
            <text:p>43380 inexistant</text:p>
          </table:table-cell>
          <table:table-cell table:style-name="ce12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2.18">
            <text:p>272,18</text:p>
          </table:table-cell>
          <table:table-cell table:style-name="Default" office:value-type="float" office:value="314.12">
            <text:p>314,12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586.3">
            <text:p>586,3</text:p>
          </table:table-cell>
          <table:table-cell table:style-name="ce19" office:value-type="percentage" office:value="0.225875300499291">
            <text:p>22,59%</text:p>
          </table:table-cell>
          <table:table-cell table:style-name="Default" office:value-type="float" office:value="2595.68">
            <text:p>2595,68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54206">
            <text:p>54206</text:p>
          </table:table-cell>
          <table:table-cell table:style-name="ce3" office:value-type="float" office:value="54206">
            <text:p>54206</text:p>
          </table:table-cell>
          <table:table-cell table:style-name="Default"/>
          <table:table-cell table:style-name="Default" office:value-type="string">
            <text:p>Commune de Pt. Riv. de l'Artibonite</text:p>
          </table:table-cell>
          <table:table-cell table:style-name="Default" office:value-type="string">
            <text:p>Département de l'Artibonite</text:p>
          </table:table-cell>
          <table:table-cell table:style-name="Default"/>
          <table:table-cell table:style-name="ce10" office:value-type="string">
            <text:p>54206 déjà existant</text:p>
          </table:table-cell>
          <table:table-cell table:style-name="ce10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620.75">
            <text:p>620,75</text:p>
          </table:table-cell>
          <table:table-cell table:style-name="Default" office:value-type="float" office:value="0.91">
            <text:p>0,91</text:p>
          </table:table-cell>
          <table:table-cell table:style-name="Default" office:value-type="float" office:value="1.08">
            <text:p>1,08</text:p>
          </table:table-cell>
          <table:table-cell table:style-name="Default"/>
          <table:table-cell table:style-name="ce17" office:value-type="float" office:value="622.74">
            <text:p>622,74</text:p>
          </table:table-cell>
          <table:table-cell table:style-name="ce19" office:value-type="percentage" office:value="0.309629880073984">
            <text:p>30,96%</text:p>
          </table:table-cell>
          <table:table-cell table:style-name="Default" office:value-type="float" office:value="2011.24">
            <text:p>2011,24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La Hoye 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Thomonde </text:p>
          </table:table-cell>
          <table:table-cell table:style-name="Default" office:value-type="string">
            <text:p>Département du centre</text:p>
          </table:table-cell>
          <table:table-cell table:style-name="Default"/>
          <table:table-cell table:style-name="ce10" office:value-type="string">
            <text:p>4ème Sect. La Hoye - thomonde pas de 4 section existant</text:p>
          </table:table-cell>
          <table:table-cell table:style-name="ce10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83.96">
            <text:p>283,96</text:p>
          </table:table-cell>
          <table:table-cell table:style-name="Default" office:value-type="float" office:value="43.79">
            <text:p>43,79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327.75">
            <text:p>327,75</text:p>
          </table:table-cell>
          <table:table-cell table:style-name="ce19" office:value-type="percentage" office:value="0.234080390812479">
            <text:p>23,41%</text:p>
          </table:table-cell>
          <table:table-cell table:style-name="Default" office:value-type="float" office:value="1400.16">
            <text:p>1400,1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float" office:value="82202">
            <text:p>82202</text:p>
          </table:table-cell>
          <table:table-cell table:style-name="ce3" office:value-type="float" office:value="82202">
            <text:p>82202</text:p>
          </table:table-cell>
          <table:table-cell table:style-name="Default"/>
          <table:table-cell table:style-name="Default" office:value-type="string">
            <text:p>Commune de Dame Marie</text:p>
          </table:table-cell>
          <table:table-cell table:style-name="Default" office:value-type="string">
            <text:p>Département de la Grand'Anse</text:p>
          </table:table-cell>
          <table:table-cell table:style-name="ce10"/>
          <table:table-cell table:style-name="ce13" office:value-type="string">
            <text:p>82202 déjà existant</text:p>
          </table:table-cell>
          <table:table-cell table:style-name="ce13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2.86">
            <text:p>22,8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22.86">
            <text:p>22,86</text:p>
          </table:table-cell>
          <table:table-cell table:style-name="ce19" office:value-type="percentage" office:value="0.0213121020295908">
            <text:p>2,13%</text:p>
          </table:table-cell>
          <table:table-cell table:style-name="Default" office:value-type="float" office:value="1072.63">
            <text:p>1072,63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4ème Sect. Saint-Michel</text:p>
          </table:table-cell>
          <table:table-cell table:style-name="ce3" office:value-type="string">
            <text:p>4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Miragoane</text:p>
          </table:table-cell>
          <table:table-cell table:style-name="Default" office:value-type="string">
            <text:p>Département des Nippes</text:p>
          </table:table-cell>
          <table:table-cell table:style-name="ce5"/>
          <table:table-cell table:style-name="ce14" office:value-type="string">
            <text:p>4ème Sect. Saint-Michel 1011-04 Pemerle ?</text:p>
          </table:table-cell>
          <table:table-cell table:style-name="ce14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409.51">
            <text:p>409,51</text:p>
          </table:table-cell>
          <table:table-cell table:style-name="Default" office:value-type="float" office:value="2.13">
            <text:p>2,13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ce17" office:value-type="float" office:value="411.64">
            <text:p>411,64</text:p>
          </table:table-cell>
          <table:table-cell table:style-name="ce19" office:value-type="percentage" office:value="0.391069732091963">
            <text:p>39,11%</text:p>
          </table:table-cell>
          <table:table-cell table:style-name="Default" office:value-type="float" office:value="1052.6">
            <text:p>1052,6</text:p>
          </table:table-cell>
          <table:table-cell table:style-name="Default" table:number-columns-repeated="1002"/>
          <table:table-cell table:number-columns-repeated="2"/>
        </table:table-row>
        <table:table-row table:style-name="ro1">
          <table:table-cell table:style-name="Default" office:value-type="string">
            <text:p>2ème Sect. Bézin II</text:p>
          </table:table-cell>
          <table:table-cell table:style-name="ce3" office:value-type="string">
            <text:p>2ème</text:p>
          </table:table-cell>
          <table:table-cell table:style-name="Default" office:value-type="string">
            <text:p>Sect.</text:p>
          </table:table-cell>
          <table:table-cell table:style-name="Default" office:value-type="string">
            <text:p>Commune de Paillant</text:p>
          </table:table-cell>
          <table:table-cell table:style-name="Default" office:value-type="string">
            <text:p>Département des Nippes</text:p>
          </table:table-cell>
          <table:table-cell table:style-name="Default"/>
          <table:table-cell table:style-name="Default" office:value-type="string">
            <text:p>2ème Sect. Bézin II 1012-02 Bouzi ?</text:p>
          </table:table-cell>
          <table:table-cell table:style-name="Default"/>
          <table:table-cell table:style-name="Default" office:value-type="string">
            <text:p>C1</text:p>
          </table:table-cell>
          <table:table-cell table:style-name="Default" office:value-type="string">
            <text:p>Maïs</text:p>
          </table:table-cell>
          <table:table-cell table:style-name="Default" office:value-type="float" office:value="276.43">
            <text:p>276,43</text:p>
          </table:table-cell>
          <table:table-cell table:style-name="Default" office:value-type="float" office:value="4.09">
            <text:p>4,09</text:p>
          </table:table-cell>
          <table:table-cell table:style-name="Default" office:value-type="float" office:value="3.36">
            <text:p>3,36</text:p>
          </table:table-cell>
          <table:table-cell table:style-name="Default"/>
          <table:table-cell table:style-name="ce17" office:value-type="float" office:value="283.88">
            <text:p>283,88</text:p>
          </table:table-cell>
          <table:table-cell table:style-name="ce19" office:value-type="percentage" office:value="0.441932872532536">
            <text:p>44,19%</text:p>
          </table:table-cell>
          <table:table-cell table:style-name="Default" office:value-type="float" office:value="642.36">
            <text:p>642,36</text:p>
          </table:table-cell>
          <table:table-cell table:style-name="Default" table:number-columns-repeated="1002"/>
          <table:table-cell table:number-columns-repeated="2"/>
        </table:table-row>
        <table:table-row table:style-name="ro1" table:number-rows-repeated="111">
          <table:table-cell table:style-name="Default" table:number-columns-repeated="14"/>
          <table:table-cell table:style-name="ce17"/>
          <table:table-cell table:style-name="ce19"/>
          <table:table-cell table:style-name="Default" table:number-columns-repeated="1003"/>
          <table:table-cell table:number-columns-repeated="2"/>
        </table:table-row>
        <table:table-row table:style-name="ro1" table:number-rows-repeated="98913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percentage-style style:name="N107">
      <number:number number:decimal-places="5" number:min-integer-digits="1"/>
      <number:text>%</number:text>
    </number:percentage-style>
    <number:number-style style:name="N108">
      <number:number number:decimal-places="0" number:min-integer-digits="0"/>
    </number:number-style>
    <number:number-style style:name="N109">
      <number:number number:decimal-places="0" number:min-integer-digits="3"/>
    </number:number-style>
    <number:number-style style:name="N110">
      <number:number number:decimal-places="3" number:min-integer-digits="1"/>
    </number:number-style>
    <number:percentage-style style:name="N111">
      <number:number number:decimal-places="4" number:min-integer-digits="1"/>
      <number:text>%</number:text>
    </number:percentage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phin </meta:initial-creator>
    <meta:creation-date>2013-10-17T13:48:59</meta:creation-date>
    <meta:generator>LibreOffice/4.0.2.2$Linux_x86 LibreOffice_project/400m0$Build-2</meta:generator>
    <meta:document-statistic meta:table-count="1" meta:cell-count="8605" meta:object-count="0"/>
  </office:meta>
</office:document-meta>
</file>